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02cm" fo:margin-left="0cm" fo:margin-right="15.598cm" table:align="margins"/>
    </style:style>
    <style:style style:name="Table1.A" style:family="table-column">
      <style:table-column-properties style:column-width="0.529cm" style:rel-column-width="24730*"/>
    </style:style>
    <style:style style:name="Table1.B" style:family="table-column">
      <style:table-column-properties style:column-width="0.423cm" style:rel-column-width="19784*"/>
    </style:style>
    <style:style style:name="Table1.C" style:family="table-column">
      <style:table-column-properties style:column-width="0.45cm" style:rel-column-width="21021*"/>
    </style:style>
    <style:style style:name="Table1.A1" style:family="table-cell" style:data-style-name="N0">
      <style:table-cell-properties fo:padding="0.097cm" fo:border-left="0.002cm solid #000000" fo:border-right="none" fo:border-top="0.002cm solid #000000" fo:border-bottom="0.002cm solid #000000"/>
    </style:style>
    <style:style style:name="Table1.C1" style:family="table-cell" style:data-style-name="N0">
      <style:table-cell-properties fo:padding="0.097cm" fo:border="0.002cm solid #000000"/>
    </style:style>
    <style:style style:name="Table2" style:family="table">
      <style:table-properties style:width="1.402cm" fo:margin-left="0cm" fo:margin-right="15.598cm" table:align="margins"/>
    </style:style>
    <style:style style:name="Table2.A" style:family="table-column">
      <style:table-column-properties style:column-width="0.529cm" style:rel-column-width="24730*"/>
    </style:style>
    <style:style style:name="Table2.B" style:family="table-column">
      <style:table-column-properties style:column-width="0.423cm" style:rel-column-width="19784*"/>
    </style:style>
    <style:style style:name="Table2.C" style:family="table-column">
      <style:table-column-properties style:column-width="0.45cm" style:rel-column-width="21021*"/>
    </style:style>
    <style:style style:name="Table2.A1" style:family="table-cell" style:data-style-name="N0">
      <style:table-cell-properties fo:padding="0.097cm" fo:border-left="0.002cm solid #000000" fo:border-right="none" fo:border-top="0.002cm solid #000000" fo:border-bottom="0.002cm solid #000000"/>
    </style:style>
    <style:style style:name="Table2.C1" style:family="table-cell" style:data-style-name="N0">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background-color="#ffff00"/>
    </style:style>
    <style:style style:name="P2" style:family="paragraph" style:parent-style-name="Standard">
      <style:text-properties fo:language="en" fo:country="none"/>
    </style:style>
    <style:style style:name="P3" style:family="paragraph" style:parent-style-name="Standard">
      <style:text-properties fo:language="en" fo:country="none" fo:background-color="#ffff00"/>
    </style:style>
    <style:style style:name="P4" style:family="paragraph" style:parent-style-name="Standard">
      <style:text-properties fo:language="en" fo:country="none" style:text-underline-style="solid" style:text-underline-width="auto" style:text-underline-color="font-color"/>
    </style:style>
    <style:style style:name="P5" style:family="paragraph" style:parent-style-name="Standard">
      <style:text-properties fo:language="en" fo:country="none" style:text-underline-style="none"/>
    </style:style>
    <style:style style:name="P6" style:family="paragraph" style:parent-style-name="Standard">
      <style:text-properties fo:color="#000000"/>
    </style:style>
    <style:style style:name="P7" style:family="paragraph" style:parent-style-name="Standard">
      <style:text-properties style:text-underline-style="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none"/>
    </style:style>
    <style:style style:name="P10" style:family="paragraph" style:parent-style-name="Table_20_Contents">
      <style:text-properties fo:font-weight="bold" style:font-weight-asian="bold" style:font-weight-complex="bold"/>
    </style:style>
    <style:style style:name="P11" style:family="paragraph" style:parent-style-name="Text_20_body">
      <style:text-properties fo:language="en" fo:country="none"/>
    </style:style>
    <style:style style:name="P12" style:family="paragraph" style:parent-style-name="Text_20_body" style:list-style-name="L2"/>
    <style:style style:name="P13" style:family="paragraph" style:parent-style-name="Standard" style:list-style-name="L1"/>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fo:language="en" fo:country="none"/>
    </style:style>
    <style:style style:name="T3" style:family="text">
      <style:text-properties fo:language="en" fo:country="none"/>
    </style:style>
    <style:style style:name="T4" style:family="text">
      <style:text-properties fo:language="en" fo:country="none" style:text-underline-style="solid" style:text-underline-width="auto" style:text-underline-color="font-color"/>
    </style:style>
    <style:style style:name="T5" style:family="text">
      <style:text-properties fo:language="en" fo:country="none" style:text-underline-style="none"/>
    </style:style>
    <style:style style:name="T6" style:family="text">
      <style:text-properties fo:language="en" fo:country="none" fo:background-color="#ffff00"/>
    </style:style>
    <style:style style:name="T7" style:family="text">
      <style:text-properties fo:language="en" fo:country="none" fo:background-color="#ffcc99"/>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background-color="#ffff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style:text-line-through-style="solid" fo:language="en" fo:country="none"/>
    </style:style>
    <style:style style:name="T13" style:family="text">
      <style:text-properties fo:font-weight="bold" style:font-weight-asian="bold" style:font-weight-complex="bold"/>
    </style:style>
    <style:style style:name="T14" style:family="text">
      <style:text-properties fo:background-color="#ffff00"/>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color="#0000ff"/>
    </style:style>
    <style:style style:name="T18" style:family="text">
      <style:text-properties fo:color="#ff0000"/>
    </style:style>
    <style:style style:name="T19" style:family="text">
      <style:text-properties fo:color="#ff0000" fo:language="en" fo:country="none"/>
    </style:style>
    <style:style style:name="T20" style:family="text">
      <style:text-properties fo:color="#008000"/>
    </style:style>
    <style:style style:name="T21" style:family="text">
      <style:text-properties fo:color="#008000" fo:language="en" fo:country="none"/>
    </style:style>
    <style:style style:name="T22" style:family="text">
      <style:text-properties fo:color="#008000" fo:language="en" fo:country="none" style:text-underline-style="none"/>
    </style:style>
    <style:style style:name="T23" style:family="text">
      <style:text-properties fo:color="#008000" style:text-underline-style="none"/>
    </style:style>
    <style:style style:name="T24"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position="super 58%"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ek 3 Notes</text:p>
      <text:p text:style-name="Standard"/>
      <text:p text:style-name="Standard">-Structured Data</text:p>
      <text:p text:style-name="Standard">-from strings to lists</text:p>
      <text:p text:style-name="Standard"><text:tab/>&gt; String – sequence of characters (only), e.g., “yabba!”</text:p>
      <text:p text:style-name="Standard"><text:tab/><text:tab/>→ can give it a name by assigning a variable – s=”yabba!”</text:p>
      <text:p text:style-name="Standard"><text:tab/><text:tab/>→ s[0] = “y”</text:p>
      <text:p text:style-name="Standard"><text:tab/><text:tab/>→ s[2:4] = “bb”</text:p>
      <text:p text:style-name="Standard"><text:tab/>&gt;List – sequence of anything – characters, numbers, etc. </text:p>
      <text:p text:style-name="Standard"><text:tab/><text:tab/>→ uses square brackets , items separated by commas – </text:p>
      <text:p text:style-name="Standard"><text:tab/><text:tab/><text:tab/>p = [“y”, “a”, “b”, “b”, “a”, “!”]</text:p>
      <text:p text:style-name="Standard"><text:tab/><text:tab/>→ p[0] = “y”</text:p>
      <text:p text:style-name="Standard"><text:tab/><text:tab/>→ p[2:4] = [“b”, “b”] <text:s/>– this does not return a substring, as was the case with a <text:tab/><text:tab/><text:tab/><text:tab/>string; instead, it returns a list containing those elements (in this case, the 3<text:span text:style-name="T1">rd</text:span> <text:tab/><text:tab/><text:tab/>and 4<text:span text:style-name="T1">th</text:span> elements)</text:p>
      <text:p text:style-name="Standard"><text:tab/>&gt;general grammar for constructing a list – &lt;list&gt; → [&lt;expression&gt;, &lt;expression&gt;, . . . ]</text:p>
      <text:p text:style-name="Standard"><text:tab/>&gt;list can have any number of <text:s/>elements, including none – [] = the empty list</text:p>
      <text:p text:style-name="Standard">-Quiz 1: Stooges – Define a variable, stooges, whose value is a list of the names of the Three <text:tab/>Stooges: "Moe", "Larry", and "Curly." </text:p>
      <text:p text:style-name="Standard"/>
      <text:p text:style-name="Standard"><text:tab/><office:annotation><dc:creator>Unknown Author</dc:creator><dc:date>2012-06-18T13:38:24.05</dc:date><text:p text:style-name="P14"><text:span text:style-name="T24">To store that list in a variable, we need an assignment</text:span></text:p></office:annotation>stooges = [“Moe”, “Larry”, “Curly”]<office:annotation><dc:creator>Unknown Author</dc:creator><dc:date>2012-06-18T13:38:08.05</dc:date><text:p text:style-name="P14"><text:span text:style-name="T24">Elements here are three strings, each of the names</text:span></text:p></office:annotation></text:p>
      <text:p text:style-name="Standard"/>
      <text:p text:style-name="Standard"><text:tab/>print stooges will yield [“Moe”, “Larry”, “Curly”] – the full list, in square brackets</text:p>
      <text:p text:style-name="Standard">-<text:bookmark text:name="Quiz:_Days_in_a_Month"/>Quiz 2: Days in a Month<text:bookmark text:name="line-1-2"/><text:bookmark text:name="line-23"/><text:bookmark text:name="line-22"/><text:bookmark text:name="line-21"/> – Given the variable<text:bookmark text:name="line-24"/> <text:s/><text:span text:style-name="T3">days_in_month = [31, 28, 31, 30, 31, 30, 31, 31, 30, <text:tab/>31, 30, 31] </text:span>define a procedure, <text:span text:style-name="Strong_20_Emphasis">how_many_day</text:span>s, that takes as input a number representing <text:tab/>a month, and outputs the number of days in that month. </text:p>
      <text:p text:style-name="Standard"/>
      <text:p text:style-name="Standard"><text:tab/>def how_many_days(n):</text:p>
      <text:p text:style-name="Standard"><text:tab/><text:tab/>print days_in_month[n-1]<office:annotation><dc:creator>Unknown Author</dc:creator><dc:date>2012-06-18T13:47:20.05</dc:date><text:p text:style-name="P14"><text:span text:style-name="T24">n-1 is needed here because the months are numbered 1-12, so there's no 0</text:span><text:span text:style-name="T27">th</text:span><text:span text:style-name="T24"> month to pick up the first list element of 31 – originally tried n+1, but that won't give the right output (e.g., you'll get 30 days for March), plus you'll run out of no. of days elements – eg days_in_month[12+1] doesn't correspond to anything, since there are only 12 elements in the list</text:span></text:p></office:annotation></text:p>
      <text:p text:style-name="Standard"><text:tab/></text:p>
      <text:p text:style-name="Standard"><text:tab/>&gt; if you pass in a number here that doesn't work – e.g., 14, which does not correspond to nay <text:tab/><text:tab/>month – you'll get an error saying that the list index is out of range, i.e., that you're <text:tab/><text:tab/>looking for a list element that doesn't exist</text:p>
      <text:p text:style-name="Standard"/>
      <text:p text:style-name="Standard">- Nested lists</text:p>
      <text:p text:style-name="Standard"><text:tab/>&gt; thus far, our list elements have all been of the same kind – in quiz 1, they're all strings, and <text:tab/><text:tab/><text:tab/>in quiz 2, they're all numbers</text:p>
      <text:p text:style-name="Standard"><text:tab/>&gt; no restriction on types of list elements, though – we can make all the elements of one kind, <text:tab/><text:tab/>or we can mix and match within a list<text:bookmark text:name="CA-742259612f8302187a10fc53f826c507559f89e9"/>, e.g.,<text:span text:style-name="T3"> mixed_up = [“apples”, 3, “oranges”, 27]</text:span></text:p>
      <text:p text:style-name="P8"><text:span text:style-name="T3"><text:tab/><text:tab/>&gt;&gt; we can also have a list within a list – mixed_up = [“apples”, 2, “oranges”, 27, [1, <text:tab/><text:tab/><text:tab/>2, [“alpha”, “beta”]]] -- here, we have a list with an element (the 5</text:span><text:span text:style-name="T2">th</text:span><text:span text:style-name="T3"> elelment) <text:tab/><text:tab/><text:tab/>that's a list, and that list-element itself contains a list</text:span></text:p>
      <text:p text:style-name="P9"><text:tab/>&gt; this shows the versatility of lists, b/c we can put whatever we want in them, but it doesn't <text:tab/><text:tab/>see especially useful, b/c there's no structure to the list</text:p>
      <text:p text:style-name="P2"><text:tab/>&gt; beatles = [“John”, “Paul”, “George”, “Ringo”] vs.</text:p>
      <text:p text:style-name="Standard"><text:span text:style-name="T3"><text:tab/> <text:s text:c="2"/>beatles = [ [“John”, 1940], [“Paul”, 1942], [“George”, 1943], [“Ringo”, 1940]</text:span><text:span text:style-name="T3"><office:annotation><dc:creator>Unknown Author</dc:creator><dc:date>2012-06-18T14:11:01.05</dc:date><text:p text:style-name="P14"><text:span text:style-name="T25">In this list, each element is itself a list containing two elements</text:span></text:p></office:annotation></text:span><text:span text:style-name="T3">]</text:span></text:p>
      <text:p text:style-name="P2"><text:tab/><text:tab/>&gt;&gt; if you have to break a long list on a line in the Python interpreter, make sure to do <text:tab/><text:tab/><text:tab/>so at a comma so that the interpreter knows that it's still dealing with a list</text:p>
      <text:p text:style-name="P2"><text:tab/><text:tab/>&gt;&gt;indent the continuing list line in a way that makes the structure clear, so that you <text:tab/><text:tab/><text:tab/>can see that both lines are part of the same list</text:p>
      <text:p text:style-name="P2"><text:tab/><text:tab/>&gt;&gt; print beatles[3] yields [“Ringo”, 1940] – the element itself is a pair</text:p>
      <text:p text:style-name="Standard"><text:soft-page-break/><text:span text:style-name="T3"><text:tab/><text:tab/> <text:s text:c="2"/>print beatles[3][0] yields Ringo -- it gives the 0</text:span><text:span text:style-name="T2">th</text:span><text:span text:style-name="T3"> position of the element at <text:tab/><text:tab/><text:tab/><text:tab/>position 3 – and print beatles[3] [1] yields 1940</text:span></text:p>
      <text:p text:style-name="P2"/>
      <text:p text:style-name="Standard"><text:span text:style-name="T3">-</text:span><text:bookmark text:name="Quiz:_Countries"/><text:span text:style-name="T3">Quiz 4: Countries</text:span><text:bookmark text:name="line-1-15"/><text:bookmark text:name="line-73"/><text:bookmark text:name="line-72"/><text:bookmark text:name="line-71"/><text:span text:style-name="T3"> -- </text:span>Given the variable countries defined as: <text:span text:style-name="T3"><text:s/></text:span></text:p>
      <text:p text:style-name="P2"><text:bookmark text:name="line-1-17"/><text:bookmark text:name="CA-d49367af80defe2c47cc1f0a50657192349f1914_1"/><text:tab/>countries = [['China', 'Beijing', 1350],</text:p>
      <text:p text:style-name="P2"><text:bookmark text:name="line-2-6"/><text:bookmark text:name="CA-d49367af80defe2c47cc1f0a50657192349f1914_2"/><text:s text:c="16"/><text:tab/> <text:s text:c="7"/>['India', 'Delhi', 1220],</text:p>
      <text:p text:style-name="Standard"><text:s/><text:span text:style-name="T3"><text:s text:c="30"/>['Romania', 'Bucharest', 21]</text:span></text:p>
      <text:p text:style-name="P2"><text:s text:c="31"/>['United States', 'Washington', 307]]</text:p>
      <text:p text:style-name="Text_20_body"><text:bookmark text:name="line-80"/><text:tab/>Each list contains the name of a country, its capital, and its approximate population in <text:tab/>millions. </text:p>
      <text:p text:style-name="Text_20_body"><text:tab/>a) Write code to print out the capital of India.</text:p>
      <text:p text:style-name="Text_20_body"><text:tab/><text:tab/>Print countries [1][1]<office:annotation><dc:creator>Unknown Author</dc:creator><dc:date>2012-06-18T14:17:58.06</dc:date><text:p text:style-name="P14"><text:span text:style-name="T24">We need the second element of countries (lists indexed starting from 0), and then the second element of that list at place 1 in countries</text:span></text:p></office:annotation></text:p>
      <text:p text:style-name="Text_20_body">-<text:bookmark text:name="Quiz:_Relative_Size"/>Quiz 5: Relative Size<text:bookmark text:name="line-1-18"/><text:bookmark text:name="line-89"/><text:bookmark text:name="line-88"/><text:bookmark text:name="line-87"/> – What multiple of Romania's population is the population of China? To <text:tab/>solve this, you need to divide the population of China by the population of Romania.</text:p>
      <text:p text:style-name="Standard"><text:tab/><text:span text:style-name="T3">countries = [['China', 'Beijing', 1350],</text:span></text:p>
      <text:p text:style-name="P2"><text:s text:c="16"/><text:tab/> <text:s text:c="7"/>['India', 'Delhi', 1220],</text:p>
      <text:p text:style-name="Standard"><text:s/><text:span text:style-name="T3"><text:s text:c="30"/>['Romania', 'Bucharest', 21]</text:span></text:p>
      <text:p text:style-name="P2"><text:s text:c="31"/>['United States', 'Washington', 307]]</text:p>
      <text:p text:style-name="P2"><text:tab/></text:p>
      <text:p text:style-name="P2"><text:tab/>cpop = countries[0][2]</text:p>
      <text:p text:style-name="P2"><text:tab/>rpop = countries[2][2]</text:p>
      <text:p text:style-name="P2"><text:tab/>relative = cpop/rpop</text:p>
      <text:p text:style-name="P2"><text:tab/>print relative</text:p>
      <text:p text:style-name="P2"/>
      <text:p text:style-name="P2"><text:tab/>Alternative</text:p>
      <text:p text:style-name="Standard"><text:span text:style-name="T3"><text:tab/><text:tab/>print countries [0][2]/countries[2][2]</text:span><text:span text:style-name="T3"><office:annotation><dc:creator>Unknown Author</dc:creator><dc:date>2012-06-18T14:28:22.06</dc:date><text:p text:style-name="P14"><text:span text:style-name="T25">For more exact result, make Romania 21.0, which yields 64.blahblah, instead of just 64</text:span></text:p></office:annotation></text:span></text:p>
      <text:p text:style-name="P11">-Mutation</text:p>
      <text:p text:style-name="Standard"><text:span text:style-name="Strong_20_Emphasis"><text:span text:style-name="T3"><text:tab/></text:span></text:span><text:span text:style-name="T3">&gt;</text:span><text:span text:style-name="T3">means changing the value of an object. Lists support mutation. This is the second main <text:tab/><text:tab/>difference between strings and lists.</text:span><text:bookmark text:name="line-95"/><text:bookmark text:name="line-94"/><text:span text:style-name="T3"><office:annotation><dc:creator>Unknown Author</dc:creator><dc:date>2012-06-18T14:32:29.06</dc:date><text:p text:style-name="P14"><text:span text:style-name="T25">Recall first difference – string is made up of characters, whereas a list can hold anything we choose</text:span></text:p></office:annotation></text:span></text:p>
      <text:p text:style-name="Standard"><text:tab/>&gt; It might have seemed like we could change the value of strings by changing the variable <text:tab/><text:tab/>assignment, e.g.: <text:bookmark text:name="line-97"/><text:bookmark text:name="line-96"/></text:p>
      <text:p text:style-name="Standard"><text:span text:style-name="T3"><text:s/></text:span><text:bookmark text:name="CA-bfe669b471915a5374950ed53c9524dc36ac9026"/><text:span text:style-name="T3"><text:tab/><text:tab/><text:tab/>#1 </text:span><text:bookmark text:name="line-1-20"/><text:bookmark text:name="CA-bfe669b471915a5374950ed53c9524dc36ac9026_1"/><text:span text:style-name="T3">s = 'Hello'</text:span></text:p>
      <text:p text:style-name="Standard"><text:s text:c="3"/><text:tab/><text:tab/><text:tab/>#<text:span text:style-name="T3">2 </text:span><text:bookmark text:name="line-2-7"/><text:bookmark text:name="CA-bfe669b471915a5374950ed53c9524dc36ac9026_2"/><text:span text:style-name="T3">s = 'Yello'</text:span><text:span text:style-name="T3"><office:annotation><dc:creator>Unknown Author</dc:creator><dc:date>2012-06-18T14:34:20.06</dc:date><text:p text:style-name="P14"><text:span text:style-name="T25">Executing this statement creates a new string &amp; assigns it as the value of s; this doesn't change the initial string “Hello” -- it's still off in space someplace, not assigned to s, just the same as it was before (although we no longer have a way to refer to it, and to refer to both it and Yello, we would need to assign a new variable to one of them)</text:span></text:p></office:annotation></text:span></text:p>
      <text:p text:style-name="Standard"><text:bookmark text:name="line-101"/><text:tab/><text:tab/>However, this expression <text:span text:style-name="T8">changes the value the variable s refers to</text:span>, but does not <text:tab/><text:tab/><text:tab/>change the value of the string Hello.</text:p>
      <text:p text:style-name="Standard"><text:tab/>&gt; As another example, consider string concatenation: <text:bookmark text:name="line-103"/><text:bookmark text:name="line-102"/></text:p>
      <text:p text:style-name="Standard"><text:bookmark text:name="CA-0514b0963fa05220e4da31ed297269cf992c3faa"/><text:span text:style-name="T3"><text:tab/><text:tab/>#1 </text:span><text:bookmark text:name="line-1-22"/><text:bookmark text:name="CA-0514b0963fa05220e4da31ed297269cf992c3faa_1"/><text:span text:style-name="T3">s = s + 'w'</text:span></text:p>
      <text:p text:style-name="Standard"><text:bookmark text:name="line-106"/><text:tab/><text:tab/>This operation may look like it is changing the value of the string, but that's not what <text:tab/><text:tab/>happens. It is not modifying the value of any string, but <text:span text:style-name="T8">instead is creating a new</text:span> <text:tab/><text:tab/><text:span text:style-name="T11">string,</text:span> Yellow, and assigning the variable <text:span text:style-name="Strong_20_Emphasis">s</text:span> to refer to that new string <text:span text:style-name="T11">(so this is kind <text:tab/><text:tab/>of just a fancier version of the example above) – when this code is executed, it <text:tab/><text:tab/><text:tab/>creates a new string “w” and then uses it to create the new string “Yellow” and the <text:tab/><text:tab/>assignment changes what s refers to, so that it's assigned to this new concatenated <text:tab/><text:tab/>string</text:span></text:p>
      <text:p text:style-name="Standard"><text:span text:style-name="T11"><text:tab/></text:span>&gt; so how is what we can do with lists different? </text:p>
      <text:p text:style-name="Standard"><text:tab/>&gt; Lists can be mutated, thus changing the value of an existing list. Here is a list: <text:bookmark text:name="line-110"/><text:bookmark text:name="line-109"/></text:p>
      <text:p text:style-name="Standard"><text:bookmark text:name="CA-f450fe648833956f52b69f5512f0b0d187758a38"/><text:span text:style-name="T3"><text:tab/><text:tab/>#1 </text:span><text:bookmark text:name="line-1-24"/><text:bookmark text:name="CA-f450fe648833956f52b69f5512f0b0d187758a38_1"/><text:span text:style-name="T3">p = ['H', 'e', 'l', 'l', 'o']</text:span><text:span text:style-name="T3"><office:annotation><dc:creator>Unknown Author</dc:creator><dc:date>2012-06-18T14:41:26.07</dc:date><text:p text:style-name="P14"><text:span text:style-name="T25">Contains five one-letter strings</text:span></text:p></office:annotation></text:span></text:p>
      <text:p text:style-name="Standard"><text:bookmark text:name="line-113"/><text:tab/><text:tab/>** now we could just assign p to a new list, a la p=[“Y”,”e”,”l”,”l”,”o”] – that would <text:tab/><text:tab/><text:tab/>be just like what we were doing with strings, above</text:p>
      <text:p text:style-name="Standard"><text:tab/><text:tab/>** instead, we're going to mutate the list that we already have by modifying the value <text:soft-page-break/><text:tab/><text:tab/><text:tab/>of its elements: </text:p>
      <text:p text:style-name="Standard"><text:bookmark text:name="CA-a1f4000eccf701c65a77bd07d039a31b217d9af2"/><text:s text:c="2"/><text:tab/><text:tab/><text:tab/><text:tab/># <text:span text:style-name="T3">1 </text:span><text:bookmark text:name="line-1-26"/><text:bookmark text:name="CA-a1f4000eccf701c65a77bd07d039a31b217d9af2_1"/><text:span text:style-name="T3">p[0] = 'Y' </text:span></text:p>
      <text:p text:style-name="Standard"><text:span text:style-name="T3"><text:tab/><text:tab/><text:tab/>note that the indexing is on the LEFT here – it is not calling for a value to be <text:tab/><text:tab/><text:tab/>returned; instead, it says “find the 0</text:span><text:span text:style-name="T2">th</text:span><text:span text:style-name="T3"> position and put whatever's on the right <text:tab/><text:tab/><text:tab/>side of this assignment in that place</text:span><text:bookmark text:name="line-118"/><text:span text:style-name="T3"> – t</text:span>his expression replaces the value in <text:tab/><text:tab/><text:tab/>position 0 of p with the string 'Y'. </text:p>
      <text:p text:style-name="Standard"><text:tab/><text:tab/>** After the assignment, the value of p has changed: </text:p>
      <text:p text:style-name="Standard"><text:bookmark text:name="CA-37a69513f323e764b7d46a2ee427c2a5596d7e75"/><text:span text:style-name="T3"><text:tab/><text:tab/><text:tab/>1 </text:span><text:bookmark text:name="line-1-28"/><text:bookmark text:name="CA-37a69513f323e764b7d46a2ee427c2a5596d7e75_1"/><text:span text:style-name="T3">print p</text:span></text:p>
      <text:p text:style-name="Standard"><text:s text:c="3"/><text:tab/><text:tab/><text:tab/><text:span text:style-name="T3">2 </text:span><text:bookmark text:name="line-2-8"/><text:bookmark text:name="CA-37a69513f323e764b7d46a2ee427c2a5596d7e75_2"/><text:span text:style-name="T3">['H', 'e', 'l', 'l', 'o']</text:span></text:p>
      <text:p text:style-name="Standard"><text:s text:c="2"/><text:tab/><text:tab/> <text:tab/><text:span text:style-name="T3">3 </text:span><text:bookmark text:name="line-3-4"/><text:bookmark text:name="CA-37a69513f323e764b7d46a2ee427c2a5596d7e75_3"/></text:p>
      <text:p text:style-name="Standard"><text:s text:c="3"/><text:tab/><text:tab/><text:tab/><text:span text:style-name="T3">4 </text:span><text:bookmark text:name="line-4-4"/><text:bookmark text:name="CA-37a69513f323e764b7d46a2ee427c2a5596d7e75_4"/><text:span text:style-name="T3">p[0] = 'Y'</text:span></text:p>
      <text:p text:style-name="Standard"><text:s text:c="3"/><text:tab/><text:tab/><text:tab/><text:span text:style-name="T3">5 </text:span><text:bookmark text:name="line-5-2"/><text:bookmark text:name="CA-37a69513f323e764b7d46a2ee427c2a5596d7e75_5"/><text:span text:style-name="T3">print p</text:span></text:p>
      <text:p text:style-name="Standard"><text:s text:c="3"/><text:tab/><text:tab/><text:tab/><text:span text:style-name="T3">6 </text:span><text:bookmark text:name="line-6-2"/><text:bookmark text:name="CA-37a69513f323e764b7d46a2ee427c2a5596d7e75_6"/><text:span text:style-name="T3">['Y', 'e', 'l', 'l', 'o']</text:span></text:p>
      <text:p text:style-name="P2"><text:tab/>&gt;you can change other values the same way – e.g., p[4]=”!” on the string above yields <text:tab/><text:tab/><text:tab/>[“Y”,”e”,”l”,”l”,”!”]</text:p>
      <text:p text:style-name="Standard"><text:span text:style-name="T3">-</text:span><text:bookmark text:name="Quiz:_Different_Stooges"/><text:span text:style-name="T3">Quiz 6: Different Stooges</text:span><text:bookmark text:name="line-1-29"/><text:bookmark text:name="line-131"/><text:bookmark text:name="line-130"/><text:bookmark text:name="line-129"/><text:span text:style-name="T3"> <text:s/>-- </text:span>Previously, you defined<text:bookmark text:name="line-1-31"/><text:bookmark text:name="CA-1346253513602cc56a30d03fb9ff59661e112932_1"/><text:bookmark text:name="CA-1346253513602cc56a30d03fb9ff59661e112932"/><text:bookmark text:name="line-1-30"/><text:bookmark text:name="line-134"/><text:bookmark text:name="line-133"/> <text:span text:style-name="T3">stooges = ['Moe', 'Larry', 'Curly']</text:span><text:bookmark text:name="line-135"/><text:span text:style-name="T3">. </text:span>In some <text:tab/>Stooges films, though, Curly was replaced by Shemp. Write one line of code that changes <text:tab/>the value of stooges to be<text:bookmark text:name="line-1-33"/><text:bookmark text:name="CA-a56592a2531dd1acc64bfafdf80ad510fe1be077_1"/> <text:span text:style-name="T3">['Moe', 'Larry', 'Shemp']</text:span><text:bookmark text:name="line-140"/><text:span text:style-name="T3"> </text:span>but does not create a new list object.</text:p>
      <text:p text:style-name="Standard"/>
      <text:p text:style-name="Standard"><text:tab/><text:tab/>stooges[2]=”Shemp”<office:annotation><dc:creator>Unknown Author</dc:creator><dc:date>2012-06-18T14:59:40.07</dc:date><text:p text:style-name="P14"><text:span text:style-name="T24">One assignment that replaces position 2 in stooges with the string “Shemp”</text:span></text:p></office:annotation></text:p>
      <text:p text:style-name="Standard"><text:span text:style-name="T3">-</text:span><text:bookmark text:name="Aliasing"/><text:span text:style-name="T3">Aliasing</text:span></text:p>
      <text:p text:style-name="Standard"><text:bookmark text:name="line-145"/><text:tab/>&gt; Now that you know how a mutation modifies an existing list object, you will really be able <text:tab/><text:tab/>to see how this is differs from strings when you introduce a new variable. <text:bookmark text:name="line-147"/><text:bookmark text:name="line-146"/></text:p>
      <text:p text:style-name="Standard"><text:bookmark text:name="CA-4a8bd231361900ed39ff60019283906d01fd4893"/><text:span text:style-name="T3"><text:tab/><text:tab/><text:tab/>1 </text:span><text:bookmark text:name="line-1-35"/><text:bookmark text:name="CA-4a8bd231361900ed39ff60019283906d01fd4893_1"/><text:span text:style-name="T3">p = ['H', 'e', 'l', 'l', 'o']</text:span></text:p>
      <text:p text:style-name="Standard"><text:s text:c="3"/><text:tab/><text:tab/><text:tab/><text:span text:style-name="T3">2 </text:span><text:bookmark text:name="line-2-9"/><text:bookmark text:name="CA-4a8bd231361900ed39ff60019283906d01fd4893_2"/><text:span text:style-name="T3">p[0] = 'Y'</text:span></text:p>
      <text:p text:style-name="Standard"><text:s text:c="3"/><text:tab/><text:tab/><text:tab/><text:span text:style-name="T3">3 </text:span><text:bookmark text:name="line-3-5"/><text:bookmark text:name="CA-4a8bd231361900ed39ff60019283906d01fd4893_3"/><text:span text:style-name="T3">q = p</text:span></text:p>
      <text:p text:style-name="Standard"><text:bookmark text:name="line-152"/><text:tab/><text:tab/>After this assignment,<text:span text:style-name="T8"> p and q refer to the same list</text:span>: ['Y', 'e', 'l', 'l', 'o'].</text:p>
      <text:p text:style-name="Standard"><text:bookmark text:name="line-154"/><text:bookmark text:name="line-153"/><text:tab/>&gt; Suppose we use an assignment statement to modify one of the elements of q: <text:bookmark text:name="line-156"/><text:bookmark text:name="line-155"/></text:p>
      <text:p text:style-name="Standard"><text:bookmark text:name="CA-0db5d589b2a1c641aaf2d38cc2e980ad551975e8"/><text:span text:style-name="T3"><text:tab/><text:tab/><text:tab/></text:span> <text:span text:style-name="T3">1 </text:span><text:bookmark text:name="line-1-37"/><text:bookmark text:name="CA-0db5d589b2a1c641aaf2d38cc2e980ad551975e8_1"/><text:span text:style-name="T3">q[4] = '!'</text:span></text:p>
      <text:p text:style-name="Standard"><text:bookmark text:name="line-159"/><text:tab/><text:tab/>This also changes the value of p, even though the assignment statement did not <text:tab/><text:tab/><text:tab/>include p: <text:bookmark text:name="line-161"/><text:bookmark text:name="line-160"/></text:p>
      <text:p text:style-name="Standard"><text:bookmark text:name="CA-3aa5c2382bc46c6d7a9c64a22c2b5cb50b87e39b"/><text:span text:style-name="T3"><text:tab/><text:tab/><text:tab/>1 </text:span><text:bookmark text:name="line-1-39"/><text:bookmark text:name="CA-3aa5c2382bc46c6d7a9c64a22c2b5cb50b87e39b_1"/><text:span text:style-name="T3">print p</text:span></text:p>
      <text:p text:style-name="Standard"><text:s text:c="3"/><text:tab/><text:tab/><text:tab/><text:span text:style-name="T3">2 </text:span><text:bookmark text:name="line-2-10"/><text:bookmark text:name="CA-3aa5c2382bc46c6d7a9c64a22c2b5cb50b87e39b_2"/><text:span text:style-name="T3">['Y', 'e', 'l', 'l', 'o']</text:span></text:p>
      <text:p text:style-name="Standard"><text:bookmark text:name="line-165"/><text:tab/><text:tab/>After the q = p assignment, the names p and q refer to the same list, so anything we <text:tab/><text:tab/>do that mutates that list changes that value both variables refer to.</text:p>
      <text:p text:style-name="Standard"><text:tab/>&gt; This isn't what happens with strings – example</text:p>
      <text:p text:style-name="Standard"><text:tab/><text:tab/>s=”Hello”</text:p>
      <text:p text:style-name="Standard"><text:tab/><text:tab/>s=”Yello”</text:p>
      <text:p text:style-name="Standard"><text:tab/><text:tab/>s=s+”w”</text:p>
      <text:p text:style-name="Standard"><text:s text:c="2"/><text:tab/><text:tab/>print s yields Yellow</text:p>
      <text:p text:style-name="Standard"><text:tab/><text:tab/>s=t</text:p>
      <text:p text:style-name="Standard"><text:tab/><text:tab/>print s yields Yellow</text:p>
      <text:p text:style-name="Standard"><text:tab/><text:tab/>print t yields Yellow</text:p>
      <text:p text:style-name="Standard"><text:tab/><text:tab/>s=s+ish</text:p>
      <text:p text:style-name="Standard"><text:tab/><text:tab/>print s yields Yellowish</text:p>
      <text:p text:style-name="Standard"><text:tab/><text:tab/>print t yields Yellow</text:p>
      <text:p text:style-name="Standard"><text:tab/><text:tab/><text:tab/>A change to s does not entail the same change in t, vs. p and q in the mutation <text:tab/><text:tab/><text:tab/>example above</text:p>
      <text:p text:style-name="Standard">- Strings are Immutable</text:p>
      <text:p text:style-name="Standard"><text:tab/>&gt;Note that we cannot mutate strings, since they are immutable objects – if you try mutating <text:tab/><text:tab/>a string in the interpreter, you'll get an error<text:line-break/><text:tab/><text:tab/>#!highlight python s = 'Hello' s[0] = 'Y' 'str' object does not support item assignment <text:line-break/><text:soft-page-break/>-Mutable and immutable objects</text:p>
      <text:p text:style-name="Standard"><text:tab/>&gt;The key difference between mutable and immutable objects, is that <text:span text:style-name="T8">once an object is</text:span> <text:tab/><text:tab/><text:tab/><text:span text:style-name="T8">mutable, you have to worry about other variables that might refer to the same object</text:span>. <text:tab/><text:tab/>You can change the value of that object and it affects not just variable you think you <text:tab/><text:tab/>changed, but other variables that refer to the same object as well.</text:p>
      <text:p text:style-name="Standard"/>
      <text:p text:style-name="Standard"><text:tab/>&gt;example:</text:p>
      <text:p text:style-name="Standard"><text:tab/><text:tab/><text:span text:style-name="T3">p = ['H', 'e', 'l', 'l', 'o']</text:span></text:p>
      <text:p text:style-name="P2"><text:tab/><text:tab/>p=q</text:p>
      <text:p text:style-name="P2"><text:tab/><text:tab/>print p,q yields ['H', 'e', 'l', 'l', 'o']['H', 'e', 'l', 'l', 'o']</text:p>
      <text:p text:style-name="Standard"><text:span text:style-name="T3"><text:tab/><text:tab/>p[0]='Y'</text:span><text:span text:style-name="T3"><office:annotation><dc:creator>Unknown Author</dc:creator><dc:date>2012-06-18T15:18:15.08</dc:date><text:p text:style-name="P14"><text:span text:style-name="T25">This assignment changes the value of p</text:span></text:p></office:annotation></text:span></text:p>
      <text:p text:style-name="Standard"><text:bookmark text:name="line-167"/><text:bookmark text:name="line-166"/><text:tab/><text:tab/>print p yields <text:span text:style-name="T3">['Y', 'e', 'l', 'l', 'o']</text:span></text:p>
      <text:p text:style-name="Standard"><text:span text:style-name="T3"><text:tab/><text:tab/>print q ALSO yields ['Y', 'e', 'l', 'l', 'o']</text:span><text:span text:style-name="T3"><office:annotation><dc:creator>Unknown Author</dc:creator><dc:date>2012-06-18T15:19:43.08</dc:date><text:p text:style-name="P14"><text:span text:style-name="T25">Even though q is not mentioned in the assignment, the assignment changes the value of q because q refers to the same object as p</text:span></text:p></office:annotation></text:span></text:p>
      <text:p text:style-name="Standard">-Aliasing</text:p>
      <text:p text:style-name="Standard"><text:tab/>&gt; It is called aliasing when there are two names that refer to the same object – e.g., “James <text:tab/><text:tab/>Bond” and “007” both refer to the same person</text:p>
      <text:p text:style-name="Standard"><text:tab/><text:bookmark text:name="Aliasing1"/>&gt; Aliasing is very useful, but also can be very confusing since one mutation can impact <text:tab/><text:tab/><text:tab/>many variables. If something happens that changes the state of the object, it affects <text:tab/><text:tab/>the state of the object for all names that refer to that object<text:bookmark text:name="line-169"/><text:bookmark text:name="line-168"/> – so anything that changes <text:tab/><text:tab/>the person picked out by “James Bond” or “007” changes that person with regard to <text:tab/><text:tab/>both variables; e.g., if James Bond loses a hand, then 007 has lost a hand, too, <text:tab/><text:tab/><text:tab/>regardless of whether 007 is explicitly mentioned in the “assignment” that changes <text:tab/><text:tab/>James Bond's number of hands</text:p>
      <text:p text:style-name="Standard"><text:tab/>&gt; Analogously, if we have two variables that refer to the same object: <text:bookmark text:name="line-173"/><text:bookmark text:name="line-172"/></text:p>
      <text:p text:style-name="Standard"><text:bookmark text:name="CA-459767366f55ac09b2047ece287f1ff794fa66af"/><text:span text:style-name="T3"><text:tab/><text:tab/><text:tab/>1 </text:span><text:bookmark text:name="line-1-41"/><text:bookmark text:name="CA-459767366f55ac09b2047ece287f1ff794fa66af_1"/><text:span text:style-name="T3">p = ['J', 'a', 'm', 'e', 's']</text:span></text:p>
      <text:p text:style-name="Standard"><text:s text:c="3"/><text:tab/><text:tab/><text:tab/><text:span text:style-name="T3">2 </text:span><text:bookmark text:name="line-2-11"/><text:bookmark text:name="CA-459767366f55ac09b2047ece287f1ff794fa66af_2"/><text:span text:style-name="T3">q = p</text:span></text:p>
      <text:p text:style-name="P2"><text:tab/><text:tab/>Both p and q now refer to the same list, and any change to the object p refers to will <text:tab/><text:tab/>also change the object q refers to: </text:p>
      <text:p text:style-name="Standard"><text:s text:c="3"/><text:tab/><text:tab/><text:tab/><text:span text:style-name="T3">3 </text:span><text:bookmark text:name="line-3-6"/><text:bookmark text:name="CA-459767366f55ac09b2047ece287f1ff794fa66af_3"/><text:span text:style-name="T3">p[2] = 'n'</text:span></text:p>
      <text:p text:style-name="P2"><text:tab/><text:tab/>Now p and q both refer to the same changed list, </text:p>
      <text:p text:style-name="Standard"><text:bookmark text:name="CA-4b8d4f021a436e58ddaaa351973671cffc04f371"/><text:s/><text:tab/><text:tab/><text:tab/><text:span text:style-name="T3">1 </text:span><text:bookmark text:name="line-1-43"/><text:bookmark text:name="CA-4b8d4f021a436e58ddaaa351973671cffc04f371_1"/><text:span text:style-name="T3">['J', 'a', 'n', 'e', 's']</text:span></text:p>
      <text:p text:style-name="Standard"><text:bookmark text:name="line-183"/><text:span text:style-name="T3"><text:tab/>&gt; i</text:span>f you assign p a new value, as in: <text:bookmark text:name="line-185"/><text:bookmark text:name="line-184"/></text:p>
      <text:p text:style-name="Standard"><text:bookmark text:name="CA-1e3151aab20c8e69144c0f91f516fbfa37f0b1a9"/><text:span text:style-name="T3"><text:tab/><text:tab/><text:tab/>1 </text:span><text:bookmark text:name="line-1-45"/><text:bookmark text:name="CA-1e3151aab20c8e69144c0f91f516fbfa37f0b1a9_1"/><text:span text:style-name="T3">p = [0, 0, 7]</text:span></text:p>
      <text:p text:style-name="P2"><text:tab/><text:tab/>then you are not mutating one of the positions in the object p refers to – you are <text:tab/><text:tab/><text:tab/>reassigning p as the name of a different list</text:p>
      <text:p text:style-name="Standard"><text:bookmark text:name="line-188"/><text:tab/><text:tab/>** In this case, the value of p will change, but <text:span text:style-name="T8">the value of q will remain the same –</text:span><text:span text:style-name="T11"><text:tab/><text:tab/><text:tab/></text:span><text:span text:style-name="T8">t</text:span>he assignment changes the value that the name p refers to, which is different <text:tab/><text:tab/><text:tab/>from mutating the object that p refers to</text:p>
      <text:p text:style-name="Standard"><text:tab/><text:tab/>** this is like the Yellowish example above – when s is reassigned to a different <text:tab/><text:tab/><text:tab/><text:tab/>concatenated string, print s and print t yield different results</text:p>
      <text:p text:style-name="Standard"><text:span text:style-name="T3">-</text:span><text:bookmark text:name="Quiz:_Aliasing"/><text:span text:style-name="T3">Quiz 7: Aliasing</text:span><text:bookmark text:name="line-1-46"/><text:bookmark text:name="line-193"/><text:bookmark text:name="line-192"/><text:bookmark text:name="line-191"/><text:span text:style-name="T3"> -- </text:span>What is the value of agent[2] after running the following code: <text:bookmark text:name="line-194"/><text:s/>8</text:p>
      <text:p text:style-name="P2"><text:bookmark text:name="line-1-48"/><text:bookmark text:name="CA-4801806a37bd35fc1a0fca6d0104c3d3f2593d91_1"/><text:bookmark text:name="CA-4801806a37bd35fc1a0fca6d0104c3d3f2593d91"/><text:tab/>1 spy = [0, 0, 7]</text:p>
      <text:p text:style-name="Standard"><text:s text:c="3"/><text:tab/><text:span text:style-name="T3">2 </text:span><text:bookmark text:name="line-2-12"/><text:bookmark text:name="CA-4801806a37bd35fc1a0fca6d0104c3d3f2593d91_2"/><text:span text:style-name="T3">agent = spy</text:span></text:p>
      <text:p text:style-name="P2"><text:tab/><text:tab/>--&gt; print spy[2]</text:p>
      <text:p text:style-name="P2"><text:tab/><text:tab/><text:tab/>7</text:p>
      <text:p text:style-name="P2"><text:tab/><text:tab/>--&gt; print agent[2]</text:p>
      <text:p text:style-name="P2"><text:tab/><text:tab/><text:tab/>7</text:p>
      <text:p text:style-name="P2"><text:tab/><text:tab/>--&gt; print agent[2]+1</text:p>
      <text:p text:style-name="P2"><text:tab/><text:tab/><text:tab/>8</text:p>
      <text:p text:style-name="Standard"><text:s text:c="3"/><text:tab/><text:span text:style-name="T3">3 </text:span><text:bookmark text:name="line-3-7"/><text:bookmark text:name="CA-4801806a37bd35fc1a0fca6d0104c3d3f2593d91_3"/><text:span text:style-name="T3">spy[2] = agent[2] + 1</text:span><text:span text:style-name="T3"><office:annotation><dc:creator>Unknown Author</dc:creator><dc:date>2012-06-18T15:38:38.09</dc:date><text:p text:style-name="P14"><text:span text:style-name="T25">This step is mutating [0,0,7] to be [0,0,8] – so once this mutation has taken place, both agent[2] and spy[2] yield 8</text:span></text:p></office:annotation></text:span></text:p>
      <text:p text:style-name="P2"><text:tab/><text:tab/></text:p>
      <text:p text:style-name="Standard"/>
      <text:p text:style-name="Standard"><text:soft-page-break/><text:span text:style-name="T3">-</text:span><text:bookmark text:name="Quiz:_Replace_Spy"/><text:span text:style-name="T3">Quiz 8: Replace Spy</text:span><text:bookmark text:name="line-1-49"/><text:bookmark text:name="line-204"/><text:bookmark text:name="line-203"/><text:bookmark text:name="line-202"/><text:span text:style-name="T3"> -- </text:span>Define a procedure, <text:span text:style-name="Strong_20_Emphasis">replace_spy</text:span>, that takes as its input a list of three <text:tab/>numbers and increases the value of the third element of the list to be one more than its <text:tab/>previous value. Here is an example of the behavior that you want: <text:bookmark text:name="line-205"/></text:p>
      <text:p text:style-name="Standard"><text:bookmark text:name="CA-15d0e3ffa9c2fd5116c62df13c68c865e5dcfe9a"/><text:span text:style-name="T3"><text:tab/><text:tab/></text:span> <text:span text:style-name="T3">1 </text:span><text:bookmark text:name="line-1-51"/><text:bookmark text:name="CA-15d0e3ffa9c2fd5116c62df13c68c865e5dcfe9a_1"/><text:span text:style-name="T3">spy = [0,0,7]</text:span></text:p>
      <text:p text:style-name="Standard"><text:s/><text:tab/><text:tab/> <text:span text:style-name="T3">2 </text:span><text:bookmark text:name="line-2-13"/><text:bookmark text:name="CA-15d0e3ffa9c2fd5116c62df13c68c865e5dcfe9a_2"/><text:span text:style-name="T3">replace_spy(spy)</text:span></text:p>
      <text:p text:style-name="Standard"><text:s text:c="2"/><text:tab/><text:tab/> <text:span text:style-name="T3">3 </text:span><text:bookmark text:name="line-3-8"/><text:bookmark text:name="CA-15d0e3ffa9c2fd5116c62df13c68c865e5dcfe9a_3"/><text:span text:style-name="T3">print spy</text:span></text:p>
      <text:p text:style-name="Standard"><text:s text:c="2"/><text:tab/><text:tab/> <text:span text:style-name="T3">4 </text:span><text:bookmark text:name="line-4-5"/><text:bookmark text:name="CA-15d0e3ffa9c2fd5116c62df13c68c865e5dcfe9a_4"/><text:span text:style-name="T3">[0, 0, 8]</text:span></text:p>
      <text:p text:style-name="P2"/>
      <text:p text:style-name="P2"><text:tab/>def replace_spy(x,y,z):</text:p>
      <text:p text:style-name="P2"><text:tab/><text:tab/>spy=[x,y,z]</text:p>
      <text:p text:style-name="P2"><text:tab/><text:tab/>spy[2]=z+1</text:p>
      <text:p text:style-name="P2"><text:tab/><text:tab/>return spy</text:p>
      <text:p text:style-name="P2"/>
      <text:p text:style-name="P2"><text:tab/>spy = [0,0,7]</text:p>
      <text:p text:style-name="P2"><text:tab/>def replace_spy(spy):</text:p>
      <text:p text:style-name="Standard"><text:span text:style-name="T3"><text:s text:c="3"/><text:tab/><text:tab/>spy[2]=spy[2]+1</text:span><text:span text:style-name="T3"><office:annotation><dc:creator>Unknown Author</dc:creator><dc:date>2012-06-18T16:06:42.09</dc:date><text:p text:style-name="P14"><text:span text:style-name="T25">Here we want to change the value in position 2 for the value passed in – this selects the initial value in position 2 and replaces it with that value +1</text:span></text:p></office:annotation></text:span></text:p>
      <text:p text:style-name="Standard"><text:span text:style-name="T3"><text:s text:c="4"/><text:tab/><text:tab/></text:span><text:span text:style-name="T12">return spy</text:span><text:span text:style-name="T3"><office:annotation><dc:creator>Unknown Author</dc:creator><dc:date>2012-06-18T15:58:15.10</dc:date><text:p text:style-name="P14"><text:span text:style-name="T25">No need for a return statement here – mutation has modified the original value, so no new value needs to be returned </text:span></text:p></office:annotation></text:span></text:p>
      <text:p text:style-name="P2"/>
      <text:p text:style-name="P2"><text:tab/>when we pass a value into this procedure: <text:s/>the variable “spy” is initialized to refer to the <text:tab/>object (list) containing three elements: <text:s/></text:p>
      <table:table table:name="Table1" table:style-name="Table1">
        <table:table-column table:style-name="Table1.A"/>
        <table:table-column table:style-name="Table1.B"/>
        <table:table-column table:style-name="Table1.C"/>
        <table:table-row>
          <table:table-cell table:style-name="Table1.A1" office:value-type="float" office:value="0">
            <text:p text:style-name="Table_20_Contents">0</text:p>
          </table:table-cell>
          <table:table-cell table:style-name="Table1.A1" office:value-type="float" office:value="0">
            <text:p text:style-name="Table_20_Contents">0</text:p>
          </table:table-cell>
          <table:table-cell table:style-name="Table1.C1" office:value-type="float" office:value="7">
            <text:p text:style-name="Table_20_Contents">7</text:p>
          </table:table-cell>
        </table:table-row>
      </table:table>
      <text:p text:style-name="P2"><text:tab/>then we make the call to replace_spy, passing in “spy,” so replace_spy(spy) – the name of <text:tab/>the variable in the procedure now refers to the object that's passed in; now the value of p – <text:tab/>the parameter in the answer below – refers to that object; then we do the assignment that <text:tab/>makes up the body of the procedure replace_spy – we replace the value in position 2 of p <text:tab/>with its previous value +1</text:p>
      <text:p text:style-name="P2"/>
      <text:p text:style-name="P2"><text:tab/>Now the parameter p and the variable spy both refer to a new 3-element object list: </text:p>
      <text:p text:style-name="P2"/>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C1" office:value-type="float" office:value="8">
            <text:p text:style-name="Table_20_Contents">8</text:p>
          </table:table-cell>
        </table:table-row>
      </table:table>
      <text:p text:style-name="P2"/>
      <text:p text:style-name="P2"><text:tab/><text:tab/>ANSWER: def replace_spy(p):</text:p>
      <text:p text:style-name="Standard"><text:span text:style-name="T3"><text:tab/><text:tab/><text:tab/><text:tab/></text:span><text:span text:style-name="T3"><office:annotation><dc:creator>Unknown Author</dc:creator><dc:date>2012-06-18T15:56:33.12</dc:date><text:p text:style-name="P14"><text:span text:style-name="T25">P is chosen here instead of “spy” to distinguish it from the variable “spy” in the example that's part of the question</text:span></text:p></office:annotation></text:span><text:span text:style-name="T3">p[2]=p[2]+1</text:span></text:p>
      <text:p text:style-name="P2"><text:tab/>&gt; NB THIS IS DIFFERENT FROM THE INC PROCEDURE IN UNIT 2</text:p>
      <text:p text:style-name="P2"><text:tab/><text:tab/>def inc(n): </text:p>
      <text:p text:style-name="P2"><text:tab/><text:tab/><text:tab/>n=n+1</text:p>
      <text:p text:style-name="P2"><text:tab/><text:tab/><text:tab/>return n</text:p>
      <text:p text:style-name="P2"><text:tab/><text:tab/>** if you remove the return statement here, this procedure does not change the value <text:s/><text:tab/><text:tab/><text:tab/>that's passed in – it does nothing: </text:p>
      <text:p text:style-name="P2"><text:tab/><text:tab/><text:tab/><text:tab/>a=3</text:p>
      <text:p text:style-name="P2"><text:tab/><text:tab/><text:tab/><text:tab/>inc(a)</text:p>
      <text:p text:style-name="P2"><text:tab/><text:tab/><text:tab/><text:tab/><text:tab/>--&gt; now a and n both refer to 3 – what happens inside inc is an <text:tab/><text:tab/><text:tab/><text:tab/><text:tab/>assignment statement for n; we can't mutate this value</text:p>
      <text:p text:style-name="Standard"><text:span text:style-name="T3"><text:tab/><text:tab/><text:tab/><text:tab/><text:tab/>--&gt; so now, inside inc, we assign the value n+1 to n – changes <text:tab/><text:tab/><text:tab/><text:tab/><text:tab/>the value of n to 4, but does nothing for a</text:span><text:span text:style-name="T3"><office:annotation><dc:creator>Unknown Author</dc:creator><dc:date>2012-06-18T16:17:08.13</dc:date><text:p text:style-name="P14"><text:span text:style-name="T25">We need a return statement here because the value of a has not been changed – the return statement gives back the new assignment; it's moer like the s=”Hello” s=”Yello” reassignment discussed above</text:span></text:p></office:annotation></text:span></text:p>
      <text:p text:style-name="P2">-List operators</text:p>
      <text:p text:style-name="P2">&gt; lists allow us to build compex data structures – can use lists to store complex data, elements of a <text:tab/>list can be anything we want, and we can use mutation to change the value of a list</text:p>
      <text:p text:style-name="P2">&gt; There are many built-in operations on lists. Here are a few of the most useful ones.<text:bookmark text:name="line-216"/><text:bookmark text:name="line-215"/></text:p>
      <text:p text:style-name="Standard"><text:span text:style-name="Strong_20_Emphasis">&gt; Append</text:span><text:span text:style-name="Strong_20_Emphasis"><office:annotation><dc:creator>Unknown Author</dc:creator><dc:date>2012-06-18T16:36:10.13</dc:date><text:p text:style-name="P14"><text:span text:style-name="T24">Invoked on a list, and takes an element as its parameter</text:span></text:p></office:annotation></text:span>. The append method <text:span text:style-name="T8">adds a new element to the end of a list </text:span>– it's like a procedure, but it's <text:tab/>a method, so we use it similarly to the way we use find on strings. </text:p>
      <text:p text:style-name="Standard"><text:soft-page-break/><text:tab/>&gt;The <text:span text:style-name="T8">append method </text:span><text:span text:style-name="T9">mutates</text:span><text:span text:style-name="T8"> the list that it is invoked on, it does not create a new list.</text:span> <text:tab/><text:tab/>&gt;The syntax for the append method is:<text:span text:style-name="T3"> &lt;''list''&gt;.append(&lt;''element''&gt;) -- the value passed in <text:tab/><text:tab/>is the element you want to append to the list</text:span></text:p>
      <text:p text:style-name="Standard"><text:span text:style-name="T3"><text:tab/></text:span><text:bookmark text:name="line-221"/><text:span text:style-name="T3">&gt; </text:span>For example, assume you want to end up with four stooges in your list, instead of just <text:tab/><text:tab/><text:tab/>three: <text:bookmark text:name="line-223"/><text:bookmark text:name="line-222"/></text:p>
      <text:p text:style-name="Standard"><text:bookmark text:name="CA-93b5b4824da6a3aa1b0fd037dc5b4d16964a3abc"/><text:span text:style-name="T3"><text:tab/><text:tab/>1 </text:span><text:bookmark text:name="line-1-55"/><text:bookmark text:name="CA-93b5b4824da6a3aa1b0fd037dc5b4d16964a3abc_1"/><text:span text:style-name="T3">stooges = ['Moe', 'Larry', 'Curly']</text:span><text:span text:style-name="T3"><office:annotation><dc:creator>Unknown Author</dc:creator><dc:date>2012-06-18T16:26:01.13</dc:date><text:p text:style-name="P14"><text:span text:style-name="T25">After this assignment, the name stooges refers to the initial list, which contains three elements</text:span></text:p></office:annotation></text:span></text:p>
      <text:p text:style-name="Standard"><text:s text:c="3"/><text:tab/><text:tab/><text:span text:style-name="T3">2 </text:span><text:bookmark text:name="line-2-14"/><text:bookmark text:name="CA-93b5b4824da6a3aa1b0fd037dc5b4d16964a3abc_2"/><text:span text:style-name="T3">stooges.append('Shemp')</text:span><text:span text:style-name="T3"><office:annotation><dc:creator>Unknown Author</dc:creator><dc:date>2012-06-18T16:26:31.13</dc:date><text:p text:style-name="P14"><text:span text:style-name="T25">When we invoke append, this method modifies that object, adding a new element to the list</text:span></text:p></office:annotation></text:span></text:p>
      <text:p text:style-name="Standard"><text:s text:c="3"/><text:tab/><text:tab/><text:span text:style-name="T3">3 </text:span><text:bookmark text:name="line-3-9"/><text:bookmark text:name="CA-93b5b4824da6a3aa1b0fd037dc5b4d16964a3abc_3"/><text:span text:style-name="T3">['Moe', 'Larry', 'Curly', 'Shemp']</text:span><text:span text:style-name="T3"><office:annotation><dc:creator>Unknown Author</dc:creator><dc:date>2012-06-18T16:27:15.13</dc:date><text:p text:style-name="P14"><text:span text:style-name="T25">After append, the list that stooges refers to now has four elements – we have not created a new list; there's no assignment from the result of append – all we've done is modify the value that stooges refers to by adding a new element</text:span></text:p></office:annotation></text:span></text:p>
      <text:p text:style-name="P2"/>
      <text:p text:style-name="Standard"><text:bookmark text:name="line-228"/>&gt; <text:span text:style-name="T13">Plus</text:span><text:span text:style-name="T13"><office:annotation><dc:creator>Unknown Author</dc:creator><dc:date>2012-06-18T16:36:50.13</dc:date><text:p text:style-name="P14"><text:span text:style-name="T24">Operates on multiple lists as its operands and produces a new list as output that consists of all the elements in the operands put together</text:span></text:p></office:annotation></text:span>. The + operator can be used with lists and its use is very similar its use for concatenating <text:tab/>strings. <text:span text:style-name="T8">It produces a new list,</text:span> it <text:span text:style-name="T14">does not mutate</text:span> either of the input lists. <text:bookmark text:name="line-230"/><text:bookmark text:name="line-229"/></text:p>
      <text:p text:style-name="Standard"><text:span text:style-name="T3"><text:s/></text:span><text:bookmark text:name="CA-7fd7f4f5a47fa0d28a59ffb50afbc554bcecfd68"/><text:span text:style-name="T3"><text:tab/>&gt;&gt; syntax: </text:span><text:bookmark text:name="line-1-57"/><text:bookmark text:name="CA-7fd7f4f5a47fa0d28a59ffb50afbc554bcecfd68_1"/><text:span text:style-name="T3">&lt;''list''&gt; + &lt;''list''&gt; → &lt;''list''</text:span><text:bookmark text:name="line-233"/><text:span text:style-name="T3">&gt;; f</text:span>or example, <text:bookmark text:name="line-1-59"/><text:bookmark text:name="CA-6012cf1a8d02ee6979e5129906acb1197b5c72c6_1"/><text:bookmark text:name="CA-6012cf1a8d02ee6979e5129906acb1197b5c72c6"/><text:span text:style-name="T3">[0, 1] + [2, 3] → [0, 1, 2, 3]</text:span></text:p>
      <text:p text:style-name="P2"><text:tab/>&gt;&gt;NB – this is a way to join lists that does not mutate, vs. append above, which does mutate</text:p>
      <text:p text:style-name="Standard"><text:bookmark text:name="line-238"/><text:span text:style-name="T3">&gt;</text:span><text:span text:style-name="T13">Length</text:span><text:span text:style-name="T13"><office:annotation><dc:creator>Unknown Author</dc:creator><dc:date>2012-06-18T16:37:39.14</dc:date><text:p text:style-name="P14"><text:span text:style-name="T24">Takes a list (more specifically, any object that is a collection of things) as its input and produces as output a number that's the length of the list – the number of elements in the input</text:span></text:p></office:annotation></text:span>. The len operator can be used to find out the length of an object. </text:p>
      <text:p text:style-name="Standard"><text:tab/>&gt;&gt; The len operator <text:span text:style-name="T8">works for many things other than lists, it works for any object that is a</text:span> <text:tab/><text:tab/><text:span text:style-name="T8">collection of things,</text:span> including strings. </text:p>
      <text:p text:style-name="Standard"><text:tab/>&gt;&gt; The output from len is the number of elements in its input. <text:bookmark text:name="line-240"/><text:bookmark text:name="line-239"/></text:p>
      <text:p text:style-name="Standard"><text:bookmark text:name="line-1-61"/><text:bookmark text:name="CA-97e45debd2d0975b5fee776ba35f9f2c2247603e_1"/><text:bookmark text:name="CA-97e45debd2d0975b5fee776ba35f9f2c2247603e"/><text:bookmark text:name="line-1-60"/><text:bookmark text:name="line-242"/><text:bookmark text:name="line-241"/><text:span text:style-name="T3"><text:tab/>&gt;&gt; syntax: len(&lt;''list''&gt;) → &lt;''number''&gt;; f</text:span>or example, len([0,1]) → 2. </text:p>
      <text:p text:style-name="Standard"><text:tab/><text:tab/>**Note that len only counts the outer elements: <text:bookmark text:name="line-1-63"/><text:bookmark text:name="CA-d02750022408f838c202072ee6409ceec8602a85_1"/><text:bookmark text:name="CA-d02750022408f838c202072ee6409ceec8602a85"/><text:span text:style-name="T3">len(['a', ['b', ['c', 'd']]]) → 2</text:span><text:bookmark text:name="line-248"/><text:span text:style-name="T3">, </text:span>since the <text:tab/><text:tab/><text:tab/>input list contains two elements: 'a' and ['b', ['c', 'd']].<text:bookmark text:name="line-250"/><text:bookmark text:name="line-249"/></text:p>
      <text:p text:style-name="Standard"><text:tab/>&gt;&gt; When you invoke len on a string, the output is the number of elements in the string<text:bookmark text:name="line-1-65"/><text:bookmark text:name="CA-bb480f0cde6a8aadd3feb520105f1b1946fae895_1"/><text:bookmark text:name="CA-bb480f0cde6a8aadd3feb520105f1b1946fae895"/><text:bookmark text:name="line-1-64"/><text:bookmark text:name="line-254"/><text:bookmark text:name="line-253"/>: <text:tab/><text:tab/><text:tab/><text:span text:style-name="T3">len("Udacity") → 7</text:span></text:p>
      <text:p text:style-name="Standard"><text:span text:style-name="T3">-</text:span><text:bookmark text:name="Quiz:_Len_Quiz"/><text:span text:style-name="T3">Quiz 9: Len Quiz</text:span><text:bookmark text:name="line-1-66"/><text:bookmark text:name="line-258"/><text:bookmark text:name="line-257"/><text:bookmark text:name="line-256"/><text:span text:style-name="T3"> -- </text:span>What is the value of <text:span text:style-name="Strong_20_Emphasis">len(p)</text:span> after running the following code<text:bookmark text:name="line-259"/>? </text:p>
      <text:p text:style-name="Standard"><text:span text:style-name="T3"><text:s/></text:span><text:bookmark text:name="CA-3029637ef0b47a8b476903eba43156617581faf4"/><text:span text:style-name="T3"><text:tab/>1 </text:span><text:bookmark text:name="line-1-68"/><text:bookmark text:name="CA-3029637ef0b47a8b476903eba43156617581faf4_1"/><text:span text:style-name="T3">p = [1, 2] **creates a new 2-element list and makes the variable p refer to that list</text:span></text:p>
      <text:p text:style-name="Standard"><text:s text:c="3"/><text:tab/><text:span text:style-name="T3">2 </text:span><text:bookmark text:name="line-2-15"/><text:bookmark text:name="CA-3029637ef0b47a8b476903eba43156617581faf4_2"/><text:span text:style-name="T3">p.append(3) <text:s/>** this makes p into [1,2,3] – mutates the object p refers to</text:span></text:p>
      <text:p text:style-name="Standard"><text:s text:c="3"/><text:tab/><text:span text:style-name="T3">3 </text:span><text:bookmark text:name="line-3-10"/><text:bookmark text:name="CA-3029637ef0b47a8b476903eba43156617581faf4_3"/><text:span text:style-name="T3">p = p + [4, 5] ** this creates a new list, making p into [1,2,3,4,5] AND it assigns that list to <text:tab/><text:tab/>the variable p – so p no longer refers to the three-item list, but now refers to the five-<text:tab/><text:tab/>item list; without this reassignment – e.g., if this were q=p+[4,5] -- the outcome of <text:tab/><text:tab/>len(p) would be different</text:span></text:p>
      <text:p text:style-name="Standard"><text:s text:c="3"/><text:tab/><text:span text:style-name="T3">4 </text:span><text:bookmark text:name="line-4-6"/><text:bookmark text:name="CA-3029637ef0b47a8b476903eba43156617581faf4_4"/><text:span text:style-name="T3">len(p) → ? ** so, len(p) should =5</text:span></text:p>
      <text:p text:style-name="Standard"><text:span text:style-name="T3">-</text:span><text:bookmark text:name="Quiz:_Append_Quiz"/><text:span text:style-name="T3">Quiz 10: Append Quiz</text:span><text:bookmark text:name="line-1-69"/><text:bookmark text:name="line-270"/><text:bookmark text:name="line-269"/><text:bookmark text:name="line-268"/><text:span text:style-name="T3"> -- </text:span>What is the value of len(p) after running<text:bookmark text:name="line-271"/> the following code?</text:p>
      <text:p text:style-name="Standard"><text:span text:style-name="T3"><text:s/></text:span><text:bookmark text:name="CA-4077357fcabb3060eac96c6853fcc3e1f58d8efe"/><text:span text:style-name="T3"><text:tab/>1 </text:span><text:bookmark text:name="line-1-71"/><text:bookmark text:name="CA-4077357fcabb3060eac96c6853fcc3e1f58d8efe_1"/><text:span text:style-name="T3">p = [1, 2] ** creates a new 2-elem list and makes p refer to that list</text:span></text:p>
      <text:p text:style-name="Standard"><text:s text:c="3"/><text:tab/><text:span text:style-name="T3">2 </text:span><text:bookmark text:name="line-2-16"/><text:bookmark text:name="CA-4077357fcabb3060eac96c6853fcc3e1f58d8efe_2"/><text:span text:style-name="T3">q = [3, 4] **creates a new 2-elem list &amp; makes q refer to that list</text:span></text:p>
      <text:p text:style-name="Standard"><text:s text:c="3"/><text:tab/><text:span text:style-name="T3">3 </text:span><text:bookmark text:name="line-3-11"/><text:bookmark text:name="CA-4077357fcabb3060eac96c6853fcc3e1f58d8efe_3"/><text:span text:style-name="T3">p.append(q) ** this mutates p into [1,2,[3,4]] – a three-elem list whose last elem is a list</text:span></text:p>
      <text:p text:style-name="Standard"><text:s text:c="3"/><text:tab/><text:span text:style-name="T3">4 </text:span><text:bookmark text:name="line-4-7"/><text:bookmark text:name="CA-4077357fcabb3060eac96c6853fcc3e1f58d8efe_4"/><text:span text:style-name="T3">len(p) → ? ** so len(p) should be 3</text:span></text:p>
      <text:p text:style-name="Standard"><text:span text:style-name="T3">-</text:span><text:bookmark text:name="How_Computers_Store_Data"/><text:span text:style-name="T3">How Computers Store Data</text:span></text:p>
      <text:p text:style-name="Standard"><text:tab/>&gt;To store data you need two things: (1) <text:span text:style-name="T8">something that preserves state,</text:span> and (2) <text:span text:style-name="T8">a way to read</text:span> <text:tab/><text:tab/><text:span text:style-name="T8">its state</text:span>. </text:p>
      <text:p text:style-name="Standard"><text:tab/><text:tab/>&gt;&gt;Our storage mechanism needs to have more than one state, but two states is <text:tab/><text:tab/><text:tab/>enough. We can think about this like a light switch, which is connected to a light bulb <text:tab/><text:tab/>through some power source. When you turn the light switch on, the light bulb turns <text:tab/><text:tab/>on<text:bookmark text:name="line-282"/><text:bookmark text:name="line-281"/></text:p>
      <text:p text:style-name="Standard"><text:s/><text:tab/><text:tab/>&gt;&gt;Flipping the s<text:span text:style-name="T8">witch changes the state</text:span> of the light bulb. The light <text:span text:style-name="T8">bulb has two <text:tab/></text:span><text:span text:style-name="T11"><text:tab/><text:tab/></text:span><text:span text:style-name="T8">different states</text:span>: it can be on or off. <office:annotation><dc:creator>Unknown Author</dc:creator><dc:date>2012-06-18T17:43:07.15</dc:date><text:p text:style-name="P14"><text:span text:style-name="T24">These two different states are, in this example, read by the eye, by a light sensor, etc. – in the computer, this is read by sensing electrons or sensing magnetism </text:span></text:p></office:annotation></text:p>
      <text:p text:style-name="Standard"><text:tab/><text:tab/>&gt;&gt;This is <text:span text:style-name="T8">what we need to store one </text:span><text:span text:style-name="T10">bit</text:span><text:span text:style-name="T8"> of data</text:span>. A bit is the fundamental unit of <text:tab/><text:tab/><text:tab/><text:span text:style-name="T15">information</text:span>. One bit is enough to decide between two options (for example, on or off <text:tab/><text:tab/>for the light bulb). If you had enough light bulbs you could store many bits, which <text:tab/><text:tab/>would be enough to be able to store any amount of digital data.</text:p>
      <text:p text:style-name="Standard"><text:tab/><text:tab/>&gt;&gt;the method above is like a switch, and the fastest memory in your computer works <text:tab/><text:tab/>like a switch. Data that is stored directly in the processor, which is called the <text:tab/><text:tab/><text:tab/><text:span text:style-name="Strong_20_Emphasis">register</text:span>, is stored like a switch, which makes it very fast to change and read its state. </text:p>
      <text:p text:style-name="Standard"><text:tab/><text:tab/><text:tab/>** However, a register is like a light bulb in that when you turn the power off, <text:soft-page-break/><text:tab/><text:tab/><text:tab/>you lose the state., so it's not persistent This means that all the data stored in <text:tab/><text:tab/><text:tab/>registers is lost when the computer is turned off. This also a lot more <text:tab/><text:tab/><text:tab/><text:tab/>expensive than other ways of storing data.</text:p>
      <text:p text:style-name="Standard"><text:tab/>&gt; Another way that computers store data is similar to a bucket. We could represent a 1 by a <text:tab/><text:tab/>full bucket and represent a 0 with an empty bucket. </text:p>
      <text:p text:style-name="Standard"><text:tab/><text:tab/><text:tab/>&gt;&gt; To check the state of the bucket, we could weigh the bucket or look at it to <text:tab/><text:tab/><text:tab/><text:tab/>figure out whether it is full or empty.</text:p>
      <text:p text:style-name="Standard"><text:tab/><text:tab/><text:tab/>&gt;&gt;We also need to set some level that determines the difference between 1 <text:tab/><text:tab/><text:tab/><text:tab/>and 0 (e.g., if it's below this point, then it's a 0, but above it, it's a 1</text:p>
      <text:p text:style-name="Standard"><text:tab/>&gt;The difference between buckets and light bulbs is that buckets leak a little, and water <text:tab/><text:tab/><text:tab/>evaporates from the bucket. If you want to store data using a bucket, it will not last <text:tab/><text:tab/>forever. Eventually, when all the water evaporates you will be unable to tell the <text:tab/><text:tab/><text:tab/>difference between a zero and a one. </text:p>
      <text:p text:style-name="Standard"><text:tab/><text:tab/>&gt;&gt; Computers solve this problem using the digital abstraction. There are infinitely <text:tab/><text:tab/><text:tab/>many different amounts of water that could be in the bucket, but they are all <text:tab/><text:tab/><text:tab/>mapped to either a 0 or a 1 value. This means it is okay if some water <text:tab/><text:tab/><text:tab/><text:tab/>evaporates, as long as it does not drop below the threshold for representing a <text:tab/><text:tab/><text:tab/><text:span text:style-name="Strong_20_Emphasis"><text:span text:style-name="T16">1</text:span></text:span><text:span text:style-name="T16">.</text:span><text:bookmark text:name="line-296"/><text:bookmark text:name="line-295"/></text:p>
      <text:p text:style-name="Text_20_body"><text:tab/><text:tab/>&gt;&gt; In computers, the buckets are holding electrons instead of water, and we call them <text:tab/><text:tab/><text:tab/><text:span text:style-name="Strong_20_Emphasis">capacitors</text:span>. The memory in your computer that works this way is called <text:tab/><text:tab/><text:tab/><text:tab/><text:span text:style-name="Strong_20_Emphasis">DRAM</text:span>. </text:p>
      <text:p text:style-name="Standard">-<text:bookmark text:name="DRAM"/>DRAM</text:p>
      <text:p text:style-name="Standard">- Below is a two gigabytes (GB) of DRAM taken out of a computer.<text:bookmark text:name="line-301"/><text:bookmark text:name="line-300"/></text:p>
      <text:p text:style-name="Standard"><text:s/><text:bookmark text:name="line-303"/><text:bookmark text:name="line-302"/></text:p>
      <text:p text:style-name="Standard"><text:tab/>&gt; A gigabyte means approximately a billion bytes – one byte is 8 bits.<text:bookmark text:name="line-305"/><text:bookmark text:name="line-304"/></text:p>
      <text:p text:style-name="Standard"><text:tab/>&gt; A gigabyte is actually 2^30 bytes. This is very close to one billion, but in computing it is <text:tab/><text:tab/>usually more convenient to use powers of two.<text:bookmark text:name="line-307"/><text:bookmark text:name="line-306"/></text:p>
      <text:p text:style-name="Standard"><text:tab/>&gt; In Python, the exponentiation operator is denoted with two asterisks: <text:bookmark text:name="line-1-73"/><text:bookmark text:name="CA-1759e61aa55ffa210d08add1df94ef1f4cb62812_1"/><text:bookmark text:name="CA-1759e61aa55ffa210d08add1df94ef1f4cb62812"/><text:span text:style-name="T3">&lt;''base''&gt; ** <text:tab/><text:tab/><text:tab/>&lt;''power''&gt; → &lt;''base''&gt;&lt;''power''</text:span><text:bookmark text:name="line-312"/><text:span text:style-name="T3">&gt;; f</text:span>or example, <text:bookmark text:name="line-314"/><text:bookmark text:name="line-313"/></text:p>
      <text:p text:style-name="Standard"><text:bookmark text:name="CA-b83823e0de4429e4397e318ab454a030a44e6e4a"/><text:span text:style-name="T3"><text:tab/><text:tab/><text:tab/>1 </text:span><text:bookmark text:name="line-1-75"/><text:bookmark text:name="CA-b83823e0de4429e4397e318ab454a030a44e6e4a_1"/><text:span text:style-name="T3">print 2 ** 10</text:span></text:p>
      <text:p text:style-name="Standard"><text:s text:c="3"/><text:tab/><text:tab/><text:tab/><text:span text:style-name="T3">2 </text:span><text:bookmark text:name="line-2-17"/><text:bookmark text:name="CA-b83823e0de4429e4397e318ab454a030a44e6e4a_2"/><text:span text:style-name="T3">1024</text:span></text:p>
      <text:p text:style-name="Standard"><text:bookmark text:name="line-318"/><text:tab/>&gt; One kilobyte is 1024 bytes. <text:bookmark text:name="line-320"/><text:bookmark text:name="line-319"/></text:p>
      <text:p text:style-name="Standard"><text:span text:style-name="T3"><text:tab/><text:tab/>1 </text:span><text:bookmark text:name="line-1-77"/><text:bookmark text:name="CA-8d3929d295fe71ffab6c693233042532e05e5a36_1"/><text:span text:style-name="T3">print 2 ** 20 # one megabyte</text:span></text:p>
      <text:p text:style-name="Standard"><text:s text:c="2"/><text:tab/> <text:tab/><text:span text:style-name="T3">2 </text:span><text:bookmark text:name="line-2-18"/><text:bookmark text:name="CA-8d3929d295fe71ffab6c693233042532e05e5a36_2"/><text:span text:style-name="T3">1048576 – just over 1 mil bytes</text:span></text:p>
      <text:p text:style-name="Standard"><text:s text:c="3"/><text:tab/><text:tab/><text:span text:style-name="T3">3 </text:span><text:bookmark text:name="line-3-12"/><text:bookmark text:name="CA-8d3929d295fe71ffab6c693233042532e05e5a36_3"/></text:p>
      <text:p text:style-name="Standard"><text:s text:c="3"/><text:tab/><text:tab/><text:span text:style-name="T3">4 </text:span><text:bookmark text:name="line-4-8"/><text:bookmark text:name="CA-8d3929d295fe71ffab6c693233042532e05e5a36_4"/><text:span text:style-name="T3">print 2 ** 30 # one gigabyte</text:span></text:p>
      <text:p text:style-name="Standard"><text:s text:c="3"/><text:tab/><text:tab/><text:span text:style-name="T3">5 </text:span><text:bookmark text:name="line-5-3"/><text:bookmark text:name="CA-8d3929d295fe71ffab6c693233042532e05e5a36_5"/><text:span text:style-name="T3">1073741824 – just over 1 bil bytes</text:span></text:p>
      <text:p text:style-name="Standard"><text:s text:c="3"/><text:tab/><text:tab/><text:span text:style-name="T3">6 </text:span><text:bookmark text:name="line-6-3"/><text:bookmark text:name="CA-8d3929d295fe71ffab6c693233042532e05e5a36_6"/></text:p>
      <text:p text:style-name="Standard"><text:s text:c="3"/><text:tab/><text:tab/><text:span text:style-name="T3">7 </text:span><text:bookmark text:name="line-7-2"/><text:bookmark text:name="CA-8d3929d295fe71ffab6c693233042532e05e5a36_7"/><text:span text:style-name="T3">print 2 ** 40 # one terabyte</text:span></text:p>
      <text:p text:style-name="Standard"><text:s text:c="3"/><text:tab/><text:tab/><text:span text:style-name="T3">8 </text:span><text:bookmark text:name="line-8-2"/><text:bookmark text:name="CA-8d3929d295fe71ffab6c693233042532e05e5a36_8"/><text:span text:style-name="T3">109951162776 – just over a trill bytes</text:span></text:p>
      <text:p text:style-name="Standard"><text:bookmark text:name="line-330"/><text:tab/>&gt; Kilobytes, megabytes, gigabytes, and terabytes are the main units we use to talk about <text:tab/><text:tab/>computer memory.<text:bookmark text:name="line-332"/><text:bookmark text:name="line-331"/></text:p>
      <text:p text:style-name="Standard">-Now, back to the DRAM, which is 2 gigabytes of memory. Since one gigabyte is 2^30 bytes, we <text:tab/>can compute the total number of bits by multiplying that by 2 (since there are two gigabytes) <text:tab/>and 8 (the number of bits in a byte):<text:bookmark text:name="line-334"/><text:bookmark text:name="line-333"/></text:p>
      <text:list xml:id="list36204603" text:style-name="L1">
        <text:list-item>
          <text:p text:style-name="P13">2^30*2*8 = ∼17 billion light switches <text:bookmark text:name="line-335"/></text:p>
        </text:list-item>
        <text:list-item>
          <text:p text:style-name="P13">1 byte = 8 bits <text:bookmark text:name="line-336"/></text:p>
        </text:list-item>
        <text:list-item>
          <text:p text:style-name="P13">1 bit light switch (two states) <text:bookmark text:name="line-338"/><text:bookmark text:name="line-337"/></text:p>
        </text:list-item>
      </text:list>
      <text:p text:style-name="Standard"><text:tab/><text:tab/>→ Thus, the DRAM shown is like having 17 billion buckets (b/c of the type of <text:tab/><text:tab/><text:tab/><text:tab/>memory being discussed), each one can store 1 bit<text:bookmark text:name="line-340"/><text:bookmark text:name="line-339"/> – when the power goes off, <text:tab/><text:tab/><text:tab/>those buckets are emptied</text:p>
      <text:p text:style-name="Standard"><text:tab/>&gt;There are many different types of memory inside your computer, for example, registers, <text:soft-page-break/><text:tab/><text:tab/>that were mentioned earlier as the fastest memory that is built right into the <text:tab/><text:tab/><text:tab/>processor. What distinguishes different types of memory is the time it takes to <text:tab/><text:tab/><text:tab/>retrieve a value (this is called latency), the cost per bit, and how long it retains its <text:tab/><text:tab/>state without power.<text:bookmark text:name="line-342"/><text:bookmark text:name="line-341"/></text:p>
      <text:p text:style-name="Standard"><text:tab/>&gt;For DRAM, the latency is about 12 nanoseconds (recall that there are one billion <text:tab/><text:tab/><text:tab/>nanoseconds in a second). The cost of the 2 GB DRAM shown is about 10 USD <text:tab/><text:tab/><text:tab/>(approximately 7 euros).</text:p>
      <text:p text:style-name="Standard">-Quiz 11: Memory Hierarchy – speed of light = ~300000 km/sec</text:p>
      <text:p text:style-name="Standard"/>
      <table:table table:name="Table3" table:style-name="Table3">
        <table:table-column table:style-name="Table3.A" table:number-columns-repeated="3"/>
        <table:table-column table:style-name="Table3.D"/>
        <table:table-row>
          <table:table-cell table:style-name="Table3.A1" office:value-type="string">
            <text:p text:style-name="P10">Type of memory</text:p>
          </table:table-cell>
          <table:table-cell table:style-name="Table3.A1" office:value-type="string">
            <text:p text:style-name="P10">Cost per bit</text:p>
          </table:table-cell>
          <table:table-cell table:style-name="Table3.A1" office:value-type="string">
            <text:p text:style-name="P10">latency</text:p>
          </table:table-cell>
          <table:table-cell table:style-name="Table3.D1" office:value-type="string">
            <text:p text:style-name="P10">latency-distance</text:p>
          </table:table-cell>
        </table:table-row>
        <table:table-row>
          <table:table-cell table:style-name="Table3.A2" office:value-type="string">
            <text:p text:style-name="P10">Bulb/switch</text:p>
          </table:table-cell>
          <table:table-cell table:style-name="Table3.A2" office:value-type="string">
            <text:p text:style-name="Table_20_Contents">$0.50</text:p>
          </table:table-cell>
          <table:table-cell table:style-name="Table3.A2" office:value-type="string">
            <text:p text:style-name="Table_20_Contents">1 sec</text:p>
          </table:table-cell>
          <table:table-cell table:style-name="Table3.D2" office:value-type="string">
            <text:p text:style-name="Table_20_Contents">300,000 km</text:p>
          </table:table-cell>
        </table:table-row>
        <table:table-row>
          <table:table-cell table:style-name="Table3.A2" office:value-type="string">
            <text:p text:style-name="P10">CPU-register</text:p>
          </table:table-cell>
          <table:table-cell table:style-name="Table3.A2" office:value-type="string">
            <text:p text:style-name="Table_20_Contents">$0.001</text:p>
          </table:table-cell>
          <table:table-cell table:style-name="Table3.A2" office:value-type="string">
            <text:p text:style-name="Table_20_Contents">&lt;0.4 sec</text:p>
          </table:table-cell>
          <table:table-cell table:style-name="Table3.D2" office:value-type="string">
            <text:p text:style-name="Table_20_Contents">0.12 m (~120cm)<office:annotation><dc:creator>Unknown Author</dc:creator><dc:date>2012-06-18T21:17:53.16</dc:date><text:p text:style-name="P14"><text:span text:style-name="T24">300,000 *.40 =120000 km – /1000 = 120 cm = 0.12m</text:span></text:p></office:annotation></text:p>
          </table:table-cell>
        </table:table-row>
        <table:table-row>
          <table:table-cell table:style-name="Table3.A2" office:value-type="string">
            <text:p text:style-name="P10">DRAM</text:p>
          </table:table-cell>
          <table:table-cell table:style-name="Table3.A2" office:value-type="string">
            <text:p text:style-name="Table_20_Contents">n$0.58</text:p>
          </table:table-cell>
          <table:table-cell table:style-name="Table3.A2" office:value-type="string">
            <text:p text:style-name="Table_20_Contents">12 ns</text:p>
          </table:table-cell>
          <table:table-cell table:style-name="Table3.D2" office:value-type="string">
            <text:p text:style-name="Table_20_Contents">3.6 m</text:p>
          </table:table-cell>
        </table:table-row>
      </table:table>
      <text:p text:style-name="P2"/>
      <text:p text:style-name="Standard"><text:span text:style-name="T3">-</text:span><text:bookmark text:name="Hard_Drives"/><text:span text:style-name="T3">Hard Drives</text:span></text:p>
      <text:p text:style-name="Text_20_body"><text:bookmark text:name="line-358"/><text:tab/>&gt;Another type of memory in your computer is a <text:span text:style-name="Strong_20_Emphasis">hard drive</text:span>. Inside the hard drive there are <text:tab/><text:tab/>several disks that spin. The disks store data magnetically, and there is a read-head <text:tab/><text:tab/>that can read data from the disks as well as write new data from the disk. </text:p>
      <text:p text:style-name="Text_20_body"><text:tab/>&gt;Compared to DRAM, this is a very slow way of storing data since it involves spinning a <text:tab/><text:tab/>physical disk and moving a read head, but it can store data for far less cost than <text:tab/><text:tab/><text:tab/>DRAM. The other advantage of storing data on a hard drive is that it persists. The <text:tab/><text:tab/>data is not lost even when the power is turned off.<text:bookmark text:name="line-360"/><text:bookmark text:name="line-359"/></text:p>
      <text:p text:style-name="Text_20_body"><text:s/><text:tab/>&gt;Where our DRAM was two gigabytes, this hard drive can store one terabyte, which is 500 <text:tab/><text:tab/>times as much memory. A terabyte is close to a trillion bytes:<text:bookmark text:name="line-364"/><text:bookmark text:name="line-363"/></text:p>
      <text:list xml:id="list36196974" text:style-name="L2">
        <text:list-item>
          <text:p text:style-name="P12">8*2^40 bits ∼ 8.8trillion bits <text:bookmark text:name="line-366"/><text:bookmark text:name="line-365"/></text:p>
        </text:list-item>
      </text:list>
      <text:p text:style-name="Text_20_body">This is enough memory to store about 100 hours of high quality video.<text:bookmark text:name="line-368"/><text:bookmark text:name="line-367"/></text:p>
      <text:p text:style-name="Text_20_body">The latency for a hard drive is much higher than it is for DRAM. This is because the hard drive is moving physical things. It operates using disks, so you have to wait for the disk to spin and reach the read-head. Also, if the disk isn't in the right place then you might have to wait for the read-head to move. The average latency for a hard drive is about seven milliseconds (1 millisecond = 1/1000 of a second = 1 million nanoseconds).<text:bookmark text:name="line-370"/><text:bookmark text:name="line-369"/></text:p>
      <text:p text:style-name="Text_20_body">The cost of this 1.0 terrabyte hard drive is 100 USD (75 Euros), so the cost per bit is much lower than it is for DRAM memory.<text:bookmark text:name="line-372"/><text:bookmark text:name="line-371"/></text:p>
      <text:p text:style-name="Standard"><text:bookmark text:name="Quiz:_Hard_Drives"/>-Quiz 12: Hard Drives<text:bookmark text:name="line-1-79"/><text:bookmark text:name="line-375"/><text:bookmark text:name="line-374"/><text:bookmark text:name="line-373"/>: Add the hard drive data to your unit table. Include how many nanodollars it costs per bit and its latency-distance. </text:p>
      <text:p text:style-name="P2"/>
      <table:table table:name="Table4" table:style-name="Table4">
        <table:table-column table:style-name="Table4.A" table:number-columns-repeated="3"/>
        <table:table-column table:style-name="Table4.D"/>
        <table:table-row>
          <table:table-cell table:style-name="Table4.A1" office:value-type="string">
            <text:p text:style-name="P10">Type of memory</text:p>
          </table:table-cell>
          <table:table-cell table:style-name="Table4.A1" office:value-type="string">
            <text:p text:style-name="P10">Cost per bit</text:p>
          </table:table-cell>
          <table:table-cell table:style-name="Table4.A1" office:value-type="string">
            <text:p text:style-name="P10">latency</text:p>
          </table:table-cell>
          <table:table-cell table:style-name="Table4.D1" office:value-type="string">
            <text:p text:style-name="P10">latency-distance</text:p>
          </table:table-cell>
        </table:table-row>
        <table:table-row>
          <table:table-cell table:style-name="Table4.A2" office:value-type="string">
            <text:p text:style-name="P10">Bulb/switch</text:p>
          </table:table-cell>
          <table:table-cell table:style-name="Table4.A2" office:value-type="string">
            <text:p text:style-name="Table_20_Contents">$0.50</text:p>
          </table:table-cell>
          <table:table-cell table:style-name="Table4.A2" office:value-type="string">
            <text:p text:style-name="Table_20_Contents">1 sec</text:p>
          </table:table-cell>
          <table:table-cell table:style-name="Table4.D2" office:value-type="string">
            <text:p text:style-name="Table_20_Contents">300,000 km</text:p>
          </table:table-cell>
        </table:table-row>
        <table:table-row>
          <table:table-cell table:style-name="Table4.A2" office:value-type="string">
            <text:p text:style-name="P10">CPU-register</text:p>
          </table:table-cell>
          <table:table-cell table:style-name="Table4.A2" office:value-type="string">
            <text:p text:style-name="Table_20_Contents">$0.001</text:p>
          </table:table-cell>
          <table:table-cell table:style-name="Table4.A2" office:value-type="string">
            <text:p text:style-name="Table_20_Contents">&lt;0.4 sec</text:p>
          </table:table-cell>
          <table:table-cell table:style-name="Table4.D2" office:value-type="string">
            <text:p text:style-name="Table_20_Contents">0.12 m (~120cm)<office:annotation><dc:creator>Unknown Author</dc:creator><dc:date>2012-06-18T21:17:53.17</dc:date><text:p text:style-name="P14"><text:span text:style-name="T24">300,000 *.40 =120000 km – /1000 = 120 cm = 0.12m</text:span></text:p></office:annotation></text:p>
          </table:table-cell>
        </table:table-row>
        <table:table-row>
          <table:table-cell table:style-name="Table4.A2" office:value-type="string">
            <text:p text:style-name="P10">DRAM</text:p>
          </table:table-cell>
          <table:table-cell table:style-name="Table4.A2" office:value-type="string">
            <text:p text:style-name="Table_20_Contents">n$0.58</text:p>
          </table:table-cell>
          <table:table-cell table:style-name="Table4.A2" office:value-type="string">
            <text:p text:style-name="Table_20_Contents">12 ns</text:p>
          </table:table-cell>
          <table:table-cell table:style-name="Table4.D2" office:value-type="string">
            <text:p text:style-name="Table_20_Contents">3.6 m</text:p>
          </table:table-cell>
        </table:table-row>
        <table:table-row>
          <table:table-cell table:style-name="Table4.A2" office:value-type="string">
            <text:p text:style-name="P10">Hard drive</text:p>
          </table:table-cell>
          <table:table-cell table:style-name="Table4.A2" office:value-type="string">
            <text:p text:style-name="Table_20_Contents">$100 for 1 T.byte – n$ 0.01<office:annotation><dc:creator>Unknown Author</dc:creator><dc:date>2012-06-18T21:52:59.17</dc:date><text:p text:style-name="P14"><text:span text:style-name="T24">100000000000.0/8796093022208.0 = 0.01136... (nanodollars divided by 2**40*8)</text:span></text:p></office:annotation></text:p>
          </table:table-cell>
          <table:table-cell table:style-name="Table4.A2" office:value-type="string">
            <text:p text:style-name="Table_20_Contents"><text:s/>7 ms</text:p>
          </table:table-cell>
          <table:table-cell table:style-name="Table4.D2" office:value-type="string">
            <text:p text:style-name="Table_20_Contents">2100 km<office:annotation><dc:creator>Unknown Author</dc:creator><dc:date>2012-06-18T21:27:22.17</dc:date><text:p text:style-name="P14"><text:span text:style-name="T24">.007 * 300000 = 2100 – 2098, specifically</text:span></text:p></office:annotation></text:p>
          </table:table-cell>
        </table:table-row>
      </table:table>
      <text:p text:style-name="Standard"/>
      <text:p text:style-name="Standard">-<text:bookmark text:name="Loops_on_Lists"/>Loops on Lists</text:p>
      <text:p text:style-name="Standard"><text:bookmark text:name="line-379"/><text:tab/>&gt;Since lists are collections of things, it is very useful to be able to go through a list and do <text:tab/><text:tab/>something with every element.</text:p>
      <text:p text:style-name="Standard"><text:bookmark text:name="line-381"/><text:bookmark text:name="line-380"/><text:soft-page-break/><text:tab/>&gt;we already know everything we need to do this if we put our concepts together in the right <text:tab/><text:tab/>order</text:p>
      <text:p text:style-name="Standard"><text:tab/>&gt;In Unit 2, we introduced the while loop<text:bookmark text:name="line-383"/><text:bookmark text:name="line-382"/>, which had this form:</text:p>
      <text:p text:style-name="Standard"><text:span text:style-name="T3"><text:tab/><text:tab/>1 </text:span><text:bookmark text:name="line-1-81"/><text:bookmark text:name="CA-09903eb71dc999e6f929c8afc7924a37bc874b3d_1"/><text:span text:style-name="T3">while &lt;'''TestExpression''</text:span><text:span text:style-name="T3"><office:annotation><dc:creator>Unknown Author</dc:creator><dc:date>2012-06-19T11:12:35.18</dc:date><text:p text:style-name="P14"><text:span text:style-name="T25">Something that evaluates to true or false</text:span></text:p></office:annotation></text:span><text:span text:style-name="T3">'&gt;:</text:span></text:p>
      <text:p text:style-name="Standard"><text:s text:c="3"/><text:tab/><text:tab/><text:span text:style-name="T3">2 </text:span><text:bookmark text:name="line-2-19"/><text:bookmark text:name="CA-09903eb71dc999e6f929c8afc7924a37bc874b3d_2"/><text:span text:style-name="T3"><text:s text:c="8"/>&lt;'''Block'''&gt;</text:span></text:p>
      <text:p text:style-name="Standard"><text:span text:style-name="T3"><text:tab/><text:tab/>when the test is True, that indicates that the block should be executed; a</text:span>t the end of <text:tab/><text:tab/>the block, execution continues by re-evaluating the test expression, and continuing to <text:tab/><text:tab/>execute the block as long as the test expression evaluates to True.</text:p>
      <text:p text:style-name="Standard">-<text:bookmark text:name="Quiz:_Loops_on_Lists"/>Quiz 13: Loops on Lists<text:bookmark text:name="line-1-82"/><text:bookmark text:name="line-392"/><text:bookmark text:name="line-391"/><text:bookmark text:name="line-390"/> – Define a procedure called <text:span text:style-name="Strong_20_Emphasis">print_all_elements</text:span> that takes as input a list p <text:tab/>and prints out every element of that list. Here is a start: </text:p>
      <text:p text:style-name="Standard"><text:bookmark text:name="CA-50c187b8ca0b4d1b5f3e4e89de6f5b0b01fa7b9c"/><text:span text:style-name="T3"><text:tab/><text:tab/>1 </text:span><text:bookmark text:name="line-1-84"/><text:bookmark text:name="CA-50c187b8ca0b4d1b5f3e4e89de6f5b0b01fa7b9c_1"/><text:span text:style-name="T3">def print_all_elements(p):</text:span></text:p>
      <text:p text:style-name="Standard"><text:s text:c="3"/><text:tab/><text:tab/><text:span text:style-name="T3">2 </text:span><text:bookmark text:name="line-2-20"/><text:bookmark text:name="CA-50c187b8ca0b4d1b5f3e4e89de6f5b0b01fa7b9c_2"/><text:span text:style-name="T3"><text:s text:c="4"/>i = 0</text:span></text:p>
      <text:p text:style-name="Standard"><text:s text:c="3"/><text:tab/><text:tab/><text:span text:style-name="T3">3 </text:span><text:bookmark text:name="line-3-13"/><text:bookmark text:name="CA-50c187b8ca0b4d1b5f3e4e89de6f5b0b01fa7b9c_3"/><text:span text:style-name="T3"><text:s text:c="4"/>while __________:</text:span><text:span text:style-name="T3"><office:annotation><dc:creator>Unknown Author</dc:creator><dc:date>2012-06-19T11:18:30.18</dc:date><text:p text:style-name="P14"><text:span text:style-name="T25">My first thought was just to make this True, but if I do that, it will print all the elements and then give an error when it tries to call the place in the lsit that is one beyond where the list end, which is bound to happen</text:span></text:p></office:annotation></text:span></text:p>
      <text:p text:style-name="Standard"><text:s text:c="3"/><text:tab/><text:tab/><text:span text:style-name="T3">4 </text:span><text:bookmark text:name="line-4-9"/><text:bookmark text:name="CA-50c187b8ca0b4d1b5f3e4e89de6f5b0b01fa7b9c_4"/><text:span text:style-name="T3"><text:s text:c="10"/>print p[i]</text:span></text:p>
      <text:p text:style-name="Standard"><text:s text:c="3"/><text:tab/><text:tab/><text:span text:style-name="T3">5 </text:span><text:bookmark text:name="line-5-4"/><text:bookmark text:name="CA-50c187b8ca0b4d1b5f3e4e89de6f5b0b01fa7b9c_5"/><text:span text:style-name="T3"><text:s text:c="10"/>i = i + 1</text:span></text:p>
      <text:p text:style-name="Standard"/>
      <text:p text:style-name="Standard"><text:tab/>def print_all_elements(p):</text:p>
      <text:p text:style-name="Standard"><text:tab/><text:tab/>i=0</text:p>
      <text:p text:style-name="Standard"><text:tab/><text:tab/>while <office:annotation><dc:creator>Unknown Author</dc:creator><dc:date>2012-06-19T11:30:23.18</dc:date><text:p text:style-name="P14"><text:span text:style-name="T24">Because we initialized p as an integer, this test expression is equivalent to i&lt;len(p) – and this expression is shorter/simpler, so it's preferable.</text:span></text:p></office:annotation>i&lt;=len(p)-1:<office:annotation><dc:creator>Unknown Author</dc:creator><dc:date>2012-06-19T11:28:35.18</dc:date><text:p text:style-name="P14"><text:span text:style-name="T24">List starts at 0</text:span><text:span text:style-name="T27">th</text:span><text:span text:style-name="T24"> place for indexing, but len numbers elements starting from one – thus the highest index in the list is not the value of len(p), but len(p) - 1</text:span></text:p></office:annotation></text:p>
      <text:p text:style-name="Standard"><text:tab/><text:tab/><text:tab/>print p[i]</text:p>
      <text:p text:style-name="Standard"><text:tab/><text:tab/><text:tab/>i=i+1</text:p>
      <text:p text:style-name="Standard">-<text:bookmark text:name="For_Loops"/>For loops</text:p>
      <text:p text:style-name="Standard"><text:bookmark text:name="line-403"/><text:tab/>&gt;We could do all of our looping through lists just using while, but it would get complicated <text:tab/><text:tab/>– in Python there is a more convenient way to loop through the elements of a list: the <text:tab/><text:tab/>for loop. </text:p>
      <text:p text:style-name="Standard"><text:tab/><text:tab/>&gt;&gt; The syntax looks like this:<text:bookmark text:name="line-405"/><text:bookmark text:name="line-404"/></text:p>
      <text:p text:style-name="Standard"><text:bookmark text:name="CA-935ce9f4774006334a60cecc38b755674139405b"/><text:span text:style-name="T3"><text:tab/><text:tab/><text:tab/>1 </text:span><text:bookmark text:name="line-1-86"/><text:bookmark text:name="CA-935ce9f4774006334a60cecc38b755674139405b_1"/><text:span text:style-name="T3">for &lt;''name</text:span><text:span text:style-name="T3"><office:annotation><dc:creator>Unknown Author</dc:creator><dc:date>2012-06-19T11:41:57.19</dc:date><text:p text:style-name="P14"><text:span text:style-name="T25">New name for a variable that we can introduce</text:span></text:p></office:annotation></text:span><text:span text:style-name="T3">''&gt; in &lt;''list''&gt;:</text:span></text:p>
      <text:p text:style-name="Standard"><text:s text:c="3"/><text:tab/><text:tab/><text:tab/><text:span text:style-name="T3">2 </text:span><text:bookmark text:name="line-2-21"/><text:bookmark text:name="CA-935ce9f4774006334a60cecc38b755674139405b_2"/><text:span text:style-name="T3"><text:s text:c="8"/>&lt;''block''&gt;</text:span></text:p>
      <text:p text:style-name="Standard"><text:bookmark text:name="line-409"/><text:tab/>&gt;The loop functions by going through each element of the list in turn, assigning that element <text:tab/><text:tab/>to the &lt;name&gt; and evaluating the &lt;block&gt; – we'll do that in order, going through the <text:tab/><text:tab/>list</text:p>
      <text:p text:style-name="Standard"><text:tab/>&gt;Using the for loop, we can <text:s/>define the procedure print_all_elements, using much less code <text:tab/><text:tab/>than we needed using the while loop: <text:bookmark text:name="line-411"/><text:bookmark text:name="line-410"/></text:p>
      <text:p text:style-name="Standard"><text:bookmark text:name="CA-b948f764b81ab78e760e557d7611252d0bf1a507"/><text:span text:style-name="T3"><text:tab/><text:tab/><text:tab/></text:span> <text:s text:c="2"/><text:span text:style-name="T3">1 </text:span><text:bookmark text:name="line-1-88"/><text:bookmark text:name="CA-b948f764b81ab78e760e557d7611252d0bf1a507_1"/><text:span text:style-name="T3">def print_all_elements(p):</text:span></text:p>
      <text:p text:style-name="Standard"><text:s text:c="3"/><text:tab/><text:tab/><text:tab/> <text:s text:c="2"/><text:span text:style-name="T3">2 </text:span><text:bookmark text:name="line-2-22"/><text:bookmark text:name="CA-b948f764b81ab78e760e557d7611252d0bf1a507_2"/><text:span text:style-name="T3"><text:s text:c="4"/>for e in p:</text:span></text:p>
      <text:p text:style-name="Standard"><text:s text:c="3"/><text:tab/><text:tab/><text:tab/> <text:s text:c="2"/><text:span text:style-name="T3">3 </text:span><text:bookmark text:name="line-3-14"/><text:bookmark text:name="CA-b948f764b81ab78e760e557d7611252d0bf1a507_3"/><text:span text:style-name="T3"><text:s text:c="8"/>print e</text:span></text:p>
      <text:p text:style-name="Standard"><text:bookmark text:name="line-416"/><text:tab/>&gt;Walk-through what happens when you apply this for loop to a list: <text:bookmark text:name="line-418"/><text:bookmark text:name="line-417"/></text:p>
      <text:p text:style-name="Standard"><text:bookmark text:name="CA-be15e721e99906c3ba33cb07e52e384290fd3097"/><text:span text:style-name="T3"><text:tab/><text:tab/><text:tab/>1 </text:span><text:bookmark text:name="line-1-90"/><text:bookmark text:name="CA-be15e721e99906c3ba33cb07e52e384290fd3097_1"/><text:span text:style-name="T3">mylist = [1, 2, [3,4]]</text:span></text:p>
      <text:p text:style-name="Standard"><text:span text:style-name="T3"><text:tab/><text:tab/><text:tab/>2 </text:span><text:bookmark text:name="line-2-23"/><text:bookmark text:name="CA-be15e721e99906c3ba33cb07e52e384290fd3097_2"/><text:span text:style-name="T3">print_all_elements(mylist)</text:span></text:p>
      <text:p text:style-name="Standard"><text:bookmark text:name="line-422"/><text:tab/><text:tab/>&gt;&gt; When you pass in mylist to print_all_elements, the variable p will refer to mylist, <text:tab/><text:tab/><text:tab/>the list <text:tab/>that contains the three elements, 1, 2 and [3,4].</text:p>
      <text:p text:style-name="Standard"><text:tab/><text:tab/>&gt;&gt; When the loop is executed, the variable e is assigned to the first element in the <text:tab/><text:tab/><text:tab/>list, and the body of the loop will print the first element. So, for the first <text:tab/><text:tab/><text:tab/><text:tab/>iteration the value of e will be 1. The block is executed, printing out 1. </text:p>
      <text:p text:style-name="Standard"><text:tab/><text:tab/>&gt;&gt; Since there are more elements in the list, execution continues, assigning 2 to the <text:tab/><text:tab/><text:tab/>e. Again, the block is executed, but this time it prints out 2. </text:p>
      <text:p text:style-name="Standard"><text:tab/><text:tab/>&gt;&gt; Execution continues for the third iteration, which prints out 3. There are no more <text:tab/><text:tab/><text:tab/>elements in the list, so the for loop is complete and execution continues with <text:tab/><text:tab/><text:tab/>the next statement (in this case, there is no following statement, so execution <text:tab/><text:tab/><text:tab/>finishes). </text:p>
      <text:p text:style-name="Standard">-<text:bookmark text:name="Quiz:_Sum_List"/>Quiz 14: Sum List<text:bookmark text:name="line-1-91"/><text:bookmark text:name="line-427"/><text:bookmark text:name="line-426"/><text:bookmark text:name="line-425"/> – Define a procedure, <text:span text:style-name="Strong_20_Emphasis">sum_list</text:span>, that takes as its input a list of numbers, and <text:tab/>produces as its output the sum of all the elements in the input list. For example, <text:bookmark text:name="line-1-93"/><text:bookmark text:name="CA-c183a61d15e2938469b43de41bb3e9885b897e35_1"/><text:bookmark text:name="CA-c183a61d15e2938469b43de41bb3e9885b897e35"/><text:span text:style-name="T3">sum_list([1, </text:span><text:soft-page-break/><text:span text:style-name="T3"><text:tab/>7, 4]) → 12</text:span></text:p>
      <text:p text:style-name="P2"/>
      <text:p text:style-name="P2"><text:tab/>def sum_list(p): </text:p>
      <text:p text:style-name="P2"><text:tab/><text:tab/>sum=0</text:p>
      <text:p text:style-name="Standard"><text:span text:style-name="T3"><text:tab/><text:tab/>for e in p: </text:span><text:span text:style-name="T3"><office:annotation><dc:creator>Unknown Author</dc:creator><dc:date>2012-06-19T11:53:02.19</dc:date><text:p text:style-name="P14"><text:span text:style-name="T25">If the next line is just print e+e, then the procedure prints out a series of numbers, each of which is a previous list element added to itself; similarly, if you take the code on the next line &amp; make it sum = e+e, the code will just double the last element in the list (i.e., it will just print out the last step of the for loop)</text:span></text:p></office:annotation></text:span></text:p>
      <text:p text:style-name="P2"><text:tab/><text:tab/><text:tab/>sum=sum+e</text:p>
      <text:p text:style-name="Standard"><text:span text:style-name="T3"><text:s text:c="23"/>return sum</text:span><text:span text:style-name="T3"><office:annotation><dc:creator>Unknown Author</dc:creator><dc:date>2012-06-19T12:15:18.19</dc:date><text:p text:style-name="P14"><text:span text:style-name="T25">Need a return statement so that you can use this information in the </text:span></text:p></office:annotation></text:span><text:span text:style-name="T3"><text:tab/></text:span></text:p>
      <text:p text:style-name="Standard"/>
      <text:p text:style-name="Standard">-<text:bookmark text:name="Quiz:_Measure_Udacity"/>Quiz 15: Measure Udacity<text:bookmark text:name="line-1-94"/><text:bookmark text:name="line-438"/><text:bookmark text:name="line-437"/><text:bookmark text:name="line-436"/> – Define a procedure, <text:span text:style-name="Strong_20_Emphasis">measure_udacity</text:span>, that takes as its input a list of <text:tab/>strings, and outputs a number that is a count of the number of elements in the input list that <text:tab/>start with an uppercase letter 'U'. For example, <text:bookmark text:name="line-441"/><text:bookmark text:name="line-440"/></text:p>
      <text:p text:style-name="Standard"><text:span text:style-name="T3"><text:s/></text:span><text:bookmark text:name="CA-ab1cba4ea48ca69eb932e327bee99401fe4d17db"/><text:span text:style-name="T3"><text:tab/><text:tab/><text:tab/>1 </text:span><text:bookmark text:name="line-1-96"/><text:bookmark text:name="CA-ab1cba4ea48ca69eb932e327bee99401fe4d17db_1"/><text:span text:style-name="T3">measure_udacity(['Dave', 'Sebastian', 'Katy'])</text:span></text:p>
      <text:p text:style-name="Standard"><text:s text:c="2"/><text:tab/><text:tab/><text:tab/><text:span text:style-name="T3">2 </text:span><text:bookmark text:name="line-2-24"/><text:bookmark text:name="CA-ab1cba4ea48ca69eb932e327bee99401fe4d17db_2"/><text:span text:style-name="T3">0</text:span></text:p>
      <text:p text:style-name="Standard"><text:s text:c="3"/><text:tab/><text:tab/><text:tab/><text:span text:style-name="T3">3 </text:span><text:bookmark text:name="line-3-15"/><text:bookmark text:name="CA-ab1cba4ea48ca69eb932e327bee99401fe4d17db_3"/></text:p>
      <text:p text:style-name="Standard"><text:s text:c="3"/><text:tab/><text:tab/><text:tab/><text:span text:style-name="T3">4 </text:span><text:bookmark text:name="line-4-10"/><text:bookmark text:name="CA-ab1cba4ea48ca69eb932e327bee99401fe4d17db_4"/><text:span text:style-name="T3">measure_udacity(['Umika', 'Umberto'])</text:span></text:p>
      <text:p text:style-name="Standard"><text:s text:c="3"/><text:tab/><text:tab/><text:tab/><text:span text:style-name="T3">5 </text:span><text:bookmark text:name="line-5-5"/><text:bookmark text:name="CA-ab1cba4ea48ca69eb932e327bee99401fe4d17db_5"/><text:span text:style-name="T3">2</text:span></text:p>
      <text:p text:style-name="P2"/>
      <text:p text:style-name="Standard"><text:span text:style-name="T3"><text:tab/>def measure_udacity(p): </text:span><text:span text:style-name="T3"><office:annotation><dc:creator>Unknown Author</dc:creator><dc:date>2012-06-19T12:25:12.20</dc:date><text:p text:style-name="P14"><text:span text:style-name="T25">OK – so look at each element in p, determine whether it begins with a U, go on to next element</text:span></text:p></office:annotation></text:span></text:p>
      <text:p text:style-name="Standard"><text:span text:style-name="T3"><text:tab/><text:tab/>for e</text:span><text:span text:style-name="T3"><office:annotation><dc:creator>Unknown Author</dc:creator><dc:date>2012-06-19T12:55:08.20</dc:date><text:p text:style-name="P14"><text:span text:style-name="T25">Know from the problem that all list elements are strings, so there's no need to make them strings in the procedure</text:span></text:p></office:annotation></text:span><text:span text:style-name="T3"> in p: </text:span></text:p>
      <text:p text:style-name="P2"><text:tab/><text:tab/><text:tab/>does it start with U? (if e[0]=U)</text:p>
      <text:p text:style-name="P2"><text:tab/><text:tab/><text:tab/>Add to count – so count increases by 1 for each elem that starts with U</text:p>
      <text:p text:style-name="P2"><text:tab/><text:tab/>return count</text:p>
      <text:p text:style-name="P2"/>
      <text:p text:style-name="P2"><text:tab/>def measure_udacity(p): </text:p>
      <text:p text:style-name="P2"><text:tab/><text:tab/>count=0<text:tab/></text:p>
      <text:p text:style-name="P2"><text:tab/><text:tab/>for e in p: </text:p>
      <text:p text:style-name="P2"><text:tab/><text:tab/><text:tab/>name=e.find(“U”)</text:p>
      <text:p text:style-name="Standard"><text:span text:style-name="T3"><text:tab/><text:tab/><text:tab/>if name==</text:span><text:span text:style-name="T3"><office:annotation><dc:creator>Unknown Author</dc:creator><dc:date>2012-06-19T13:12:00.20</dc:date><text:p text:style-name="P14"><text:span text:style-name="T25">REMEMBER THE DOUBLE EQUALS SIGN</text:span></text:p></office:annotation></text:span><text:span text:style-name="T3">0:</text:span></text:p>
      <text:p text:style-name="P2"><text:tab/><text:tab/><text:tab/><text:tab/>count=count+1</text:p>
      <text:p text:style-name="P2"><text:tab/><text:tab/>return count</text:p>
      <text:p text:style-name="P2"/>
      <text:p text:style-name="P2"><text:tab/>def measure_udacity(p):</text:p>
      <text:p text:style-name="P2"><text:tab/><text:tab/>count=0</text:p>
      <text:p text:style-name="P2"><text:tab/><text:tab/>for e in p:</text:p>
      <text:p text:style-name="Standard"><text:span text:style-name="T3"><text:tab/><text:tab/><text:tab/>if e[0] == “U”:</text:span><text:span text:style-name="T3"><office:annotation><dc:creator>Unknown Author</dc:creator><dc:date>2012-06-19T13:10:12.20</dc:date><text:p text:style-name="P14"><text:span text:style-name="T25">I tried to do this version first, but kept getting errors – I think from botching quotation marks, because this works just like the acceptable version above</text:span></text:p></office:annotation></text:span></text:p>
      <text:p text:style-name="P2"><text:tab/><text:tab/><text:tab/><text:tab/>count=count+1</text:p>
      <text:p text:style-name="P2"><text:s text:c="4"/><text:tab/><text:tab/>return count</text:p>
      <text:p text:style-name="P2"/>
      <text:p text:style-name="Standard">-<text:bookmark text:name="Quiz:_Find_Element"/>Quiz 16: Find Element<text:bookmark text:name="line-1-97"/><text:bookmark text:name="line-453"/><text:bookmark text:name="line-452"/><text:bookmark text:name="line-451"/> – Define a procedure, <text:span text:style-name="Strong_20_Emphasis">find_element</text:span>, that takes as its input a list and a value <text:tab/>of any type, and outputs the index of the first element in the input list that matches the value. <text:tab/>If there is no matching element, output -1. <text:s/>For example<text:bookmark text:name="line-456"/><text:bookmark text:name="line-455"/>, <text:bookmark text:name="line-1-99"/><text:bookmark text:name="CA-cb264fc54104b6b8560cacaa9320b51d7135fbbc_1"/><text:bookmark text:name="CA-cb264fc54104b6b8560cacaa9320b51d7135fbbc"/><text:span text:style-name="T3">find_element([1, 2, 3], 3) → 2, and <text:s/></text:span><text:bookmark text:name="line-2-25"/><text:bookmark text:name="CA-cb264fc54104b6b8560cacaa9320b51d7135fbbc_2"/><text:span text:style-name="T3"><text:tab/>find_element(['alpha', 'beta'], 'gamma') → -1</text:span></text:p>
      <text:p text:style-name="P2"/>
      <text:p text:style-name="P2"><text:tab/>def find_element(p,y):</text:p>
      <text:p text:style-name="P2"><text:tab/><text:tab/>for e in p: </text:p>
      <text:p text:style-name="P2"><text:tab/><text:tab/><text:tab/>~~does e match y? If so, return index e[0]</text:p>
      <text:p text:style-name="P2"><text:tab/><text:tab/><text:tab/>~~if not, return -1</text:p>
      <text:p text:style-name="P2"/>
      <text:p text:style-name="P2"><text:tab/>Attempt 1</text:p>
      <text:p text:style-name="P2"><text:tab/>def find_element(p,y):</text:p>
      <text:p text:style-name="P2"><text:tab/><text:tab/>for e in p: </text:p>
      <text:p text:style-name="P2"><text:tab/><text:tab/><text:tab/>if e==y:</text:p>
      <text:p text:style-name="P2"><text:soft-page-break/><text:tab/><text:tab/><text:tab/><text:tab/>return e[0] </text:p>
      <text:p text:style-name="Standard"><text:span text:style-name="T3"><text:tab/><text:tab/><text:tab/>if e!=y: ~~this needs to be more like “if </text:span><text:span text:style-name="T4">no</text:span><text:span text:style-name="T5"> e = y” (not just if </text:span><text:span text:style-name="T4">this</text:span><text:span text:style-name="T5"> e !=y)</text:span><text:span text:style-name="T3"><office:annotation><dc:creator>Unknown Author</dc:creator><dc:date>2012-06-19T13:24:35.21</dc:date><text:p text:style-name="P14"><text:span text:style-name="T25">This comes too soon – e.g., for find_element([1,2,3],3), this will give back -1, because 1 isn't 3 – it doesn't look at the other 2 list elements</text:span></text:p></office:annotation></text:span></text:p>
      <text:p text:style-name="P2"><text:tab/><text:tab/><text:tab/><text:tab/>return -1</text:p>
      <text:p text:style-name="P2"><text:tab/></text:p>
      <text:p text:style-name="P2">if e[i][:]==y[:] -- this should compare list items from p to y – if item i from list p, considered end to <text:tab/>end matches y considered end to end . . . except that you shouldn't need to do this; the for <text:tab/>loop goes through the list entire item by entire item, not by single positions</text:p>
      <text:p text:style-name="P2"/>
      <text:p text:style-name="P2">def find_element(p,y):</text:p>
      <text:p text:style-name="P2"><text:tab/>i= 0</text:p>
      <text:p text:style-name="P2"><text:tab/>no_result=-1<text:tab/></text:p>
      <text:p text:style-name="P2"><text:tab/>for e in p:</text:p>
      <text:p text:style-name="Standard"><text:span text:style-name="T3"><text:tab/><text:tab/>if e[i][:] == y[:]</text:span><text:span text:style-name="T3"><office:annotation><dc:creator>Unknown Author</dc:creator><dc:date>2012-06-19T13:50:20.21</dc:date><text:p text:style-name="P14"><text:span text:style-name="T25">Can this just be “if e[i] == y”? Howwwww can this work if these are not numbers (cf use of strings in previous quiz, with ==”U” -- here, I don't know what string to set it equal to, so what to do?)</text:span></text:p></office:annotation></text:span></text:p>
      <text:p text:style-name="P2"><text:tab/><text:tab/><text:tab/>return e[i]</text:p>
      <text:p text:style-name="P2"><text:tab/><text:tab/>else: </text:p>
      <text:p text:style-name="P2"><text:tab/><text:tab/><text:tab/>i+1</text:p>
      <text:p text:style-name="P2"><text:tab/><text:tab/><text:tab/>while i&lt;len(p):</text:p>
      <text:p text:style-name="P2"><text:tab/><text:tab/><text:tab/></text:p>
      <text:p text:style-name="P2"><text:tab/>return no_result</text:p>
      <text:p text:style-name="P2"><text:tab/><text:tab/>~~ this seems like it's headed in the right direction, but if there's a return step for the <text:tab/><text:tab/><text:tab/>else, waht should it be – return e[i+1] won't work, unless the right answer is <text:tab/><text:tab/><text:tab/>(coincidentally)1 – basically, it seems like the procedure will tap out after the <text:tab/><text:tab/><text:tab/>if/else step is completed, and that's too soon</text:p>
      <text:p text:style-name="P2"/>
      <text:p text:style-name="P2">def find_element(list,value):</text:p>
      <text:p text:style-name="P2"><text:tab/>i=0</text:p>
      <text:p text:style-name="P2"><text:tab/>no_result=-1</text:p>
      <text:p text:style-name="P2"><text:tab/>for e in list: </text:p>
      <text:p text:style-name="P2"><text:tab/><text:tab/>if e[i]==str(value):</text:p>
      <text:p text:style-name="Standard"><text:span text:style-name="T3"><text:tab/><text:tab/><text:tab/>return e[i]</text:span><text:span text:style-name="T3"><office:annotation><dc:creator>Unknown Author</dc:creator><dc:date>2012-06-19T15:54:50.21</dc:date><text:p text:style-name="P14"><text:span text:style-name="T25">Don't return e[i] here – that's a list item, not an index number</text:span></text:p></office:annotation></text:span></text:p>
      <text:p text:style-name="P2"><text:tab/>~~~ next, check the others to see if they might match the value</text:p>
      <text:p text:style-name="P2"><text:tab/>~~if no one matches, return no_result</text:p>
      <text:p text:style-name="P2"><text:tab/>return no_result</text:p>
      <text:p text:style-name="P2"/>
      <text:p text:style-name="P2">def find_element(p,y):</text:p>
      <text:p text:style-name="P2"><text:tab/>no_result=-1</text:p>
      <text:p text:style-name="P2"><text:tab/>item=0</text:p>
      <text:p text:style-name="P2"><text:tab/>for e in p:</text:p>
      <text:p text:style-name="Standard"><text:span text:style-name="T3"><text:tab/><text:tab/>item = item+1</text:span><text:span text:style-name="T3"><office:annotation><dc:creator>Unknown Author</dc:creator><dc:date>2012-06-19T14:28:34.22</dc:date><text:p text:style-name="P14"><text:span text:style-name="T25">This works, but I have no idea why this step is included, soo. . . .</text:span></text:p></office:annotation></text:span></text:p>
      <text:p text:style-name="P2"><text:tab/><text:tab/>if e==y: </text:p>
      <text:p text:style-name="P2"><text:tab/><text:tab/><text:tab/>new_result = no_result +item</text:p>
      <text:p text:style-name="P2"><text:tab/><text:tab/><text:tab/>return new_result</text:p>
      <text:p text:style-name="P2"><text:tab/>return no_result</text:p>
      <text:p text:style-name="P2"/>
      <text:p text:style-name="P3">def find_element(p,y):</text:p>
      <text:p text:style-name="P3"><text:tab/>no_result=-1</text:p>
      <text:p text:style-name="P3"><text:tab/>index=0</text:p>
      <text:p text:style-name="P1"><text:span text:style-name="T3"><text:tab/>while index&lt;len(p):</text:span><text:span text:style-name="T3"><office:annotation><dc:creator>Unknown Author</dc:creator><dc:date>2012-06-19T15:57:07.22</dc:date><text:p text:style-name="P14"><text:span text:style-name="T25">This will be true until we've examined all possible items in p</text:span></text:p></office:annotation></text:span></text:p>
      <text:p text:style-name="P3"><text:tab/><text:tab/>if p[index]==y:</text:p>
      <text:p text:style-name="P1"><text:span text:style-name="T3"><text:s text:c="4"/><text:tab/><text:tab/><text:tab/>return index</text:span><text:span text:style-name="T3"><office:annotation><dc:creator>Unknown Author</dc:creator><dc:date>2012-06-19T15:57:52.22</dc:date><text:p text:style-name="P14"><text:span text:style-name="T25">If you find an element in p that's equal to y, give back the index number of that item – so if it's at p[0], give back 0</text:span></text:p></office:annotation></text:span></text:p>
      <text:p text:style-name="P1"><text:span text:style-name="T3"><text:tab/><text:tab/>index=index+1</text:span><text:span text:style-name="T3"><office:annotation><dc:creator>Unknown Author</dc:creator><dc:date>2012-06-19T15:58:47.22</dc:date><text:p text:style-name="P14"><text:span text:style-name="T25">If the element of p you just examined !=y, then increase the index number by 1 to run the while loop and look at the next one – this will keep looking at them &amp; spit out an index number if one is finally ==y; NB – w/o this step, the loop will just run forever, looking at item 1 over and over again</text:span></text:p></office:annotation></text:span></text:p>
      <text:p text:style-name="P1"><text:span text:style-name="T3"><text:tab/><text:tab/></text:span><text:span text:style-name="T3"><office:annotation><dc:creator>Unknown Author</dc:creator><dc:date>2012-06-19T16:10:46.22</dc:date><text:p text:style-name="P14"><text:span text:style-name="T25">This line is not necessary – if you bump the indentation out so that return no_result is aligned with “while,” the effect is the same (i.e., the code rolls into that step as soon as the while's test expression is not satisfied</text:span></text:p></office:annotation></text:span><text:span text:style-name="T3">if index==len(p):</text:span><text:span text:style-name="T3"><office:annotation><dc:creator>Unknown Author</dc:creator><dc:date>2012-06-19T16:02:03.22</dc:date><text:p text:style-name="P14"><text:span text:style-name="T25">When you get to the end of p (remember than len numbers elements starting from 1, so the end of len will always be one more than the length of the list starting from 0) – if you haven't found any instances, return -1</text:span></text:p></office:annotation></text:span></text:p>
      <text:p text:style-name="P3"><text:soft-page-break/><text:tab/><text:tab/><text:tab/>return no_result</text:p>
      <text:p text:style-name="P2"/>
      <text:p text:style-name="P2"><text:tab/>Alternative answers: </text:p>
      <text:p text:style-name="P2"><text:tab/><text:tab/>def find_element(p,y):</text:p>
      <text:p text:style-name="P2"><text:tab/><text:tab/><text:tab/>index=0</text:p>
      <text:p text:style-name="Standard"><text:span text:style-name="T3"><text:tab/><text:tab/><text:tab/>for e in p:</text:span><text:span text:style-name="T3"><office:annotation><dc:creator>Unknown Author</dc:creator><dc:date>2012-06-19T16:12:50.23</dc:date><text:p text:style-name="P14"><text:span text:style-name="T25">We don't need to state the stopping condition here, because it will just go through all the elements of p</text:span></text:p></office:annotation></text:span><text:span text:style-name="T3"> </text:span></text:p>
      <text:p text:style-name="P2"><text:tab/><text:tab/><text:tab/><text:tab/>if e == y:</text:p>
      <text:p text:style-name="P2"><text:tab/><text:tab/><text:tab/><text:tab/><text:tab/>return index</text:p>
      <text:p text:style-name="P2"><text:tab/><text:tab/><text:tab/><text:tab/>index=index+1</text:p>
      <text:p text:style-name="Standard"><text:span text:style-name="T3"><text:tab/><text:tab/><text:tab/></text:span><text:span text:style-name="T3"><office:annotation><dc:creator>Unknown Author</dc:creator><dc:date>2012-06-19T16:16:05.23</dc:date><text:p text:style-name="P14"><text:span text:style-name="T25">So, for every element in p, if the test expression's never satisfied, return -1 – basically, if it's tried every element in p and the if statement has never been executed, then it will run this line of code</text:span></text:p></office:annotation></text:span><text:span text:style-name="T3">return -1</text:span></text:p>
      <text:p text:style-name="P2"><text:bookmark text:name="Index"/>-Index</text:p>
      <text:p text:style-name="Standard"><text:bookmark text:name="line-463"/><text:tab/>&gt;There are many other ways to define find_element. A built-in list operation that we have <text:tab/>not yet introduced that makes it easier to write find_element is the <text:span text:style-name="T13">index</text:span> method: <text:bookmark text:name="line-465"/><text:bookmark text:name="line-464"/></text:p>
      <text:p text:style-name="Standard"><text:span text:style-name="T3"><text:s/></text:span><text:bookmark text:name="CA-5b6d7a69a607259a11659c1a7413e93548e34c60"/><text:span text:style-name="T3"><text:tab/><text:tab/>1 </text:span><text:bookmark text:name="line-1-101"/><text:bookmark text:name="CA-5b6d7a69a607259a11659c1a7413e93548e34c60_1"/><text:span text:style-name="T3">&lt;''list''&gt;.index(&lt;''value''&gt;) → &lt;''position''&gt; or error</text:span></text:p>
      <text:p text:style-name="Standard"><text:bookmark text:name="line-468"/><text:tab/>&gt; The index <text:span text:style-name="T8">method</text:span> is invoked on a list by <text:span text:style-name="T8">passing in a value, and the output is the first </text:span><text:tab/><text:tab/><text:tab/><text:span text:style-name="T8">position where that value sits in the list.</text:span> If the list that does not contain any <text:tab/><text:tab/><text:tab/>occurrences of the value you pass in, index produces an error </text:p>
      <text:p text:style-name="Standard"><text:tab/><text:tab/>&gt;&gt; #!highlight python p = [0, 1, 2] print p.index(3) ValueError: list.index(x): x not in <text:tab/><text:tab/><text:tab/>list – the output here is actually “3 is not in list”</text:p>
      <text:p text:style-name="Standard"><text:tab/><text:tab/>&gt;&gt; this is different from the find method for strings which we used in Unit 1, that <text:tab/><text:tab/><text:tab/>returns a -1 when the target string is not found<text:bookmark text:name="line-470"/><text:bookmark text:name="line-469"/></text:p>
      <text:p text:style-name="Standard"><text:tab/><text:tab/>&gt;&gt; Examples: <text:bookmark text:name="line-472"/><text:bookmark text:name="line-471"/></text:p>
      <text:p text:style-name="Standard"><text:bookmark text:name="CA-e361c6f9e7d006dc266b3f590e648eb55422600b"/><text:span text:style-name="T3"><text:tab/><text:tab/><text:tab/>1 </text:span><text:bookmark text:name="line-1-103"/><text:bookmark text:name="CA-e361c6f9e7d006dc266b3f590e648eb55422600b_1"/><text:span text:style-name="T3">p = [0, 1, 2]</text:span></text:p>
      <text:p text:style-name="Standard"><text:s text:c="3"/><text:tab/><text:tab/><text:tab/><text:span text:style-name="T3">2 </text:span><text:bookmark text:name="line-2-26"/><text:bookmark text:name="CA-e361c6f9e7d006dc266b3f590e648eb55422600b_2"/><text:span text:style-name="T3">print p.index(2)</text:span></text:p>
      <text:p text:style-name="Standard"><text:s text:c="3"/><text:tab/><text:tab/><text:tab/><text:span text:style-name="T3">3 </text:span><text:bookmark text:name="line-3-16"/><text:bookmark text:name="CA-e361c6f9e7d006dc266b3f590e648eb55422600b_3"/><text:span text:style-name="T3">2</text:span></text:p>
      <text:p text:style-name="Standard"><text:s text:c="3"/><text:tab/><text:tab/><text:tab/><text:span text:style-name="T3">4 </text:span><text:bookmark text:name="line-4-11"/><text:bookmark text:name="CA-e361c6f9e7d006dc266b3f590e648eb55422600b_4"/></text:p>
      <text:p text:style-name="Standard"><text:s text:c="3"/><text:tab/><text:tab/><text:tab/><text:span text:style-name="T3">5 </text:span><text:bookmark text:name="line-5-6"/><text:bookmark text:name="CA-e361c6f9e7d006dc266b3f590e648eb55422600b_5"/><text:span text:style-name="T3">p = [0, 1, 2, 2, 2]</text:span></text:p>
      <text:p text:style-name="Standard"><text:s text:c="3"/><text:tab/><text:tab/><text:tab/><text:span text:style-name="T3">6 </text:span><text:bookmark text:name="line-6-4"/><text:bookmark text:name="CA-e361c6f9e7d006dc266b3f590e648eb55422600b_6"/><text:span text:style-name="T3">print p.index(2)</text:span></text:p>
      <text:p text:style-name="Standard"><text:s text:c="2"/><text:tab/><text:tab/><text:tab/><text:span text:style-name="T3">7 </text:span><text:bookmark text:name="line-7-3"/><text:bookmark text:name="CA-e361c6f9e7d006dc266b3f590e648eb55422600b_7"/><text:span text:style-name="T3">2</text:span></text:p>
      <text:p text:style-name="Standard"><text:bookmark text:name="line-481"/><text:tab/><text:tab/>&gt;&gt; Even though there are many 2s in the second list, the output is the first position <text:tab/><text:tab/><text:tab/>where 2 occurs. <text:s/></text:p>
      <text:p text:style-name="Standard"><text:tab/>&gt; Since the requested behavior of find_element is to output -1 when the input element is not <text:tab/><text:tab/>found, we cannot use index directly to implement find_element since index produces <text:tab/><text:tab/>an error when the element is not found. </text:p>
      <text:p text:style-name="Standard"><text:tab/>&gt; Instead, we can use another list operation, <text:span text:style-name="T13">in</text:span>, to first <text:span text:style-name="T8">test if the element is anywhere in the</text:span> <text:tab/><text:tab/><text:span text:style-name="T8">list</text:span>. We have already seen in used in the for loop, however outside of a for loop <text:tab/><text:tab/><text:tab/>header it means something different: <text:bookmark text:name="line-483"/><text:bookmark text:name="line-482"/></text:p>
      <text:p text:style-name="Standard"><text:bookmark text:name="CA-fbda6d9b5373b1ad18eb7518889db4c3f37a8f5a"/><text:span text:style-name="T3"><text:tab/><text:tab/><text:tab/></text:span> <text:span text:style-name="T3">1 </text:span><text:bookmark text:name="line-1-105"/><text:bookmark text:name="CA-fbda6d9b5373b1ad18eb7518889db4c3f37a8f5a_1"/><text:span text:style-name="T3"><office:annotation><dc:creator>Unknown Author</dc:creator><dc:date>2012-06-19T16:33:52.24</dc:date><text:p text:style-name="P14"><text:span text:style-name="T25">Doesn't look like a procedure call, but corresponds well to natural language</text:span></text:p></office:annotation></text:span><text:span text:style-name="T3">&lt;''value''&gt; in &lt;''list''&gt; → &lt;''Boolean''&gt;</text:span></text:p>
      <text:p text:style-name="Standard"><text:bookmark text:name="line-486"/><text:tab/><text:tab/>The output is True if the list contains an element matching value, and False if it does <text:tab/><text:tab/>not.</text:p>
      <text:p text:style-name="Standard"><text:bookmark text:name="line-488"/><text:bookmark text:name="line-487"/><text:tab/><text:tab/>&gt;&gt;Examples: <text:bookmark text:name="line-490"/><text:bookmark text:name="line-489"/></text:p>
      <text:p text:style-name="Standard"><text:bookmark text:name="CA-fc81d49e934575dea8e2251201abb24685ec1dac"/><text:span text:style-name="T3"><text:tab/><text:tab/><text:tab/>1 </text:span><text:bookmark text:name="line-1-107"/><text:bookmark text:name="CA-fc81d49e934575dea8e2251201abb24685ec1dac_1"/><text:span text:style-name="T3">p = [0, 1, 2]</text:span></text:p>
      <text:p text:style-name="Standard"><text:s text:c="3"/><text:tab/><text:tab/><text:tab/><text:span text:style-name="T3">2 </text:span><text:bookmark text:name="line-2-27"/><text:bookmark text:name="CA-fc81d49e934575dea8e2251201abb24685ec1dac_2"/><text:span text:style-name="T3">print 3 in p</text:span></text:p>
      <text:p text:style-name="Standard"><text:s text:c="3"/><text:tab/><text:tab/><text:tab/><text:span text:style-name="T3">3 </text:span><text:bookmark text:name="line-3-17"/><text:bookmark text:name="CA-fc81d49e934575dea8e2251201abb24685ec1dac_3"/><text:span text:style-name="T3">False</text:span></text:p>
      <text:p text:style-name="Standard"><text:s text:c="3"/><text:tab/><text:tab/><text:tab/><text:span text:style-name="T3">4 </text:span><text:bookmark text:name="line-4-12"/><text:bookmark text:name="CA-fc81d49e934575dea8e2251201abb24685ec1dac_4"/><text:span text:style-name="T3">print 1 in p</text:span></text:p>
      <text:p text:style-name="Standard"><text:s text:c="3"/><text:tab/><text:tab/><text:tab/><text:span text:style-name="T3">5 </text:span><text:bookmark text:name="line-5-7"/><text:bookmark text:name="CA-fc81d49e934575dea8e2251201abb24685ec1dac_5"/><text:span text:style-name="T3">True</text:span></text:p>
      <text:p text:style-name="Standard"><text:bookmark text:name="line-497"/><text:tab/>&gt; Similarly, you can use <text:span text:style-name="T13">not in</text:span>, which has the opposite meaning of in: <text:bookmark text:name="line-499"/><text:bookmark text:name="line-498"/></text:p>
      <text:p text:style-name="Standard"><text:bookmark text:name="CA-48c547677f8001d4f4f48cd03b1c04d52ad2ffb6"/><text:span text:style-name="T3"><text:tab/><text:tab/>1 </text:span><text:bookmark text:name="line-1-109"/><text:bookmark text:name="CA-48c547677f8001d4f4f48cd03b1c04d52ad2ffb6_1"/><text:span text:style-name="T3">&lt;''value''&gt; not in &lt;''list''&gt; --&gt; &lt;”Boolean”&gt;</text:span></text:p>
      <text:p text:style-name="Standard"><text:bookmark text:name="line-502"/><text:tab/><text:tab/>&gt;&gt; If the value is not in the list, <text:s/>the result of &lt;value&gt; not in &lt;list&gt; is True, and if the <text:tab/><text:tab/><text:tab/>&lt;value&gt; is in the &lt;list&gt; than the result is False. <text:bookmark text:name="line-504"/><text:bookmark text:name="line-503"/></text:p>
      <text:p text:style-name="Standard"><text:tab/>&gt;These two expressions are equivalent: <text:bookmark text:name="line-506"/><text:bookmark text:name="line-505"/></text:p>
      <text:p text:style-name="Standard"><text:span text:style-name="T3"><text:tab/><text:tab/>1 </text:span><text:bookmark text:name="line-1-111"/><text:bookmark text:name="CA-5e1befb703ecc3b70c778b3c34d8841ec1f8d04b_1"/><text:span text:style-name="T3">&lt;''value''&gt; not in &lt;''list''&gt; <text:s/>not &lt;''value''&gt; in &lt;''list''&gt;</text:span></text:p>
      <text:p text:style-name="Standard"><text:bookmark text:name="Quiz:_Index"/><text:bookmark text:name="line-509"/><text:soft-page-break/>-Quiz 16: Index – Define find_element, this time using index. </text:p>
      <text:p text:style-name="Standard"><text:tab/>def find_element(p,y)</text:p>
      <text:p text:style-name="Standard"><text:tab/><text:tab/>if y in p:<office:annotation><dc:creator>Unknown Author</dc:creator><dc:date>2012-06-20T12:00:35.24</dc:date><text:p text:style-name="P15"><text:span text:style-name="T24">I originally had this as “if y in p == True,” which does not work because this gets read as “y in (p==True)” or “y in False,” which is itself False, and thus this if statement will never get executed <text:s/>– cf. P=[1,2,3] y=2; y in p returns True, but “y in p==True” returns False</text:span></text:p></office:annotation> </text:p>
      <text:p text:style-name="Standard"><text:tab/><text:tab/><text:tab/>return p.index(y)</text:p>
      <text:p text:style-name="Standard"><text:tab/><text:tab/>if not y in p:</text:p>
      <text:p text:style-name="Standard"><text:tab/><text:tab/><text:tab/>return -1</text:p>
      <text:p text:style-name="Standard"><text:tab/>Alternative answers: </text:p>
      <text:p text:style-name="Standard"><text:tab/><text:tab/>def find_element(p,t):</text:p>
      <text:p text:style-name="Standard"><text:tab/><text:tab/><text:tab/>if p in t:</text:p>
      <text:p text:style-name="Standard"><text:tab/><text:tab/><text:tab/><text:tab/>return p.index(t)</text:p>
      <text:p text:style-name="Standard"><text:tab/><text:tab/><text:tab/>else:</text:p>
      <text:p text:style-name="Standard"><text:tab/><text:tab/><text:tab/><text:tab/>return -1</text:p>
      <text:p text:style-name="Standard"/>
      <text:p text:style-name="Standard"><text:tab/><text:tab/>def find_element(p,t):</text:p>
      <text:p text:style-name="Standard"><text:tab/><text:tab/><text:tab/>if p not in t:</text:p>
      <text:p text:style-name="Standard"><text:tab/><text:tab/><text:tab/><text:tab/>return -1</text:p>
      <text:p text:style-name="Standard"><text:tab/><text:tab/><text:tab/>return p.index(t)</text:p>
      <text:p text:style-name="Standard"><text:bookmark text:name="line-513"/></text:p>
      <text:p text:style-name="Standard"><text:bookmark text:name="Quiz:_Union"/>-Quiz 17: Union<text:bookmark text:name="line-1-113"/><text:bookmark text:name="line-518"/><text:bookmark text:name="line-517"/><text:bookmark text:name="line-516"/> – Define a procedure, union, that takes as inputs 2 lists. It should modify the <text:tab/>first <text:tab/>input list to be the set union of the 2 lists. <text:bookmark text:name="line-519"/></text:p>
      <text:p text:style-name="Standard"><text:tab/><text:tab/>Example: </text:p>
      <text:p text:style-name="Standard"><text:bookmark text:name="CA-6c30e100a574947a62ad2fbacb2305e22fd638cf"/><text:span text:style-name="T3"><text:tab/><text:tab/><text:tab/>1 </text:span><text:bookmark text:name="line-1-115"/><text:bookmark text:name="CA-6c30e100a574947a62ad2fbacb2305e22fd638cf_1"/><text:span text:style-name="T3">a = [1, 2, 3]</text:span></text:p>
      <text:p text:style-name="Standard"><text:s text:c="3"/><text:tab/><text:tab/><text:tab/><text:span text:style-name="T3">2 </text:span><text:bookmark text:name="line-2-28"/><text:bookmark text:name="CA-6c30e100a574947a62ad2fbacb2305e22fd638cf_2"/><text:span text:style-name="T3">b = [2, 4, 6]</text:span></text:p>
      <text:p text:style-name="Standard"><text:s text:c="3"/><text:tab/><text:tab/><text:tab/><text:span text:style-name="T3">3 </text:span><text:bookmark text:name="line-3-18"/><text:bookmark text:name="CA-6c30e100a574947a62ad2fbacb2305e22fd638cf_3"/><text:span text:style-name="T3">union(a, b)</text:span></text:p>
      <text:p text:style-name="Standard"><text:s text:c="3"/><text:tab/><text:tab/><text:tab/><text:span text:style-name="T3">4 </text:span><text:bookmark text:name="line-4-13"/><text:bookmark text:name="CA-6c30e100a574947a62ad2fbacb2305e22fd638cf_4"/><text:span text:style-name="T3">print a</text:span></text:p>
      <text:p text:style-name="Standard"><text:s text:c="3"/><text:tab/><text:tab/><text:tab/><text:span text:style-name="T3">5 </text:span><text:bookmark text:name="line-5-8"/><text:bookmark text:name="CA-6c30e100a574947a62ad2fbacb2305e22fd638cf_5"/><text:span text:style-name="T3">[1, 2, 3, 4, 6]</text:span><text:span text:style-name="T3"><office:annotation><dc:creator>Unknown Author</dc:creator><dc:date>2012-06-19T17:40:44.25</dc:date><text:p text:style-name="P14"><text:span text:style-name="T25">MODIFYING (i.e., mutating) a here – changing the value of the input, leaving the value of b the same</text:span></text:p></office:annotation></text:span></text:p>
      <text:p text:style-name="Standard"><text:s text:c="3"/><text:tab/><text:tab/><text:tab/><text:span text:style-name="T3">6 </text:span><text:bookmark text:name="line-6-5"/><text:bookmark text:name="CA-6c30e100a574947a62ad2fbacb2305e22fd638cf_6"/><text:span text:style-name="T3">print b</text:span></text:p>
      <text:p text:style-name="Standard"><text:s text:c="3"/><text:tab/><text:tab/><text:tab/><text:span text:style-name="T3">7 </text:span><text:bookmark text:name="line-7-4"/><text:bookmark text:name="CA-6c30e100a574947a62ad2fbacb2305e22fd638cf_7"/><text:span text:style-name="T3">[2, 4, 6]</text:span></text:p>
      <text:p text:style-name="Standard"><text:span text:style-name="T3">&gt;we need to look at the items in list y, decide whether they're already in list x, and if they're not, we <text:tab/>need to append</text:span><text:span text:style-name="T3"><office:annotation><dc:creator>Unknown Author</dc:creator><dc:date>2012-06-19T17:44:58.25</dc:date><text:p text:style-name="P14"><text:span text:style-name="T26">append is invoked on a list, and takes an element as its parameter – it mutates the list, does not create a new one</text:span></text:p></office:annotation></text:span><text:span text:style-name="T3"> them to x -- t</text:span>he syntax for the append method is: <text:tab/><text:tab/><text:span text:style-name="T3">&lt;''list''&gt;.append(&lt;''element''&gt;) -- the value passed in is the element you want to append to <text:tab/>the list</text:span></text:p>
      <text:p text:style-name="Standard"><text:span text:style-name="T3"><text:tab/></text:span><text:bookmark text:name="line-2211"/><text:span text:style-name="T3">&gt; &gt;</text:span>For example, assume you want to end up with four stooges in your list, instead of just <text:tab/><text:tab/><text:tab/>three: <text:bookmark text:name="line-2231"/><text:bookmark text:name="line-2221"/></text:p>
      <text:p text:style-name="Standard"><text:bookmark text:name="CA-93b5b4824da6a3aa1b0fd037dc5b4d16964a3abc1"/><text:span text:style-name="T3"><text:tab/><text:tab/>1 </text:span><text:bookmark text:name="line-1-551"/><text:bookmark text:name="CA-93b5b4824da6a3aa1b0fd037dc5b4d16964a3abc_11"/><text:span text:style-name="T3">stooges = ['Moe', 'Larry', 'Curly']</text:span><text:span text:style-name="T3"><office:annotation><dc:creator>Unknown Author</dc:creator><dc:date>2012-06-18T16:26:01.25</dc:date><text:p text:style-name="P14"><text:span text:style-name="T25">After this assignment, the name stooges refers to the initial list, which contains three elements</text:span></text:p></office:annotation></text:span></text:p>
      <text:p text:style-name="Standard"><text:s text:c="3"/><text:tab/><text:tab/><text:span text:style-name="T3">2 </text:span><text:bookmark text:name="line-2-141"/><text:bookmark text:name="CA-93b5b4824da6a3aa1b0fd037dc5b4d16964a3abc_21"/><text:span text:style-name="T3">stooges.append('Shemp')</text:span><text:span text:style-name="T3"><office:annotation><dc:creator>Unknown Author</dc:creator><dc:date>2012-06-18T16:26:31.25</dc:date><text:p text:style-name="P14"><text:span text:style-name="T25">When we invoke append, this method modifies that object, adding a new element to the list</text:span></text:p></office:annotation></text:span></text:p>
      <text:p text:style-name="Standard"><text:s text:c="3"/><text:tab/><text:tab/><text:span text:style-name="T3">3 </text:span><text:bookmark text:name="line-3-91"/><text:bookmark text:name="CA-93b5b4824da6a3aa1b0fd037dc5b4d16964a3abc_31"/><text:span text:style-name="T3">['Moe', 'Larry', 'Curly', 'Shemp']</text:span><text:span text:style-name="T3"><office:annotation><dc:creator>Unknown Author</dc:creator><dc:date>2012-06-18T16:27:15.26</dc:date><text:p text:style-name="P14"><text:span text:style-name="T25">After append, the list that stooges refers to now has four elements – we have not created a new list; there's no assignment from the result of append – all we've done is modify the value that stooges refers to by adding a new element</text:span></text:p></office:annotation></text:span></text:p>
      <text:p text:style-name="P2"/>
      <text:p text:style-name="P2">def union(x,y)</text:p>
      <text:p text:style-name="P2"><text:tab/># look through all elements of x, comparing each one individually with all elements of y – <text:tab/>#say x=['a','b','c'] and y=['b','c','d']; the ultimate goal is to append d to x, but to do that, we <text:tab/>#need to determine whether a,b, or c are duplicated in y and reject any duplicates before we <text:tab/>#append</text:p>
      <text:p text:style-name="P2"><text:tab/>#</text:p>
      <text:p text:style-name="P2"><text:tab/>#comparison &lt;list item from x being compared to y to check for duplicates&gt;</text:p>
      <text:p text:style-name="P2"><text:tab/>#if not comparison in y:</text:p>
      <text:p text:style-name="P2"><text:tab/>#x.append(comparison)</text:p>
      <text:p text:style-name="P2"><text:tab/>#do this repeatedly until all non-duplicates in x have bee added to y</text:p>
      <text:p text:style-name="P2"><text:tab/>#then return y</text:p>
      <text:p text:style-name="P2"/>
      <text:p text:style-name="P2"/>
      <text:p text:style-name="P2"/>
      <text:p text:style-name="P4"><text:soft-page-break/>Attempt 1</text:p>
      <text:p text:style-name="P2">def union(x,y):</text:p>
      <text:p text:style-name="Standard"><text:span text:style-name="T3"><text:tab/>index=0</text:span><text:span text:style-name="T3"><office:annotation><dc:creator>Unknown Author</dc:creator><dc:date>2012-06-19T17:51:56.26</dc:date><text:p text:style-name="P14"><text:span text:style-name="T25">Where we start examining x – this is the anchor point for comparision</text:span></text:p></office:annotation></text:span><text:span text:style-name="T3"><text:tab/></text:span></text:p>
      <text:p text:style-name="P2"><text:tab/>while index&lt;len(x):</text:p>
      <text:p text:style-name="P2"><text:tab/><text:tab/>if not y[index] in x:</text:p>
      <text:p text:style-name="P2"><text:tab/><text:tab/><text:tab/>x.append(y[index])</text:p>
      <text:p text:style-name="Standard"><text:span text:style-name="T3"><text:tab/><text:tab/><text:tab/></text:span><text:span text:style-name="T7">return x.append(y[index])</text:span><text:span text:style-name="T7"><office:annotation><dc:creator>Unknown Author</dc:creator><dc:date>2012-06-20T09:27:43.26</dc:date><text:p text:style-name="P15"><text:span text:style-name="T25">Don't return here – this will kill the procedure after one round of append</text:span></text:p></office:annotation></text:span></text:p>
      <text:p text:style-name="Standard"><text:span text:style-name="T3"><text:tab/><text:tab/></text:span><text:span text:style-name="T7">x=x.append(y[index])</text:span><text:span text:style-name="T3"><office:annotation><dc:creator>Unknown Author</dc:creator><dc:date>2012-06-19T18:58:33.26</dc:date><text:p text:style-name="P14"><text:span text:style-name="T25">I THINK THIS IS REASSIIGNING X, NOT MUTATING X – so this isn't how to do this regardless of the points below</text:span></text:p></office:annotation></text:span></text:p>
      <text:p text:style-name="P2"><text:tab/><text:tab/>index=index+1</text:p>
      <text:p text:style-name="P2"><text:tab/>return x</text:p>
      <text:p text:style-name="P2"><text:tab/>~~this code won't run (some kind of error about “index&lt;len(x)” --object of type 'NoneType' <text:tab/><text:tab/>has no len() ), but even if it did, I think there would be a problem – what if y is <text:tab/><text:tab/><text:tab/>longer than x? Right now, this says “while index&lt;len(x)”, so it only compares to the <text:tab/><text:tab/>end of x, which is a problem if y is longer than x and those “longer” positions either <text:tab/><text:tab/>contain duplicates or need to be appended – as it is, they'll just be skipped</text:p>
      <text:p text:style-name="P2"><text:tab/><text:tab/>&gt;&gt; would changing to “while index&lt;len(y)” be enough to solve this problem?? <text:s/>This <text:tab/><text:tab/><text:tab/>just shifts the error to the next line: “if not b[i] in a: TypeError: argument of <text:tab/><text:tab/><text:tab/>type 'NoneType' is not i<office:annotation><dc:creator>Unknown Author</dc:creator><dc:date>2012-06-20T11:31:23.26</dc:date><text:p text:style-name="P15"><text:span text:style-name="T25">For more info about these errors, run the code through the visualizer – when it's len(x), neither index nor len(x) are stable (because index is getting increased by one and x's length changes with every append), so I don't think this can work as a test condition; not so clear on why len(y) causes an error with this code, but it's similar – that step just shuts down after the first run through the code.</text:span></text:p></office:annotation>terable”</text:p>
      <text:p text:style-name="P2"/>
      <text:p text:style-name="P2">OK – here is making the above work</text:p>
      <text:p text:style-name="P2"/>
      <text:p text:style-name="P3">def union(x,y):</text:p>
      <text:p text:style-name="P3"><text:tab/>index=0</text:p>
      <text:p text:style-name="P3"><text:tab/>while index &lt; len(y):</text:p>
      <text:p text:style-name="P3"><text:tab/><text:tab/>if not y[index] in x:</text:p>
      <text:p text:style-name="P3"><text:tab/><text:tab/><text:tab/>x.append(y[index])</text:p>
      <text:p text:style-name="P3"><text:tab/><text:tab/>index=index+1</text:p>
      <text:p text:style-name="P3"><text:tab/>return x</text:p>
      <text:p text:style-name="P2"/>
      <text:p text:style-name="P5">Answer</text:p>
      <text:p text:style-name="Standard"><text:span text:style-name="T3"><text:tab/>def union(x,y):</text:span><text:span text:style-name="T3"><office:annotation><dc:creator>Unknown Author</dc:creator><dc:date>2012-06-19T22:03:06.27</dc:date><text:p text:style-name="P14"><text:span text:style-name="T25">This is certainly much daintier</text:span></text:p></office:annotation></text:span></text:p>
      <text:p text:style-name="P2"><text:tab/><text:tab/>for e in y:</text:p>
      <text:p text:style-name="P2"><text:tab/><text:tab/><text:tab/>if e not in x: </text:p>
      <text:p text:style-name="P2"><text:tab/><text:tab/><text:tab/><text:tab/>x.append(e)</text:p>
      <text:p text:style-name="P2"><text:tab/><text:tab/>return x</text:p>
      <text:p text:style-name="Standard"><text:bookmark text:name="Pop"/>-Pop</text:p>
      <text:p text:style-name="Standard"><text:bookmark text:name="line-533"/><text:tab/>&gt;The pop operation mutates a list by removing its last element. </text:p>
      <text:p text:style-name="Standard"><text:tab/>&gt; It returns the value of the element that was removed.<text:bookmark text:name="line-534"/><text:bookmark text:name="line-535"/></text:p>
      <text:p text:style-name="Standard"><text:span text:style-name="T3"><text:s/></text:span><text:bookmark text:name="CA-a81dfe5b35b84fb47c24a4852c3b49f7c06e7e56"/><text:span text:style-name="T3"><text:tab/><text:tab/>1 </text:span><text:bookmark text:name="CA-a81dfe5b35b84fb47c24a4852c3b49f7c06e7e56_1"/><text:bookmark text:name="line-1-117"/><text:span text:style-name="T3">&lt;''list''&gt;.pop()</text:span><text:span text:style-name="T3"><office:annotation><dc:creator>Unknown Author</dc:creator><dc:date>2012-06-20T11:36:01.27</dc:date><text:p text:style-name="P15"><text:span text:style-name="T25">No inputs to pop, but we still need the parens to shwo that we're calling a procedure</text:span></text:p></office:annotation></text:span><text:span text:style-name="T3"> → element</text:span></text:p>
      <text:p text:style-name="Standard"><text:bookmark text:name="line-538"/><text:span text:style-name="T3"><text:tab/>&gt; </text:span>Example: <text:bookmark text:name="line-539"/><text:bookmark text:name="line-540"/></text:p>
      <text:p text:style-name="Standard"><text:bookmark text:name="CA-1b2221c131ee52453b3622f5a3929e2df03140f8"/><text:span text:style-name="T3"><text:tab/><text:tab/>1 </text:span><text:bookmark text:name="CA-1b2221c131ee52453b3622f5a3929e2df03140f8_1"/><text:bookmark text:name="line-1-119"/><text:span text:style-name="T3">a = [1, 2, 3]</text:span></text:p>
      <text:p text:style-name="Standard"><text:s/><text:tab/><text:tab/><text:span text:style-name="T3">2 </text:span><text:bookmark text:name="CA-1b2221c131ee52453b3622f5a3929e2df03140f8_2"/><text:bookmark text:name="line-2-29"/><text:span text:style-name="T3">b = a # both a and b refer to the same list</text:span><text:span text:style-name="T3"><office:annotation><dc:creator>Unknown Author</dc:creator><dc:date>2012-06-20T11:34:47.27</dc:date><text:p text:style-name="P15"><text:span text:style-name="T25">Aliasing what are you fooooooooooooor</text:span></text:p></office:annotation></text:span></text:p>
      <text:p text:style-name="Standard"><text:s text:c="3"/><text:tab/><text:tab/><text:span text:style-name="T3">3 </text:span><text:bookmark text:name="CA-1b2221c131ee52453b3622f5a3929e2df03140f8_3"/><text:bookmark text:name="line-3-19"/><text:span text:style-name="T3">x = a.pop() # value of x is 3, and a and b now refer to the list [1, 2]</text:span></text:p>
      <text:p text:style-name="Standard"><text:bookmark text:name="line-545"/><text:bookmark text:name="Quiz:_Pop_Quiz"/>-Quiz 18: Pop Quiz<text:bookmark text:name="line-546"/><text:bookmark text:name="line-547"/><text:bookmark text:name="line-548"/><text:bookmark text:name="line-549"/><text:bookmark text:name="line-550"/><text:bookmark text:name="line-551"/><text:bookmark text:name="line-552"/><text:bookmark text:name="line-553"/><text:bookmark text:name="line-1-120"/> – Assume p refers to a list with at least two elements. Which of these code <text:tab/>fragments does not change the final value p. </text:p>
      <text:p text:style-name="Standard"><text:tab/><text:tab/>&gt;&gt; imagine p=[1,2,3] for these examples</text:p>
      <text:p text:style-name="Standard"><text:tab/><text:tab/><text:span text:style-name="T8">code 1</text:span><text:span text:style-name="T11"> – leaves value of p unchanged</text:span></text:p>
      <text:p text:style-name="P7"><text:tab/><text:tab/><text:tab/>1 p.append(3)#p=[1,2,3,3]</text:p>
      <text:p text:style-name="P7"><text:tab/><text:tab/><text:tab/>2 p.pop()#the value returned here is 3, and now p=[1,2,3]</text:p>
      <text:p text:style-name="P7"><text:tab/><text:tab/>&gt;&gt; this appends a 3 to p and the next step pops it off, so the value of p returns to <text:tab/><text:tab/><text:tab/><text:tab/>what it was before the appending</text:p>
      <text:p text:style-name="Standard"><text:span text:style-name="T11"><text:tab/><text:tab/></text:span><text:span text:style-name="T8">code 2</text:span><text:span text:style-name="T11"> – changes the value of p</text:span></text:p>
      <text:p text:style-name="P7"><text:soft-page-break/><text:tab/><text:tab/><text:tab/>1 x=p.pop() <text:span text:style-name="T20">#the returned value is the popped-off last element, so x=3</text:span></text:p>
      <text:p text:style-name="P7"><text:tab/><text:tab/><text:tab/>2 y=p.pop()<text:span text:style-name="T20">#as above, after one pop operation, p=[1,2], so y=2</text:span></text:p>
      <text:p text:style-name="P7"><text:tab/><text:tab/><text:tab/>3 p.append(x)<text:span text:style-name="T20">#after step 2, p=[1]; appending x means that p=[1,3]</text:span></text:p>
      <text:p text:style-name="Standard"><text:span text:style-name="T11"><text:tab/><text:tab/><text:tab/>4 p.append(y)</text:span><text:span text:style-name="T23">#apending y to [1,3] means that p=[1,3,2]</text:span><text:span text:style-name="T11"><office:annotation><dc:creator>Unknown Author</dc:creator><dc:date>2012-06-20T11:59:14.28</dc:date><text:p text:style-name="P15"><text:span text:style-name="T24">If you pop elements of a list and then append them in the same order they were popped, this will reverse the order of the list</text:span></text:p></office:annotation></text:span></text:p>
      <text:p text:style-name="P7"/>
      <text:p text:style-name="Standard"><text:span text:style-name="T11"><text:tab/><text:tab/></text:span><text:span text:style-name="T8">code 3</text:span><text:span text:style-name="T11"> – leaves value of p unchanged</text:span></text:p>
      <text:p text:style-name="Standard"><text:span text:style-name="T11"><text:tab/><text:tab/><text:tab/></text:span><text:span text:style-name="T5">1 </text:span><text:bookmark text:name="CA-bb6d80ab534c9dd336a6815a80aa50153a0321fb_1"/><text:bookmark text:name="line-1-124"/><text:span text:style-name="T5">x = p.pop()</text:span><text:span text:style-name="T22">#as above, x=3, and now p=[1,2]</text:span></text:p>
      <text:p text:style-name="Standard"><text:span text:style-name="T11"><text:s text:c="3"/><text:tab/><text:tab/><text:tab/></text:span><text:span text:style-name="T5">2 append(x)</text:span><text:span text:style-name="T22">#appends 3 to [1,2]. so p=[1,2,3]</text:span></text:p>
      <text:p text:style-name="P5"/>
      <text:p text:style-name="Standard"><text:span text:style-name="T5"><text:tab/><text:tab/></text:span><text:span text:style-name="T4">code 4</text:span><text:span text:style-name="T5"> – leaves value of p unchanged</text:span></text:p>
      <text:p text:style-name="Standard"><text:span text:style-name="T11"><text:tab/><text:tab/><text:tab/></text:span><text:span text:style-name="T5">1 x = p.pop()</text:span></text:p>
      <text:p text:style-name="Standard"><text:s text:c="3"/><text:tab/><text:tab/><text:tab/><text:span text:style-name="T3">2 </text:span><text:bookmark text:name="CA-8f791b3d73e5ce1bbb0ce6becae115f40035adcc_21"/><text:bookmark text:name="line-2-331"/><text:span text:style-name="T3">y = p.pop()</text:span></text:p>
      <text:p text:style-name="Standard"><text:s text:c="3"/><text:tab/><text:tab/><text:tab/><text:span text:style-name="T3">3 </text:span><text:bookmark text:name="CA-8f791b3d73e5ce1bbb0ce6becae115f40035adcc_31"/><text:bookmark text:name="line-3-221"/><text:span text:style-name="T3">p.append(y)</text:span></text:p>
      <text:p text:style-name="Standard"><text:span text:style-name="T11"><text:s text:c="3"/><text:tab/><text:tab/><text:tab/></text:span><text:span text:style-name="T5">4 p.append(x)</text:span></text:p>
      <text:p text:style-name="P7"><text:tab/><text:tab/>&gt;&gt; this is very much like 2, but it appends x and y in a different order, so that the <text:tab/><text:tab/><text:tab/>“reconstructed” p is the same as the original p</text:p>
      <text:p text:style-name="Standard"><text:bookmark text:name="Collecting_Links"/>-Collecting Links</text:p>
      <text:p text:style-name="Standard"><text:bookmark text:name="line-579"/>&gt;Now we can finish our web crawler – need to start by finding all the links on the seed page, but <text:tab/>instead of just printing them like you did in Unit 2, you need to store them in a list so you <text:tab/>can use them to keep going. Go through all the links in that list to continue our crawl, and <text:tab/>keep going as long as there are more pages to crawl.</text:p>
      <text:p text:style-name="Standard"><text:bookmark text:name="line-582"/><text:bookmark text:name="line-583"/><text:tab/>&gt;&gt; Have the URL for some seed page, use get_page to return the page contents as a string</text:p>
      <text:p text:style-name="Standard"><text:tab/>&gt;&gt; inside that string are some hyperlinks, which contain the URLs of the page that the seed <text:tab/><text:tab/>page links to, so . . . </text:p>
      <text:p text:style-name="Standard">&gt;The first step to define a procedure get_all_links that takes as input a string that represents the text <text:tab/>on a web page and produces as output a list containing all the URLs that are targets of link <text:tab/>tags on that page.<text:bookmark text:name="line-584"/><text:bookmark text:name="line-585"/></text:p>
      <text:p text:style-name="Standard"><text:bookmark text:name="Get_All_Links"/>-Get All Links</text:p>
      <text:p text:style-name="Standard">&gt;We defined a procedure, get_next_target, that would take a page, search for the first link on that <text:tab/>page, return that as the value of url and also return the position at the end of the quote is so <text:tab/>we know where to continue.</text:p>
      <text:p text:style-name="P6"><text:tab/><text:tab/>&gt;&gt; 1 def get_next_target (page)</text:p>
      <text:p text:style-name="P6"><text:tab/><text:tab/> <text:s text:c="5"/>2<text:tab/>start_link = page.find('&lt;a href='&gt;)</text:p>
      <text:p text:style-name="P6"><text:tab/><text:tab/> <text:s text:c="5"/>3<text:tab/>if start_link==-1:</text:p>
      <text:p text:style-name="P6"><text:tab/><text:tab/> <text:s text:c="5"/>4 <text:s text:c="3"/><text:tab/>return None, 0</text:p>
      <text:p text:style-name="P6"><text:tab/><text:tab/> <text:s text:c="5"/>5 <text:tab/>start_quote=page.find('”', start_link)</text:p>
      <text:p text:style-name="P6"><text:tab/><text:tab/> <text:s text:c="5"/>6<text:tab/>end_quote=page.find('”', start_quote+1)</text:p>
      <text:p text:style-name="P6"><text:tab/><text:tab/> <text:s text:c="5"/>7<text:tab/>url=page[start_quote+1:end_quote]</text:p>
      <text:p text:style-name="P6"><text:tab/><text:tab/> <text:s text:c="5"/>8 <text:tab/>return url<office:annotation><dc:creator>Unknown Author</dc:creator><dc:date>2012-06-11T11:31:26.28</dc:date><text:p text:style-name="P14"><text:span text:style-name="T24">string</text:span></text:p></office:annotation>, end_quote<office:annotation><dc:creator>Unknown Author</dc:creator><dc:date>2012-06-20T12:17:42.28</dc:date><text:p text:style-name="P15"><text:span text:style-name="T24">Number marking the position of the string url</text:span></text:p></office:annotation></text:p>
      <text:p text:style-name="Standard"><text:bookmark text:name="line-586"/>&gt;Then, we defined the procedure, print_all_links, that keeps going as long as there are more links <text:tab/>on the page. It will repeatedly find the next target, print it out, and advance the page past the <text:tab/>end position.Here is a recap of the code from Unit 2: <text:bookmark text:name="line-587"/><text:bookmark text:name="line-588"/></text:p>
      <text:p text:style-name="Standard"><text:bookmark text:name="CA-eb180f55f49159fb15da13d9a2cbb8eee825d56e"/><text:span text:style-name="T3"><text:tab/><text:tab/>1 </text:span><text:bookmark text:name="CA-eb180f55f49159fb15da13d9a2cbb8eee825d56e_1"/><text:bookmark text:name="line-1-128"/><text:span text:style-name="T3">def print_all_links(page):</text:span></text:p>
      <text:p text:style-name="Standard"><text:s text:c="3"/><text:tab/><text:tab/><text:span text:style-name="T3">2 </text:span><text:bookmark text:name="CA-eb180f55f49159fb15da13d9a2cbb8eee825d56e_2"/><text:bookmark text:name="line-2-34"/><text:span text:style-name="T3"><text:s text:c="4"/>while True:</text:span></text:p>
      <text:p text:style-name="Standard"><text:s text:c="3"/><text:tab/><text:tab/><text:span text:style-name="T3">3 </text:span><text:bookmark text:name="CA-eb180f55f49159fb15da13d9a2cbb8eee825d56e_3"/><text:bookmark text:name="line-3-23"/><text:span text:style-name="T3"><text:s text:c="10"/>url, endpos = get_next_target(page)</text:span></text:p>
      <text:p text:style-name="Standard"><text:s text:c="3"/><text:tab/><text:tab/><text:span text:style-name="T3">4 </text:span><text:bookmark text:name="CA-eb180f55f49159fb15da13d9a2cbb8eee825d56e_4"/><text:bookmark text:name="line-4-17"/><text:span text:style-name="T3"><text:s text:c="10"/>if url:</text:span></text:p>
      <text:p text:style-name="Standard"><text:s text:c="3"/><text:tab/><text:tab/><text:span text:style-name="T3">5 </text:span><text:bookmark text:name="CA-eb180f55f49159fb15da13d9a2cbb8eee825d56e_5"/><text:bookmark text:name="line-5-10"/><text:span text:style-name="T3"><text:s text:c="16"/>print url</text:span></text:p>
      <text:p text:style-name="Standard"><text:s text:c="3"/><text:tab/><text:tab/><text:span text:style-name="T3">6 </text:span><text:bookmark text:name="CA-eb180f55f49159fb15da13d9a2cbb8eee825d56e_6"/><text:bookmark text:name="line-6-7"/><text:span text:style-name="T3"><text:s text:c="16"/>page = page[endpos:]</text:span><text:span text:style-name="T3"><office:annotation><dc:creator>Unknown Author</dc:creator><dc:date>2012-06-20T12:19:05.29</dc:date><text:p text:style-name="P15"><text:span text:style-name="T25">Line above prints the url, this line updates the page to keep going</text:span></text:p></office:annotation></text:span></text:p>
      <text:p text:style-name="Standard"><text:s text:c="3"/><text:tab/><text:tab/><text:span text:style-name="T3">7 </text:span><text:bookmark text:name="CA-eb180f55f49159fb15da13d9a2cbb8eee825d56e_7"/><text:bookmark text:name="line-7-5"/><text:span text:style-name="T3"><text:s text:c="10"/>else:</text:span></text:p>
      <text:p text:style-name="Standard"><text:s text:c="3"/><text:tab/><text:tab/><text:span text:style-name="T3">8 </text:span><text:bookmark text:name="CA-eb180f55f49159fb15da13d9a2cbb8eee825d56e_8"/><text:bookmark text:name="line-8-3"/><text:span text:style-name="T3"><text:s text:c="16"/>break</text:span></text:p>
      <text:p text:style-name="Standard">&gt;What we want to do to change this is instead of printing out the URL each time we find one, we <text:tab/>want to <text:span text:style-name="T8">collect the URLs</text:span> so we may use them to keep crawling and find new pages. </text:p>
      <text:p text:style-name="Standard"><text:soft-page-break/><text:tab/>&gt;&gt; To do this, we will <text:span text:style-name="T8">create a list of all of the links we find</text:span>. </text:p>
      <text:p text:style-name="Standard"><text:tab/>&gt;&gt; the current print_all_links procedure doesn't return anything – even though it prints out a <text:tab/><text:tab/>bunch of links, it doesn't return anything, so we can't use this information elsewhere, <text:tab/><text:tab/>in another procedure, for example</text:p>
      <text:p text:style-name="Standard"><text:tab/>&gt;&gt; We change the print_all_links procedure into <text:span text:style-name="T14">get_all_links </text:span><text:span text:style-name="T8">so that we can use the output,</text:span> <text:tab/><text:tab/><text:span text:style-name="T8">which will be a list of links</text:span>, which will correspond to the links we were originally <text:tab/><text:tab/>printing out. </text:p>
      <text:p text:style-name="Standard"><text:bookmark text:name="Links"/>-Links</text:p>
      <text:p text:style-name="Standard"><text:bookmark text:name="line-605"/>&gt;As an example of how this should work, there is a test page at <text:tab/>http://www.udacity.com/cs101x/index.html. It contains three link tags that point to pages <text:tab/>about crawling, walking, and flying (you can check them out for yourself by clicking on <text:tab/>links on the test page in your web browser).<text:bookmark text:name="line-606"/><text:bookmark text:name="line-607"/></text:p>
      <text:p text:style-name="Standard">&gt;Here is how get_all_links should behave: </text:p>
      <text:p text:style-name="Standard"><text:bookmark text:name="CA-eef1da0cec54c308301dfa5e2ed71bf234b46d51"/><text:s text:c="3"/><text:tab/><text:span text:style-name="T3">1 </text:span><text:bookmark text:name="CA-eef1da0cec54c308301dfa5e2ed71bf234b46d51_1"/><text:bookmark text:name="line-1-130"/><text:span text:style-name="T3">links = get_all_links(get_page('http://www.udacity.com/cs101x/index.html') <text:s text:c="3"/></text:span></text:p>
      <text:p text:style-name="P2"><text:tab/>2 print links</text:p>
      <text:p text:style-name="Standard"><text:s text:c="3"/><text:tab/>3<text:span text:style-name="T3"> </text:span><text:bookmark text:name="CA-eef1da0cec54c308301dfa5e2ed71bf234b46d51_2"/><text:bookmark text:name="line-2-35"/><text:span text:style-name="T3">['http://www.udacity.com/cs101x/crawling.html',</text:span></text:p>
      <text:p text:style-name="Standard"><text:s text:c="3"/><text:tab/>4<text:span text:style-name="T3"> </text:span><text:bookmark text:name="CA-eef1da0cec54c308301dfa5e2ed71bf234b46d51_3"/><text:bookmark text:name="line-3-24"/><text:span text:style-name="T3">'http://www.udacity.com/cs101x/walking.html',</text:span></text:p>
      <text:p text:style-name="Standard"><text:s text:c="3"/><text:tab/>5<text:span text:style-name="T3"> </text:span><text:bookmark text:name="CA-eef1da0cec54c308301dfa5e2ed71bf234b46d51_4"/><text:bookmark text:name="line-4-18"/><text:span text:style-name="T3">'http://www.udacity.com/cs101x/flying.html']</text:span></text:p>
      <text:p text:style-name="Standard"><text:bookmark text:name="line-615"/><text:bookmark text:name="line-616"/><text:tab/>&gt;&gt;Because the result is a list, we can do useful things with it, such as print links[0], which <text:tab/><text:tab/>returns <text:span text:style-name="T3">'</text:span><text:a xlink:type="simple" xlink:href="http://www.udacity.com/cs101x/crawling.html">http://www.udacity.com/cs101x/crawling.html</text:a><text:span text:style-name="T3">', the first link on the page; </text:span>we <text:tab/><text:tab/>can also use it to continue crawling pages. </text:p>
      <text:p text:style-name="Standard"><text:tab/>&gt;&gt;Think on your own how to define get_all_links, but if you get stuck, use the following <text:tab/><text:tab/>quizzes to step through the changes we need to make. </text:p>
      <text:p text:style-name="Standard"/>
      <text:p text:style-name="Standard"><text:bookmark text:name="line-617"/><text:bookmark text:name="line-618"/>-Quiz 19: Starting get_all_links <text:bookmark text:name="line-621"/><text:bookmark text:name="line-622"/><text:bookmark text:name="line-623"/><text:bookmark text:name="line-624"/><text:bookmark text:name="line-625"/><text:bookmark text:name="line-626"/><text:bookmark text:name="line-627"/><text:bookmark text:name="line-628"/><text:bookmark text:name="line-629"/><text:bookmark text:name="line-630"/><text:bookmark text:name="line-631"/><text:bookmark text:name="line-632"/><text:bookmark text:name="line-633"/><text:bookmark text:name="line-634"/><text:bookmark text:name="line-635"/><text:bookmark text:name="line-636"/><text:bookmark text:name="line-637"/><text:bookmark text:name="line-638"/><text:bookmark text:name="line-1-131"/><text:s/>– What should the initial value of links be? Remember, your goal <text:tab/>for get_all_links is to return a list of all the links found on a page. You will use the links <text:tab/><text:tab/>variable to refer to a list that contains all the links we have found. </text:p>
      <text:p text:style-name="Standard"><text:bookmark text:name="CA-10b62353c2f30d18bb341dded4d682174ca45f78"/><text:tab/><text:tab/> <text:s text:c="2"/><text:span text:style-name="T3">1 </text:span><text:bookmark text:name="CA-10b62353c2f30d18bb341dded4d682174ca45f78_1"/><text:bookmark text:name="line-1-133"/><text:span text:style-name="T3">def get_all_links(page):</text:span></text:p>
      <text:p text:style-name="Standard"><text:tab/><text:tab/><text:span text:style-name="T18"> <text:s text:c="2"/></text:span><text:span text:style-name="T19">2 </text:span><text:bookmark text:name="CA-10b62353c2f30d18bb341dded4d682174ca45f78_2"/><text:bookmark text:name="line-2-37"/><text:span text:style-name="T19"><text:s text:c="4"/>links = [] #the intial value for links is an empty list</text:span><text:span text:style-name="T19"><office:annotation><dc:creator>Unknown Author</dc:creator><dc:date>2012-06-20T12:31:45.30</dc:date><text:p text:style-name="P15"><text:span text:style-name="T25">The first change we need to make to the old print_all_links procedure is to introduce a variable to keep track of the result</text:span></text:p></office:annotation></text:span></text:p>
      <text:p text:style-name="Standard"><text:tab/><text:tab/> <text:s text:c="2"/><text:span text:style-name="T3">3 </text:span><text:bookmark text:name="CA-10b62353c2f30d18bb341dded4d682174ca45f78_3"/><text:bookmark text:name="line-3-26"/><text:span text:style-name="T3"><text:s text:c="4"/>while True:</text:span></text:p>
      <text:p text:style-name="Standard"><text:tab/><text:tab/> <text:s text:c="2"/><text:span text:style-name="T3">4 </text:span><text:bookmark text:name="CA-10b62353c2f30d18bb341dded4d682174ca45f78_4"/><text:bookmark text:name="line-4-20"/><text:span text:style-name="T3"><text:s text:c="10"/>url, endpos = get_next_target(page)</text:span></text:p>
      <text:p text:style-name="Standard"><text:tab/><text:tab/> <text:s text:c="2"/><text:span text:style-name="T3">5 </text:span><text:bookmark text:name="CA-10b62353c2f30d18bb341dded4d682174ca45f78_5"/><text:bookmark text:name="line-5-12"/><text:span text:style-name="T3"><text:s text:c="10"/>if url:</text:span></text:p>
      <text:p text:style-name="Standard"><text:tab/><text:tab/> <text:s text:c="2"/><text:span text:style-name="T3">6 </text:span><text:bookmark text:name="CA-10b62353c2f30d18bb341dded4d682174ca45f78_6"/><text:bookmark text:name="line-6-9"/><text:span text:style-name="T3"><text:s text:c="14"/></text:span><text:span text:style-name="T19">links.append(url)#change print url to a method that will collect a list of</text:span><text:span text:style-name="T19"><office:annotation><dc:creator>Unknown Author</dc:creator><dc:date>2012-06-20T12:38:07.30</dc:date><text:p text:style-name="P15"><text:span text:style-name="T25">Second, get rid ofthe instruction to print the urls, and instead create a list that will collect them as the procedure runs</text:span></text:p></office:annotation></text:span><text:span text:style-name="T19"> <text:tab/><text:tab/><text:tab/><text:tab/><text:tab/><text:tab/>#URLs</text:span></text:p>
      <text:p text:style-name="Standard"><text:tab/><text:tab/> <text:s text:c="2"/><text:span text:style-name="T3">7 </text:span><text:bookmark text:name="CA-10b62353c2f30d18bb341dded4d682174ca45f78_7"/><text:bookmark text:name="line-7-7"/><text:span text:style-name="T3"><text:s text:c="14"/>page = page[endpos:]</text:span></text:p>
      <text:p text:style-name="Standard"><text:s/><text:tab/><text:tab/> <text:s text:c="2"/><text:span text:style-name="T3">8 </text:span><text:bookmark text:name="CA-10b62353c2f30d18bb341dded4d682174ca45f78_8"/><text:bookmark text:name="line-8-5"/><text:span text:style-name="T3"><text:s text:c="10"/>else:</text:span></text:p>
      <text:p text:style-name="Standard"><text:tab/><text:tab/> <text:s text:c="2"/><text:span text:style-name="T3">9 </text:span><text:bookmark text:name="CA-10b62353c2f30d18bb341dded4d682174ca45f78_9"/><text:bookmark text:name="line-9-2"/><text:span text:style-name="T3"><text:s text:c="16"/>break</text:span></text:p>
      <text:p text:style-name="Standard"><text:bookmark text:name="line-651"/><text:bookmark text:name="line-652"/></text:p>
      <text:p text:style-name="Standard"><text:bookmark text:name="Quiz:_Finishing_Links"/>-Quiz 20: Finishing Links<text:bookmark text:name="line-653"/><text:bookmark text:name="line-654"/><text:bookmark text:name="line-655"/><text:bookmark text:name="line-1-134"/> – For this last quiz on get_all_links, figure out how to get the output: <text:bookmark text:name="line-656"/></text:p>
      <text:p text:style-name="Standard"><text:bookmark text:name="CA-94290df8323137be7b2e5258ed96656ce5a1462e"/><text:span text:style-name="T3"><text:tab/><text:tab/>1 </text:span><text:bookmark text:name="CA-94290df8323137be7b2e5258ed96656ce5a1462e_1"/><text:bookmark text:name="line-1-136"/><text:span text:style-name="T3">def get_all_links(page):</text:span></text:p>
      <text:p text:style-name="Standard"><text:s text:c="3"/><text:tab/><text:tab/><text:span text:style-name="T3">2 </text:span><text:bookmark text:name="CA-94290df8323137be7b2e5258ed96656ce5a1462e_2"/><text:bookmark text:name="line-2-38"/><text:span text:style-name="T3"><text:s text:c="4"/>links = []</text:span></text:p>
      <text:p text:style-name="Standard"><text:s text:c="3"/><text:tab/><text:tab/><text:span text:style-name="T3">3 </text:span><text:bookmark text:name="CA-94290df8323137be7b2e5258ed96656ce5a1462e_3"/><text:bookmark text:name="line-3-27"/><text:span text:style-name="T3"><text:s text:c="4"/>while True:</text:span></text:p>
      <text:p text:style-name="Standard"><text:s text:c="3"/><text:tab/><text:tab/><text:span text:style-name="T3">4 </text:span><text:bookmark text:name="CA-94290df8323137be7b2e5258ed96656ce5a1462e_4"/><text:bookmark text:name="line-4-21"/><text:span text:style-name="T3"><text:s text:c="10"/>url, endpos = get_next_target(page)</text:span></text:p>
      <text:p text:style-name="Standard"><text:s text:c="3"/><text:tab/><text:tab/><text:span text:style-name="T3">5 </text:span><text:bookmark text:name="CA-94290df8323137be7b2e5258ed96656ce5a1462e_5"/><text:bookmark text:name="line-5-13"/><text:span text:style-name="T3"><text:s text:c="10"/>if url:</text:span></text:p>
      <text:p text:style-name="Standard"><text:s text:c="3"/><text:tab/><text:tab/><text:span text:style-name="T3">6 </text:span><text:bookmark text:name="CA-94290df8323137be7b2e5258ed96656ce5a1462e_6"/><text:bookmark text:name="line-6-10"/><text:span text:style-name="T3"><text:s text:c="13"/>links.append(url)</text:span></text:p>
      <text:p text:style-name="Standard"><text:s text:c="3"/><text:tab/><text:tab/><text:span text:style-name="T3">7 </text:span><text:bookmark text:name="CA-94290df8323137be7b2e5258ed96656ce5a1462e_7"/><text:bookmark text:name="line-7-8"/><text:span text:style-name="T3"><text:s text:c="13"/>page = page[endpos:]</text:span></text:p>
      <text:p text:style-name="Standard"><text:s text:c="2"/><text:tab/><text:tab/><text:span text:style-name="T3">8 </text:span><text:bookmark text:name="CA-94290df8323137be7b2e5258ed96656ce5a1462e_8"/><text:bookmark text:name="line-8-6"/><text:span text:style-name="T3"><text:s text:c="10"/>else:</text:span></text:p>
      <text:p text:style-name="Standard"><text:s text:c="3"/><text:tab/><text:tab/><text:span text:style-name="T3">9 </text:span><text:bookmark text:name="CA-94290df8323137be7b2e5258ed96656ce5a1462e_9"/><text:bookmark text:name="line-9-3"/><text:span text:style-name="T3"><text:s text:c="13"/>break</text:span></text:p>
      <text:p text:style-name="Standard"><text:s text:c="2"/><text:tab/><text:tab/><text:span text:style-name="T3">10 </text:span><text:bookmark text:name="CA-94290df8323137be7b2e5258ed96656ce5a1462e_10"/><text:bookmark text:name="line-10-2"/><text:span text:style-name="T3"><text:s text:c="3"/></text:span><text:span text:style-name="T19"><text:s/>return links</text:span><text:span text:style-name="T19"><office:annotation><dc:creator>Unknown Author</dc:creator><dc:date>2012-06-20T12:40:48.31</dc:date><text:p text:style-name="P15"><text:span text:style-name="T25">Need to return the output after the while loop is finished with its work</text:span></text:p></office:annotation></text:span></text:p>
      <text:p text:style-name="Standard"><text:bookmark text:name="Finishing_the_Web_Crawler"/>-Finishing the Web Crawler</text:p>
      <text:p text:style-name="Standard"><text:bookmark text:name="line-671"/>&gt;At this point we are ready to finish the web crawler. The web crawler is meant to be able to find <text:tab/>links on a seed page, make them into a list and then follow those links to new pages where <text:soft-page-break/><text:tab/>there may be more links, which you want your web crawler to follow.<text:bookmark text:name="line-672"/><text:bookmark text:name="line-673"/></text:p>
      <text:p text:style-name="Standard">&gt;In order to do this the web crawler needs to keep track of all the pages. </text:p>
      <text:p text:style-name="Standard"><text:tab/><text:tab/>&gt;&gt;Use the variable tocrawl as a list of pages left to crawl – initially, this will just be <text:tab/><text:tab/><text:tab/>the seed page; once we collect links from other pages, they will be added to <text:tab/><text:tab/><text:tab/>the list – as the process goes on, we need to move pages that have been <text:tab/><text:tab/><text:tab/><text:tab/>crawled off the list and put new pages found onto the list</text:p>
      <text:p text:style-name="Standard"><text:tab/><text:tab/>&gt;&gt; Use the variable crawled to store the list of pages crawled – this will ultimately be <text:tab/><text:tab/><text:tab/>a list of all the pages that we found</text:p>
      <text:p text:style-name="Standard"><text:tab/><text:tab/>&gt;&gt; If we take <text:a xlink:type="simple" xlink:href="http://www.udacity.com/cs101x/index.html"><text:span text:style-name="T3">http://www.udacity.com/cs101x/index.html</text:span></text:a> <text:span text:style-name="T3"><text:s/>as the seed page (which <text:tab/><text:tab/><text:tab/>contains the links ['</text:span><text:a xlink:type="simple" xlink:href="http://www.udacity.com/cs101x/crawling.html">http://www.udacity.com/cs101x/crawling.html</text:a><text:span text:style-name="T3">',</text:span><text:bookmark text:name="CA-eef1da0cec54c308301dfa5e2ed71bf234b46d51_311"/><text:bookmark text:name="line-3-2411"/><text:span text:style-name="T3"> <text:tab/><text:tab/><text:tab/><text:tab/>'</text:span><text:a xlink:type="simple" xlink:href="http://www.udacity.com/cs101x/walking.html">http://www.udacity.com/cs101x/walking.html</text:a><text:span text:style-name="T3">, and <text:tab/><text:tab/><text:tab/><text:tab/><text:tab/><text:tab/><text:tab/></text:span><text:a xlink:type="simple" xlink:href="http://www.udacity.com/cs101x/flying.html">http://www.udacity.com/cs101x/flying.html</text:a><text:span text:style-name="T3">'] then the lists for tocrawl and <text:tab/><text:tab/><text:tab/>crawled will look like this</text:span></text:p>
      <table:table table:name="Table5" table:style-name="Table5">
        <table:table-column table:style-name="Table5.A" table:number-columns-repeated="3"/>
        <table:table-row>
          <table:table-cell table:style-name="Table5.A1" office:value-type="string">
            <text:p text:style-name="Table_20_Contents">step</text:p>
          </table:table-cell>
          <table:table-cell table:style-name="Table5.A1" office:value-type="string">
            <text:p text:style-name="Table_20_Contents">tocrawl</text:p>
          </table:table-cell>
          <table:table-cell table:style-name="Table5.C1" office:value-type="string">
            <text:p text:style-name="Table_20_Contents">crawled</text:p>
          </table:table-cell>
        </table:table-row>
        <table:table-row>
          <table:table-cell table:style-name="Table5.A2" office:value-type="string">
            <text:p text:style-name="Table_20_Contents">initial</text:p>
          </table:table-cell>
          <table:table-cell table:style-name="Table5.A2" office:value-type="string">
            <text:p text:style-name="Table_20_Contents">[ <text:a xlink:type="simple" xlink:href="http://www.udacity.com/cs101x/index.html"><text:span text:style-name="T3">http://www.udacity.com/cs101x/index.html</text:span></text:a> ]</text:p>
          </table:table-cell>
          <table:table-cell table:style-name="Table5.C2" office:value-type="string">
            <text:p text:style-name="Table_20_Contents">[]</text:p>
          </table:table-cell>
        </table:table-row>
        <table:table-row>
          <table:table-cell table:style-name="Table5.A2" office:value-type="string">
            <text:p text:style-name="Table_20_Contents">After crawling seed page</text:p>
          </table:table-cell>
          <table:table-cell table:style-name="Table5.A2" office:value-type="string">
            <text:p text:style-name="Standard"><text:span text:style-name="T3"><office:annotation><dc:creator>Unknown Author</dc:creator><dc:date>2012-06-20T12:53:08.32</dc:date><text:p text:style-name="P15"><text:span text:style-name="T25">The order in which you use these links matters a lot for getting a good crawl – for now, assume that we'll do the last one first</text:span></text:p></office:annotation></text:span><text:span text:style-name="T3">['</text:span><text:a xlink:type="simple" xlink:href="http://www.udacity.com/cs101x/crawling.html">http://www.udacity.com/cs101x/crawling.html</text:a><text:span text:style-name="T3">',</text:span><text:bookmark text:name="CA-eef1da0cec54c308301dfa5e2ed71bf234b46d51_3111"/><text:bookmark text:name="line-3-24111"/><text:span text:style-name="T3"> '</text:span><text:a xlink:type="simple" xlink:href="http://www.udacity.com/cs101x/walking.html">http://www.udacity.com/cs101x/walking.html</text:a><text:span text:style-name="T3">, </text:span><text:a xlink:type="simple" xlink:href="http://www.udacity.com/cs101x/flying.html">http://www.udacity.com/cs101x/flying.html</text:a><text:span text:style-name="T3">'] </text:span></text:p>
          </table:table-cell>
          <table:table-cell table:style-name="Table5.C2" office:value-type="string">
            <text:p text:style-name="Table_20_Contents">[ <text:a xlink:type="simple" xlink:href="http://www.udacity.com/cs101x/index.html"><text:span text:style-name="T3">http://www.udacity.com/cs101x/index.html</text:span></text:a> ]</text:p>
          </table:table-cell>
        </table:table-row>
        <table:table-row>
          <table:table-cell table:style-name="Table5.A2" office:value-type="string">
            <text:p text:style-name="Table_20_Contents">Next step after seed page</text:p>
          </table:table-cell>
          <table:table-cell table:style-name="Table5.A2" office:value-type="string">
            <text:p text:style-name="Standard"><text:span text:style-name="T3">['</text:span><text:a xlink:type="simple" xlink:href="http://www.udacity.com/cs101x/crawling.html">http://www.udacity.com/cs101x/crawling.html</text:a><text:span text:style-name="T3">',</text:span><text:bookmark text:name="CA-eef1da0cec54c308301dfa5e2ed71bf234b46d51_31111"/><text:bookmark text:name="line-3-241111"/><text:span text:style-name="T3"> '</text:span><text:a xlink:type="simple" xlink:href="http://www.udacity.com/cs101x/walking.html">http://www.udacity.com/cs101x/walking.html</text:a><text:span text:style-name="T3">]</text:span></text:p>
          </table:table-cell>
          <table:table-cell table:style-name="Table5.C2" office:value-type="string">
            <text:p text:style-name="Table_20_Contents">[ <text:a xlink:type="simple" xlink:href="http://www.udacity.com/cs101x/index.html">http://www.udacity.com/cs101x/index.html</text:a><text:span text:style-name="T3">, </text:span><text:a xlink:type="simple" xlink:href="http://www.udacity.com/cs101x/flying.html">http://www.udacity.com/cs101x/flying.html</text:a><text:span text:style-name="T3">']</text:span></text:p>
          </table:table-cell>
        </table:table-row>
        <table:table-row>
          <table:table-cell table:style-name="Table5.A2" office:value-type="string">
            <text:p text:style-name="Table_20_Contents">After flying page, which has no links, return to tocrawl, and crawl the “crawling” page, which contains the link to the “kicking” page</text:p>
          </table:table-cell>
          <table:table-cell table:style-name="Table5.A2" office:value-type="string">
            <text:p text:style-name="Standard"><text:span text:style-name="T3">['</text:span><text:a xlink:type="simple" xlink:href="http://www.udacity.com/cs101x/walking.html">http://www.udacity.com/cs101x/walking.html</text:a><text:span text:style-name="T3">,' </text:span><text:a xlink:type="simple" xlink:href="http://www.udacity.com/cs101x/walking.html">http://www.udacity.com/cs101x/kicking.html</text:a><text:span text:style-name="T3">]</text:span></text:p>
          </table:table-cell>
          <table:table-cell table:style-name="Table5.C2" office:value-type="string">
            <text:p text:style-name="Table_20_Contents">[ <text:a xlink:type="simple" xlink:href="http://www.udacity.com/cs101x/index.html">http://www.udacity.com/cs101x/index.html</text:a><text:span text:style-name="T3">, </text:span><text:a xlink:type="simple" xlink:href="http://www.udacity.com/cs101x/flying.html">http://www.udacity.com/cs101x/flying.html</text:a><text:span text:style-name="T3">', '</text:span><text:a xlink:type="simple" xlink:href="http://www.udacity.com/cs101x/crawling.html">http://www.udacity.com/cs101x/crawling.html</text:a><text:span text:style-name="T3">']</text:span></text:p>
          </table:table-cell>
        </table:table-row>
        <table:table-row>
          <table:table-cell table:style-name="Table5.A2" office:value-type="string">
            <text:p text:style-name="Table_20_Contents">Crawl “kicking,” which as no links</text:p>
          </table:table-cell>
          <table:table-cell table:style-name="Table5.A2" office:value-type="string">
            <text:p text:style-name="Standard"><text:span text:style-name="T3">['</text:span><text:a xlink:type="simple" xlink:href="http://www.udacity.com/cs101x/walking.html">http://www.udacity.com/cs101x/walking.html</text:a><text:span text:style-name="T3">]</text:span></text:p>
          </table:table-cell>
          <table:table-cell table:style-name="Table5.C2" office:value-type="string">
            <text:p text:style-name="Table_20_Contents">[ <text:a xlink:type="simple" xlink:href="http://www.udacity.com/cs101x/index.html">http://www.udacity.com/cs101x/index.html</text:a><text:span text:style-name="T3">, </text:span><text:a xlink:type="simple" xlink:href="http://www.udacity.com/cs101x/flying.html">http://www.udacity.com/cs101x/flying.html</text:a><text:span text:style-name="T3">', '</text:span><text:a xlink:type="simple" xlink:href="http://www.udacity.com/cs101x/crawling.html">http://www.udacity.com/cs101x/crawling.html</text:a><text:span text:style-name="T3">', </text:span><text:a xlink:type="simple" xlink:href="http://www.udacity.com/cs101x/walking.html">http://www.udacity.com/cs101x/kicking.html</text:a><text:span text:style-name="T3">]</text:span></text:p>
          </table:table-cell>
        </table:table-row>
        <table:table-row>
          <table:table-cell table:style-name="Table5.A2" office:value-type="string">
            <text:p text:style-name="Table_20_Contents">Crawl “walking,” and then there are no more pages to crawl</text:p>
          </table:table-cell>
          <table:table-cell table:style-name="Table5.A2" office:value-type="string">
            <text:p text:style-name="Standard">[]</text:p>
          </table:table-cell>
          <table:table-cell table:style-name="Table5.C2" office:value-type="string">
            <text:p text:style-name="Table_20_Contents">[ <text:a xlink:type="simple" xlink:href="http://www.udacity.com/cs101x/index.html">http://www.udacity.com/cs101x/index.html</text:a><text:span text:style-name="T3">, </text:span><text:a xlink:type="simple" xlink:href="http://www.udacity.com/cs101x/flying.html">http://www.udacity.com/cs101x/flying.html</text:a><text:span text:style-name="T3">', '</text:span><text:a xlink:type="simple" xlink:href="http://www.udacity.com/cs101x/crawling.html">http://www.udacity.com/cs101x/crawling.html</text:a><text:span text:style-name="T3">', </text:span><text:a xlink:type="simple" xlink:href="http://www.udacity.com/cs101x/kicking.html">http://www.udacity.com/cs101x/kicking.html</text:a><text:span text:style-name="T3">, '</text:span><text:a xlink:type="simple" xlink:href="http://www.udacity.com/cs101x/walking.html">http://www.udacity.com/cs101x</text:a><text:soft-page-break/><text:a xlink:type="simple" xlink:href="http://www.udacity.com/cs101x/walking.html">/walking.html</text:a><text:span text:style-name="T3">]</text:span></text:p>
          </table:table-cell>
        </table:table-row>
      </table:table>
      <text:p text:style-name="Standard"/>
      <text:p text:style-name="Standard"><text:bookmark text:name="Crawling_Process_-_First_Attempt"/>-Crawling Process - First Attempt</text:p>
      <text:p text:style-name="Standard"><text:bookmark text:name="line-676"/>&gt;Here is a description of the crawling process, asi n the table above. We call this pseudocode since <text:tab/>it is more precise than English and structured sort of like Python code, but is not actual <text:tab/><text:tab/>Python code. As we develop more complex algorithms, it is useful to describe them in <text:tab/>pseudocode before attempting to write the Python code to implement them. (In this case, it is <text:tab/>also done to give you an opportunity to write the Python code yourself!)</text:p>
      <text:p text:style-name="Standard"><text:tab/><text:tab/>start with <text:span text:style-name="T17">tocrawl </text:span>= [seed] </text:p>
      <text:p text:style-name="Standard"><text:tab/><text:tab/><text:span text:style-name="T17">crawled </text:span>= [] </text:p>
      <text:p text:style-name="Standard"><text:tab/><text:tab/>while there are more pages <text:span text:style-name="T17">tocrawl</text:span>: <text:bookmark text:name="line-679"/></text:p>
      <text:p text:style-name="Standard"><text:tab/><text:tab/><text:tab/>pick a page from <text:span text:style-name="T17">tocrawl</text:span> </text:p>
      <text:p text:style-name="Standard"><text:tab/><text:tab/><text:tab/>add that page to <text:span text:style-name="T17">crawled</text:span> </text:p>
      <text:p text:style-name="Standard"><text:tab/><text:tab/><text:tab/>find all the link targets on this picked page</text:p>
      <text:p text:style-name="Standard"><text:tab/><text:tab/><text:tab/>add all the link targets on this page to <text:span text:style-name="T17">tocrawl</text:span> <text:bookmark text:name="line-680"/></text:p>
      <text:p text:style-name="Standard"><text:tab/><text:tab/>return crawled </text:p>
      <text:p text:style-name="Standard"><text:bookmark text:name="Quiz:_Crawling_Process-_First_Attempt"/>-Quiz 21: Crawling Process- First Attempt<text:bookmark text:name="line-683"/> – What would happen if we follow this process on the <text:tab/>test site, starting with the seed page http://www.udacity.com/cs101x/index.html ? <text:bookmark text:name="line-684"/><text:bookmark text:name="line-685"/></text:p>
      <text:p text:style-name="Standard"><text:tab/><text:tab/>a. It will return a list of all the urls reachable from the seed page. <text:bookmark text:name="line-686"/></text:p>
      <text:p text:style-name="Standard"><text:tab/><text:tab/>b. It will return a list of some of the urls reachable from the seed page. <text:bookmark text:name="line-687"/></text:p>
      <text:p text:style-name="Standard"><text:tab/><text:tab/>c. It will never return.</text:p>
      <text:p text:style-name="Standard"><text:bookmark text:name="line-688"/><text:bookmark text:name="line-689"/><text:tab/>&gt;&gt; It will never return because it's not removing things from tocrawl – it's adding them to <text:tab/><text:tab/>crawled, but it's also leaving them on tocrawl</text:p>
      <text:p text:style-name="Standard"><text:tab/>&gt;&gt; the reason given in the answer is that the the walking link on the index page goes to a <text:tab/><text:tab/>“walking” page with a link to the crawling page that actually goes back to the index, <text:tab/><text:tab/>so the process above will just keep bouncing back and forth between the walking <text:tab/><text:tab/>page and the index page since very trip to the “walking” page just adds “index” to <text:tab/><text:tab/>the tocrawl list yet again – tocrawl will never be [], so the while loop will run forever</text:p>
      <text:p text:style-name="Standard"><text:tab/>&gt;&gt;I still think my first answer is defensible – there's no explicit step removing the link from <text:tab/><text:tab/>the tocrawl list after it's added to crawled</text:p>
      <text:p text:style-name="Standard"><text:tab/>&gt;&gt; So, we need to be more careful and make sure we don't crawl pages we've already <text:tab/><text:tab/><text:tab/>crawled</text:p>
      <text:p text:style-name="Standard"><text:tab/><text:tab/>start with <text:span text:style-name="T17">tocrawl </text:span>= [seed] </text:p>
      <text:p text:style-name="Standard"><text:tab/><text:tab/><text:span text:style-name="T17">crawled </text:span>= [] </text:p>
      <text:p text:style-name="Standard"><text:tab/><text:tab/>while there are more pages <text:span text:style-name="T17">tocrawl</text:span>: <text:bookmark text:name="line-6791"/></text:p>
      <text:p text:style-name="Standard"><text:tab/><text:tab/><text:tab/>pick a page from <text:span text:style-name="T17">tocrawl</text:span> #add a test to see if the page picked has already <text:tab/><text:tab/><text:tab/><text:tab/><text:tab/><text:tab/> <text:s text:c="16"/>#been crawled – if it's already been crawled, do <text:tab/><text:tab/><text:tab/><text:tab/><text:tab/><text:tab/><text:tab/> <text:s text:c="5"/>#nothing with it</text:p>
      <text:p text:style-name="Standard"><text:tab/><text:tab/><text:tab/>add that page to <text:span text:style-name="T17">crawled</text:span> </text:p>
      <text:p text:style-name="Standard"><text:tab/><text:tab/><text:tab/>find all the link targets on this picked page</text:p>
      <text:p text:style-name="Standard"><text:tab/><text:tab/><text:tab/>add all the link targets on this page to <text:span text:style-name="T17">tocrawl</text:span> <text:bookmark text:name="line-6801"/></text:p>
      <text:p text:style-name="Standard"><text:tab/><text:tab/>return crawled </text:p>
      <text:p text:style-name="Standard"/>
      <text:p text:style-name="Standard">&gt;The next several quizzes implement your web crawling procedure, crawl_web, that takes as input <text:tab/>a seed page url, and outputs a list of all the urls that can be reached by following links <text:tab/>starting from the seed page. <text:bookmark text:name="line-692"/><text:bookmark text:name="line-693"/></text:p>
      <text:p text:style-name="Standard"><text:bookmark text:name="Quiz:_Crawl_Web"/>-Quiz 22: Crawl Web<text:bookmark text:name="line-694"/><text:bookmark text:name="line-695"/><text:bookmark text:name="line-696"/><text:bookmark text:name="line-1-137"/> – To start the crawl_web procedure, provide the initial values of tocrawl and <text:tab/>crawled: <text:bookmark text:name="line-697"/></text:p>
      <text:p text:style-name="Standard"><text:bookmark text:name="CA-ffa6b30a743596db955e0d7bd18825c4c80f437f"/><text:span text:style-name="T3"><text:tab/><text:tab/>1 </text:span><text:bookmark text:name="CA-ffa6b30a743596db955e0d7bd18825c4c80f437f_1"/><text:bookmark text:name="line-1-139"/><text:span text:style-name="T3">def crawl_web(seed):</text:span></text:p>
      <text:p text:style-name="Standard"><text:s text:c="3"/><text:tab/><text:tab/><text:span text:style-name="T3">2 </text:span><text:bookmark text:name="CA-ffa6b30a743596db955e0d7bd18825c4c80f437f_2"/><text:bookmark text:name="line-2-39"/><text:span text:style-name="T3"><text:s text:c="4"/>tocrawl = ______ ← initialize this variable</text:span></text:p>
      <text:p text:style-name="Standard"><text:s text:c="3"/><text:tab/><text:tab/><text:span text:style-name="T3">3 </text:span><text:bookmark text:name="CA-ffa6b30a743596db955e0d7bd18825c4c80f437f_3"/><text:bookmark text:name="line-3-28"/><text:span text:style-name="T3"><text:s text:c="4"/>crawled = ________ ← initialize this variable</text:span></text:p>
      <text:p text:style-name="Standard"><text:bookmark text:name="line-703"/><text:bookmark text:name="line-704"/><text:tab/>&gt;&gt; tocrawl should be [seed] and crawled should be the empty list []</text:p>
      <text:p text:style-name="Standard"><text:soft-page-break/>-Quiz 23: Crawl the Web Loop<text:bookmark text:name="line-705"/><text:bookmark text:name="line-706"/><text:bookmark text:name="line-707"/><text:bookmark text:name="line-708"/><text:bookmark text:name="line-709"/><text:bookmark text:name="line-1-140"/> – The next step is to write a loop to do the crawling, where you keep <text:tab/>going as long as there are pages to crawl. </text:p>
      <text:p text:style-name="Standard"><text:tab/><text:tab/>&gt;&gt;To do this, you will use a while loop, with tocrawl as your test condition. You <text:tab/><text:tab/><text:tab/><text:tab/>could use len(tocraw) == 0 to test if the list is empty. There is an easier way <text:tab/><text:tab/><text:tab/>to write this using just tocrawl. An empty list (a list with no elements) is <text:tab/><text:tab/><text:tab/><text:tab/>interpreted as false, and every non-empty list is interpreted as true.<text:bookmark text:name="line-2-40"/><text:bookmark text:name="line-3-29"/></text:p>
      <text:p text:style-name="Standard"><text:tab/><text:tab/>&gt;&gt;Inside the loop, we need to choose a page to crawl. For this quiz, your goal is to <text:tab/><text:tab/><text:tab/>figure out a good way to do this. </text:p>
      <text:p text:style-name="Standard"><text:tab/><text:tab/><text:tab/><text:tab/>**There are many ways to do this, but using things we have learned in <text:tab/><text:tab/><text:tab/><text:tab/>this unit you can do it using one line of code that both initializes page <text:tab/><text:tab/><text:tab/><text:tab/>to the next page we want to crawl and removes that page from the <text:tab/><text:tab/><text:tab/><text:tab/>tocrawl list. <text:bookmark text:name="line-710"/></text:p>
      <text:p text:style-name="Standard"><text:bookmark text:name="CA-aa73852668673f83e1c174f86cf24632c4e398dc"/><text:span text:style-name="T3"><text:tab/>1 </text:span><text:bookmark text:name="CA-aa73852668673f83e1c174f86cf24632c4e398dc_1"/><text:bookmark text:name="line-1-142"/><text:span text:style-name="T3">def crawl_web(seed):</text:span></text:p>
      <text:p text:style-name="Standard"><text:s text:c="3"/><text:tab/><text:span text:style-name="T3">2 </text:span><text:bookmark text:name="CA-aa73852668673f83e1c174f86cf24632c4e398dc_2"/><text:bookmark text:name="line-2-41"/><text:span text:style-name="T3"><text:s text:c="4"/>tocrawl = [seed]</text:span></text:p>
      <text:p text:style-name="Standard"><text:s text:c="3"/><text:tab/><text:span text:style-name="T3">3 </text:span><text:bookmark text:name="CA-aa73852668673f83e1c174f86cf24632c4e398dc_3"/><text:bookmark text:name="line-3-30"/><text:span text:style-name="T3"><text:s text:c="4"/>crawled = []</text:span></text:p>
      <text:p text:style-name="Standard"><text:s text:c="3"/><text:tab/><text:span text:style-name="T3">4 </text:span><text:bookmark text:name="CA-aa73852668673f83e1c174f86cf24632c4e398dc_4"/><text:bookmark text:name="line-4-22"/><text:span text:style-name="T3"><text:s text:c="4"/>while tocrawl</text:span><text:span text:style-name="T3"><office:annotation><dc:creator>Unknown Author</dc:creator><dc:date>2012-06-20T13:26:19.34</dc:date><text:p text:style-name="P15"><text:span text:style-name="T25">NB “tocrawl” here – if a list is empty, that's interpreted as False, if not empty, True – so this amounts to “while tocrawl is non-empty”; it amounts to a cleaner way of writing a test for whether the length of the list is 0</text:span></text:p></office:annotation></text:span><text:span text:style-name="T3">:</text:span></text:p>
      <text:p text:style-name="Standard"><text:s text:c="3"/><text:tab/><text:span text:style-name="T3">5 </text:span><text:bookmark text:name="CA-aa73852668673f83e1c174f86cf24632c4e398dc_5"/><text:bookmark text:name="line-5-14"/><text:span text:style-name="T3"><text:s text:c="8"/>page = ____________</text:span></text:p>
      <text:p text:style-name="Standard"><text:span text:style-name="T3"><text:tab/><text:tab/><text:tab/></text:span><text:span text:style-name="T6">page = tocrawl.pop()</text:span><text:span text:style-name="T3"> -- pop will remove the element from tocrawl and it will <text:tab/><text:tab/><text:tab/><text:tab/>return that element as its value; so this gives us the last element in the <text:tab/><text:tab/><text:tab/><text:tab/>tocrawl list, assigns it to the variable page, and removes that element <text:tab/><text:tab/><text:tab/><text:tab/>from the tocrawl list</text:span></text:p>
      <text:p text:style-name="P2"><text:tab/>&gt;&gt;because pop takes the last element, this results in what's called a depth-first search – it <text:tab/><text:tab/>starts with the last link on the seed page, goes to that page (page A) and retrieves a <text:tab/><text:tab/>list (list A) of links on the page, then it crawls the last link on list A to another page <text:tab/><text:tab/>(page B) to create another list (list B) of links accessible from the last link on page <text:tab/><text:tab/>A . . . and so on, so we don't get to look at any of the other links from the seed page <text:tab/><text:tab/>until we've pursued this last-link strategy as far as it will go</text:p>
      <text:p text:style-name="P2"><text:bookmark text:name="line-717"/><text:bookmark text:name="line-718"/><text:bookmark text:name="line-719"/><text:tab/>&gt;&gt; if your goal is to get a good corpus of the web quickly, a depth-first search is probably <text:tab/><text:tab/>not the best way to do that – some of the homework problems ask to change the <text:tab/><text:tab/><text:tab/>search order to give a better way of capturing content on the web</text:p>
      <text:p text:style-name="P2"><text:tab/>&gt;&gt; if we can complete our serach, no matter what order we follow, we'll always find the <text:tab/><text:tab/><text:tab/>same set of pages – but becuase the web is far too large to complete most crawling <text:tab/><text:tab/>searches, the order matters a great deal</text:p>
      <text:p text:style-name="P2"/>
      <text:p text:style-name="Standard"><text:bookmark text:name="Quiz:_Crawl_If"/>-Quiz 24: Crawl If<text:bookmark text:name="line-720"/><text:bookmark text:name="line-721"/><text:bookmark text:name="line-722"/><text:bookmark text:name="line-723"/><text:bookmark text:name="line-724"/><text:bookmark text:name="line-1-143"/> – The next step is to manage the problem of cycles in the links. We do not want <text:tab/>to crawl pages that we’ve already crawled, so what we need is some way of testing whether <text:tab/>the page selected has already been crawled.<text:bookmark text:name="line-2-42"/><text:bookmark text:name="line-3-31"/></text:p>
      <text:p text:style-name="Standard"><text:tab/>&gt;To make a decision like this, we use if. We need a test condition for if that will only do the <text:tab/><text:tab/>stuff we do to crawl a page if it has not been crawled before.<text:bookmark text:name="line-725"/></text:p>
      <text:p text:style-name="Standard"><text:span text:style-name="T3"><text:tab/></text:span> <text:span text:style-name="T3">1 </text:span><text:bookmark text:name="CA-fdc8d8b9c970113a0f3d951b07195b38f8387cf8_1"/><text:bookmark text:name="line-1-145"/><text:span text:style-name="T3">def crawl_web(seed):</text:span></text:p>
      <text:p text:style-name="Standard"><text:s text:c="2"/><text:tab/> <text:span text:style-name="T3">2 </text:span><text:bookmark text:name="CA-fdc8d8b9c970113a0f3d951b07195b38f8387cf8_2"/><text:bookmark text:name="line-2-43"/><text:span text:style-name="T3"><text:s text:c="4"/>tocrawl = [seed]</text:span></text:p>
      <text:p text:style-name="Standard"><text:s text:c="3"/><text:tab/><text:span text:style-name="T3">3 </text:span><text:bookmark text:name="CA-fdc8d8b9c970113a0f3d951b07195b38f8387cf8_3"/><text:bookmark text:name="line-3-32"/><text:span text:style-name="T3"><text:s text:c="4"/>crawled = []</text:span></text:p>
      <text:p text:style-name="Standard"><text:s text:c="3"/><text:tab/><text:span text:style-name="T3">4 </text:span><text:bookmark text:name="CA-fdc8d8b9c970113a0f3d951b07195b38f8387cf8_4"/><text:bookmark text:name="line-4-23"/><text:span text:style-name="T3"><text:s text:c="4"/>while tocrawl:</text:span></text:p>
      <text:p text:style-name="Standard"><text:s text:c="3"/><text:tab/><text:span text:style-name="T3">5 </text:span><text:bookmark text:name="CA-fdc8d8b9c970113a0f3d951b07195b38f8387cf8_5"/><text:bookmark text:name="line-5-15"/><text:span text:style-name="T3"><text:s text:c="10"/>page = tocrawl.pop()</text:span></text:p>
      <text:p text:style-name="Standard"><text:s text:c="3"/><text:tab/><text:span text:style-name="T3">6 </text:span><text:bookmark text:name="CA-fdc8d8b9c970113a0f3d951b07195b38f8387cf8_6"/><text:bookmark text:name="line-6-11"/><text:span text:style-name="T3"><text:s text:c="10"/>if __________________</text:span></text:p>
      <text:p text:style-name="Standard"><text:span text:style-name="T3"><text:tab/><text:tab/><text:tab/></text:span><text:span text:style-name="T6">if page not in crawled: </text:span><text:span text:style-name="T6"><office:annotation><dc:creator>Unknown Author</dc:creator><dc:date>2012-06-20T13:43:28.35</dc:date><text:p text:style-name="P15"><text:span text:style-name="T25">If the page selected has already been crawled, then we want to reinitiate the while loop for a new value of page (i.e., a new element of tocrawl) – we aren't done yet just because we hit a link that's already been crawled</text:span></text:p></office:annotation></text:span></text:p>
      <text:p text:style-name="Standard"><text:s/><text:bookmark text:name="line-734"/><text:bookmark text:name="line-735"/></text:p>
      <text:p text:style-name="Standard"><text:bookmark text:name="Quiz:_Finishing_Crawl_Web"/>-Quiz 25: Finishing Crawl Web<text:bookmark text:name="line-736"/><text:bookmark text:name="line-737"/><text:bookmark text:name="line-738"/><text:bookmark text:name="line-1-146"/> – Now you’re ready to finish writing our crawler. Write two lines of <text:tab/>code to update the value of tocrawl to reflect all of the new links found on page and update <text:tab/>the value of crawled to keep track of the pages that have been crawled. </text:p>
      <text:p text:style-name="Standard"/>
      <text:p text:style-name="Standard"><text:bookmark text:name="line-739"/></text:p>
      <text:p text:style-name="Standard"><text:bookmark text:name="CA-fef4634ca87dffa37113b9e6f9b05c8f8bb8d221"/><text:soft-page-break/><text:span text:style-name="T3"><text:tab/><text:tab/>1 </text:span><text:bookmark text:name="CA-fef4634ca87dffa37113b9e6f9b05c8f8bb8d221_1"/><text:bookmark text:name="line-1-148"/><text:span text:style-name="T3">def crawl_web(seed):</text:span></text:p>
      <text:p text:style-name="Standard"><text:s text:c="3"/><text:tab/><text:tab/><text:span text:style-name="T3">2 </text:span><text:bookmark text:name="CA-fef4634ca87dffa37113b9e6f9b05c8f8bb8d221_2"/><text:bookmark text:name="line-2-44"/><text:span text:style-name="T3"><text:s text:c="4"/>tocrawl = [seed]</text:span></text:p>
      <text:p text:style-name="Standard"><text:s text:c="3"/><text:tab/><text:tab/><text:span text:style-name="T3">3 </text:span><text:bookmark text:name="CA-fef4634ca87dffa37113b9e6f9b05c8f8bb8d221_3"/><text:bookmark text:name="line-3-33"/><text:span text:style-name="T3"><text:s text:c="4"/>crawled = []</text:span></text:p>
      <text:p text:style-name="Standard"><text:s text:c="3"/><text:tab/><text:tab/><text:span text:style-name="T3">4 </text:span><text:bookmark text:name="CA-fef4634ca87dffa37113b9e6f9b05c8f8bb8d221_4"/><text:bookmark text:name="line-4-24"/><text:span text:style-name="T3"><text:s text:c="4"/>while tocrawl:</text:span></text:p>
      <text:p text:style-name="Standard"><text:s text:c="3"/><text:tab/><text:tab/><text:span text:style-name="T3">5 </text:span><text:bookmark text:name="CA-fef4634ca87dffa37113b9e6f9b05c8f8bb8d221_5"/><text:bookmark text:name="line-5-16"/><text:span text:style-name="T3"><text:s text:c="10"/>page = tocrawl.pop()#define the URL of interest</text:span><text:span text:style-name="T3"><office:annotation><dc:creator>Unknown Author</dc:creator><dc:date>2012-06-20T13:56:14.35</dc:date><text:p text:style-name="P15"><text:span text:style-name="T25">Remember, this is a URL – it's an element of tocrawl, the list of links from the seed page</text:span></text:p></office:annotation></text:span></text:p>
      <text:p text:style-name="Standard"><text:s text:c="3"/><text:tab/><text:tab/><text:span text:style-name="T3">6 </text:span><text:bookmark text:name="CA-fef4634ca87dffa37113b9e6f9b05c8f8bb8d221_6"/><text:bookmark text:name="line-6-12"/><text:span text:style-name="T3"><text:s text:c="10"/>if page not in crawled:#if this URL has not already been followed</text:span><text:span text:style-name="T3"><office:annotation><dc:creator>Unknown Author</dc:creator><dc:date>2012-06-20T13:47:12.36</dc:date><text:p text:style-name="P15"><text:span text:style-name="T25">Two things need to happen here: 1) update the value of tocrawl to reflect all the new links found on the page that gets crawled; 2) update the value of crawled to keep track of the pages that have been crawled</text:span></text:p></office:annotation></text:span></text:p>
      <text:p text:style-name="Standard"><text:s text:c="3"/><text:tab/><text:tab/><text:span text:style-name="T3">7 </text:span><text:bookmark text:name="CA-fef4634ca87dffa37113b9e6f9b05c8f8bb8d221_7"/><text:bookmark text:name="line-7-9"/><text:span text:style-name="T3"><text:s text:c="13"/>______________________</text:span></text:p>
      <text:p text:style-name="Standard"><text:s text:c="3"/><text:tab/><text:tab/><text:span text:style-name="T3">8 </text:span><text:bookmark text:name="CA-fef4634ca87dffa37113b9e6f9b05c8f8bb8d221_8"/><text:bookmark text:name="line-8-7"/><text:span text:style-name="T3"><text:s text:c="13"/>______________________</text:span></text:p>
      <text:p text:style-name="Standard"><text:s text:c="3"/><text:tab/><text:tab/><text:span text:style-name="T3">9 </text:span><text:bookmark text:name="CA-fef4634ca87dffa37113b9e6f9b05c8f8bb8d221_9"/><text:bookmark text:name="line-9-4"/><text:span text:style-name="T3"><text:s text:c="4"/>return crawled</text:span></text:p>
      <text:p text:style-name="P2">&gt; to get the new links: </text:p>
      <text:p text:style-name="Standard"><text:span text:style-name="T3"><text:tab/></text:span><text:span text:style-name="T12">tocrawl.append(get_all_links(get_page(page)))</text:span></text:p>
      <text:p text:style-name="P2"><text:tab/><text:tab/>&gt;&gt; this takes the URL as page</text:p>
      <text:p text:style-name="P2"><text:tab/><text:tab/>&gt;&gt; runs get_page to get the page at the URL as a string</text:p>
      <text:p text:style-name="P2"><text:tab/><text:tab/>&gt;&gt;runs get_all_links to get a list of the URLs in that stringed page</text:p>
      <text:p text:style-name="P2"><text:tab/><text:tab/>&gt;&gt;appends those new URLs to tocrawl –WAIT – APPEND IS WRONG HERE – it <text:tab/><text:tab/><text:tab/>would add the list of links as a list item (i.e., [x, y, [z,d,c,]]; this won't work <text:tab/><text:tab/><text:tab/>because at some point that list posing as a single item is going to get popped <text:tab/><text:tab/><text:tab/>out as page, and there's no way it will work in the procedures performed on <text:tab/><text:tab/><text:tab/>page</text:p>
      <text:p text:style-name="P2"><text:tab/><text:tab/>&gt;&gt;so we need the union arrangement below: </text:p>
      <text:p text:style-name="P2"><text:tab/>union(tocrawl, (get_all_links(get_page(page))))</text:p>
      <text:p text:style-name="P2"><text:tab/><text:tab/>&gt;&gt; this should run union(tocrawl, (get_all_links(get_page(page)))):</text:p>
      <text:p text:style-name="P2"><text:tab/><text:tab/><text:tab/><text:tab/>for e in (get_all_links(get_page(page))):</text:p>
      <text:p text:style-name="P2"><text:s text:c="8"/><text:tab/><text:tab/><text:tab/><text:tab/><text:tab/>if e not in tocrawl:</text:p>
      <text:p text:style-name="P2"><text:s text:c="12"/><text:tab/><text:tab/><text:tab/><text:tab/><text:tab/>tocrawl.append(e)</text:p>
      <text:p text:style-name="P2"/>
      <text:p text:style-name="P2">&gt;Code so far: </text:p>
      <text:p text:style-name="P2"><text:tab/>1 def crawl_web(seed):</text:p>
      <text:p text:style-name="Standard"><text:s text:c="3"/><text:tab/><text:span text:style-name="T3">2 </text:span><text:bookmark text:name="CA-fef4634ca87dffa37113b9e6f9b05c8f8bb8d221_21"/><text:bookmark text:name="line-2-441"/><text:span text:style-name="T3"><text:s text:c="4"/>tocrawl = [seed]</text:span></text:p>
      <text:p text:style-name="Standard"><text:s text:c="3"/><text:tab/><text:span text:style-name="T3">3 </text:span><text:bookmark text:name="CA-fef4634ca87dffa37113b9e6f9b05c8f8bb8d221_31"/><text:bookmark text:name="line-3-331"/><text:span text:style-name="T3"><text:s text:c="4"/>crawled = []</text:span></text:p>
      <text:p text:style-name="Standard"><text:s text:c="3"/><text:tab/><text:span text:style-name="T3">4 </text:span><text:bookmark text:name="CA-fef4634ca87dffa37113b9e6f9b05c8f8bb8d221_41"/><text:bookmark text:name="line-4-241"/><text:span text:style-name="T3"><text:s text:c="4"/>while tocrawl:</text:span></text:p>
      <text:p text:style-name="Standard"><text:s text:c="3"/><text:tab/><text:span text:style-name="T3">5 </text:span><text:bookmark text:name="CA-fef4634ca87dffa37113b9e6f9b05c8f8bb8d221_51"/><text:bookmark text:name="line-5-161"/><text:span text:style-name="T3"><text:s text:c="10"/>page = tocrawl.pop()</text:span><text:span text:style-name="T21">#define the URL of interest</text:span></text:p>
      <text:p text:style-name="Standard"><text:s text:c="3"/><text:tab/><text:span text:style-name="T3">6 </text:span><text:bookmark text:name="CA-fef4634ca87dffa37113b9e6f9b05c8f8bb8d221_61"/><text:bookmark text:name="line-6-121"/><text:span text:style-name="T3"><text:s text:c="10"/>if page not in crawled:</text:span><text:span text:style-name="T21">#if this URL has not already been followed</text:span></text:p>
      <text:p text:style-name="P2"><text:s text:c="3"/><text:tab/>7 <text:s text:c="11"/><text:tab/><text:span text:style-name="T18">union(tocrawl, (get_all_links(get_page(page))))</text:span><text:span text:style-name="T20">#compare tocrawl with a list <text:tab/><text:tab/><text:tab/><text:tab/>#of links available at the unfollowed URL above, and add the not-<text:tab/><text:tab/><text:tab/><text:tab/><text:tab/>#already-crawled ones to to crawl</text:span></text:p>
      <text:p text:style-name="P2"><text:tab/>8<text:tab/><text:tab/><text:span text:style-name="T18">crawled.append(page)</text:span></text:p>
      <text:p text:style-name="P2"><text:tab/>9 <text:s text:c="4"/>return crawled</text:p>
      <text:p text:style-name="P2"/>
      <text:p text:style-name="P2"/>
      <text:p text:style-name="P2">&gt;to update the value of crawled, crawled.append(page) – then the while loop will start again <text:tab/><text:tab/>for a different value of page</text:p>
      <text:p text:style-name="P2">&gt; question requires print crawl_web("<text:a xlink:type="simple" xlink:href="http://xkcd.com/353">http://xkcd.com/353</text:a>")</text:p>
      <text:p text:style-name="P2">&gt;available procedures below</text:p>
      <text:p text:style-name="P2"/>
      <text:p text:style-name="P2">def get_next_target(page):</text:p>
      <text:p text:style-name="P2"><text:s text:c="4"/>start_link = page.find('&lt;a href=')</text:p>
      <text:p text:style-name="P2"><text:s text:c="4"/>if start_link == -1: </text:p>
      <text:p text:style-name="P2"><text:s text:c="8"/>return None, 0</text:p>
      <text:p text:style-name="P2"><text:s text:c="4"/>start_quote = page.find('"', start_link)</text:p>
      <text:p text:style-name="P2"><text:s text:c="4"/>end_quote = page.find('"', start_quote + 1)</text:p>
      <text:p text:style-name="P2"><text:s text:c="4"/>url = page[start_quote + 1:end_quote]</text:p>
      <text:p text:style-name="P2"><text:soft-page-break/><text:s text:c="4"/>return url, end_quote</text:p>
      <text:p text:style-name="P2"/>
      <text:p text:style-name="P2">def union(p,q):</text:p>
      <text:p text:style-name="P2"><text:s text:c="4"/>for e in q:</text:p>
      <text:p text:style-name="P2"><text:s text:c="8"/>if e not in p:</text:p>
      <text:p text:style-name="P2"><text:s text:c="12"/>p.append(e)</text:p>
      <text:p text:style-name="P2"/>
      <text:p text:style-name="P2"/>
      <text:p text:style-name="P2">def get_all_links(page):</text:p>
      <text:p text:style-name="P2"><text:s text:c="4"/>links = []</text:p>
      <text:p text:style-name="P2"><text:s text:c="4"/>while True:</text:p>
      <text:p text:style-name="P2"><text:s text:c="8"/>url,endpos = get_next_target(page)</text:p>
      <text:p text:style-name="P2"><text:s text:c="8"/>if url:</text:p>
      <text:p text:style-name="P2"><text:s text:c="12"/>links.append(url)</text:p>
      <text:p text:style-name="P2"><text:s text:c="12"/>page = page[endpos:]</text:p>
      <text:p text:style-name="P2"><text:s text:c="8"/>else:</text:p>
      <text:p text:style-name="P2"><text:s text:c="12"/>break</text:p>
      <text:p text:style-name="P2"><text:s text:c="4"/>return links</text:p>
      <text:p text:style-name="P2"/>
      <text:p text:style-name="Standard"><text:span text:style-name="T3">pagestring=get_page("</text:span><text:a xlink:type="simple" xlink:href="http://xkcd.com/353">http://xkcd.com/353</text:a><text:span text:style-name="T3">")#page content as string, containing URLs</text:span></text:p>
      <text:p text:style-name="P2">linklist=get_all_links(pagestring)#list of links from the page above</text:p>
      <text:p text:style-name="P2">linklist=s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8T13:25:13.11</meta:creation-date>
    <meta:generator>OpenOffice.org/3.3$Win32 OpenOffice.org_project/330m20$Build-9567</meta:generator>
    <dc:date>2012-06-27T23:17:56.33</dc:date>
    <meta:editing-duration>P2DT23H11M58S</meta:editing-duration>
    <meta:editing-cycles>255</meta:editing-cycles>
    <meta:document-statistic meta:table-count="5" meta:image-count="0" meta:object-count="0" meta:page-count="21" meta:paragraph-count="733" meta:word-count="8296" meta:character-count="48205"/>
  </office:meta>
</office:document-meta>
</file>